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99.55pt"/>
    </style:style>
    <style:style style:name="co8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#ffff00"/>
      <style:text-properties style:use-window-font-color="true" style:text-position=""/>
    </style:style>
    <style:style style:name="ce4" style:family="table-cell" style:parent-style-name="Default">
      <style:table-cell-properties fo:background-color="transparent"/>
      <style:text-properties style:use-window-font-color="true" style:text-position=""/>
    </style:style>
    <style:style style:name="ce5" style:family="table-cell" style:parent-style-name="Default">
      <style:table-cell-properties fo:background-color="#66ff99"/>
      <style:text-properties style:use-window-font-color="true" style:text-position="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  <style:text-properties style:use-window-font-color="true"/>
    </style:style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>
      <style:table-cell-properties fo:background-color="#66ff99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Vm-C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4" office:value-type="string" calcext:value-type="string">
            <text:p>method=CN</text:p>
          </table:table-cell>
          <table:table-cell office:value-type="string" calcext:value-type="string">
            <text:p>Reference solutio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Crank-Nicolson</text:p>
          </table:table-cell>
          <table:table-cell office:value-type="string" calcext:value-type="string">
            <text:p>slope 2</text:p>
          </table:table-cell>
        </table:table-row>
        <table:table-row table:style-name="ro1">
          <table:table-cell table:number-columns-repeated="4" office:value-type="string" calcext:value-type="string">
            <text:p>t_out=3.000000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formula="of:=([.F2]/2)^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time_step=0.100000</text:p>
          </table:table-cell>
          <table:table-cell office:value-type="string" calcext:value-type="string">
            <text:p>time_step=0.050000</text:p>
          </table:table-cell>
          <table:table-cell office:value-type="string" calcext:value-type="string">
            <text:p>time_step=0.025000</text:p>
          </table:table-cell>
          <table:table-cell office:value-type="string" calcext:value-type="string">
            <text:p>time_step=0.01000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0122071943" calcext:value-type="float">
            <text:p>0.0122071943</text:p>
          </table:table-cell>
          <table:table-cell table:formula="of:=([.F3]/2)^2"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-40.326266" calcext:value-type="float">
            <text:p>-40.326266</text:p>
          </table:table-cell>
          <table:table-cell office:value-type="float" office:value="-37.418967" calcext:value-type="float">
            <text:p>-37.418967</text:p>
          </table:table-cell>
          <table:table-cell office:value-type="float" office:value="-35.716543" calcext:value-type="float">
            <text:p>-35.716543</text:p>
          </table:table-cell>
          <table:table-cell office:value-type="float" office:value="-28.360085" calcext:value-type="float">
            <text:p>-28.36008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02636529" calcext:value-type="float">
            <text:p>0.002636529</text:p>
          </table:table-cell>
          <table:table-cell table:formula="of:=([.F4]/2)^2" office:value-type="float" office:value="0.000625" calcext:value-type="float">
            <text:p>0.000625</text:p>
          </table:table-cell>
        </table:table-row>
        <table:table-row table:style-name="ro1">
          <table:table-cell office:value-type="float" office:value="-40.026271" calcext:value-type="float">
            <text:p>-40.026271</text:p>
          </table:table-cell>
          <table:table-cell office:value-type="float" office:value="-37.352422" calcext:value-type="float">
            <text:p>-37.352422</text:p>
          </table:table-cell>
          <table:table-cell office:value-type="float" office:value="-35.681001" calcext:value-type="float">
            <text:p>-35.681001</text:p>
          </table:table-cell>
          <table:table-cell office:value-type="float" office:value="-28.33237" calcext:value-type="float">
            <text:p>-28.33237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0.0007481757" calcext:value-type="float">
            <text:p>0.0007481757</text:p>
          </table:table-cell>
          <table:table-cell table:formula="of:=([.F5]/2)^2" office:value-type="float" office:value="0.00015625" calcext:value-type="float">
            <text:p>0.00015625</text:p>
          </table:table-cell>
        </table:table-row>
        <table:table-row table:style-name="ro1">
          <table:table-cell office:value-type="float" office:value="-39.80877" calcext:value-type="float">
            <text:p>-39.80877</text:p>
          </table:table-cell>
          <table:table-cell office:value-type="float" office:value="-37.231033" calcext:value-type="float">
            <text:p>-37.231033</text:p>
          </table:table-cell>
          <table:table-cell office:value-type="float" office:value="-35.559341" calcext:value-type="float">
            <text:p>-35.559341</text:p>
          </table:table-cell>
          <table:table-cell office:value-type="float" office:value="-28.14976" calcext:value-type="float">
            <text:p>-28.14976</text:p>
          </table:table-cell>
          <table:table-cell table:number-columns-repeated="4"/>
        </table:table-row>
        <table:table-row table:style-name="ro1">
          <table:table-cell office:value-type="float" office:value="-39.562775" calcext:value-type="float">
            <text:p>-39.562775</text:p>
          </table:table-cell>
          <table:table-cell office:value-type="float" office:value="-37.046525" calcext:value-type="float">
            <text:p>-37.046525</text:p>
          </table:table-cell>
          <table:table-cell office:value-type="float" office:value="-35.360054" calcext:value-type="float">
            <text:p>-35.360054</text:p>
          </table:table-cell>
          <table:table-cell office:value-type="float" office:value="-27.832011" calcext:value-type="float">
            <text:p>-27.832011</text:p>
          </table:table-cell>
          <table:table-cell table:number-columns-repeated="4"/>
        </table:table-row>
        <table:table-row table:style-name="ro1">
          <table:table-cell office:value-type="float" office:value="-39.289863" calcext:value-type="float">
            <text:p>-39.289863</text:p>
          </table:table-cell>
          <table:table-cell office:value-type="float" office:value="-36.796783" calcext:value-type="float">
            <text:p>-36.796783</text:p>
          </table:table-cell>
          <table:table-cell office:value-type="float" office:value="-35.087433" calcext:value-type="float">
            <text:p>-35.087433</text:p>
          </table:table-cell>
          <table:table-cell office:value-type="float" office:value="-27.399131" calcext:value-type="float">
            <text:p>-27.399131</text:p>
          </table:table-cell>
          <table:table-cell table:number-columns-repeated="4"/>
        </table:table-row>
        <table:table-row table:style-name="ro1">
          <table:table-cell office:value-type="float" office:value="-38.988627" calcext:value-type="float">
            <text:p>-38.988627</text:p>
          </table:table-cell>
          <table:table-cell office:value-type="float" office:value="-36.489999" calcext:value-type="float">
            <text:p>-36.489999</text:p>
          </table:table-cell>
          <table:table-cell office:value-type="float" office:value="-34.746375" calcext:value-type="float">
            <text:p>-34.746375</text:p>
          </table:table-cell>
          <table:table-cell office:value-type="float" office:value="-26.870252" calcext:value-type="float">
            <text:p>-26.870252</text:p>
          </table:table-cell>
          <table:table-cell table:number-columns-repeated="4"/>
        </table:table-row>
        <table:table-row table:style-name="ro1">
          <table:table-cell office:value-type="float" office:value="-38.655824" calcext:value-type="float">
            <text:p>-38.655824</text:p>
          </table:table-cell>
          <table:table-cell office:value-type="float" office:value="-36.13644" calcext:value-type="float">
            <text:p>-36.13644</text:p>
          </table:table-cell>
          <table:table-cell office:value-type="float" office:value="-34.340892" calcext:value-type="float">
            <text:p>-34.340892</text:p>
          </table:table-cell>
          <table:table-cell office:value-type="float" office:value="-26.262677" calcext:value-type="float">
            <text:p>-26.262677</text:p>
          </table:table-cell>
          <table:table-cell table:number-columns-repeated="4"/>
        </table:table-row>
        <table:table-row table:style-name="ro1">
          <table:table-cell office:value-type="float" office:value="-38.285201" calcext:value-type="float">
            <text:p>-38.285201</text:p>
          </table:table-cell>
          <table:table-cell office:value-type="float" office:value="-35.735548" calcext:value-type="float">
            <text:p>-35.735548</text:p>
          </table:table-cell>
          <table:table-cell office:value-type="float" office:value="-33.874684" calcext:value-type="float">
            <text:p>-33.874684</text:p>
          </table:table-cell>
          <table:table-cell office:value-type="float" office:value="-25.591341" calcext:value-type="float">
            <text:p>-25.591341</text:p>
          </table:table-cell>
          <table:table-cell table:number-columns-repeated="4"/>
        </table:table-row>
        <table:table-row table:style-name="ro1">
          <table:table-cell office:value-type="float" office:value="-37.864581" calcext:value-type="float">
            <text:p>-37.864581</text:p>
          </table:table-cell>
          <table:table-cell office:value-type="float" office:value="-35.283378" calcext:value-type="float">
            <text:p>-35.283378</text:p>
          </table:table-cell>
          <table:table-cell office:value-type="float" office:value="-33.351569" calcext:value-type="float">
            <text:p>-33.351569</text:p>
          </table:table-cell>
          <table:table-cell office:value-type="float" office:value="-24.868717" calcext:value-type="float">
            <text:p>-24.868717</text:p>
          </table:table-cell>
          <table:table-cell table:number-columns-repeated="4"/>
        </table:table-row>
        <table:table-row table:style-name="ro1">
          <table:table-cell office:value-type="float" office:value="-37.380686" calcext:value-type="float">
            <text:p>-37.380686</text:p>
          </table:table-cell>
          <table:table-cell office:value-type="float" office:value="-34.780868" calcext:value-type="float">
            <text:p>-34.780868</text:p>
          </table:table-cell>
          <table:table-cell office:value-type="float" office:value="-32.775771" calcext:value-type="float">
            <text:p>-32.775771</text:p>
          </table:table-cell>
          <table:table-cell office:value-type="float" office:value="-24.105018" calcext:value-type="float">
            <text:p>-24.105018</text:p>
          </table:table-cell>
          <table:table-cell table:number-columns-repeated="4"/>
        </table:table-row>
        <table:table-row table:style-name="ro1">
          <table:table-cell office:value-type="float" office:value="-36.838598" calcext:value-type="float">
            <text:p>-36.838598</text:p>
          </table:table-cell>
          <table:table-cell office:value-type="float" office:value="-34.231883" calcext:value-type="float">
            <text:p>-34.231883</text:p>
          </table:table-cell>
          <table:table-cell office:value-type="float" office:value="-32.152037" calcext:value-type="float">
            <text:p>-32.152037</text:p>
          </table:table-cell>
          <table:table-cell office:value-type="float" office:value="-23.30851" calcext:value-type="float">
            <text:p>-23.30851</text:p>
          </table:table-cell>
          <table:table-cell table:number-columns-repeated="4"/>
        </table:table-row>
        <table:table-row table:style-name="ro1">
          <table:table-cell office:value-type="float" office:value="-36.259343" calcext:value-type="float">
            <text:p>-36.259343</text:p>
          </table:table-cell>
          <table:table-cell office:value-type="float" office:value="-33.638117" calcext:value-type="float">
            <text:p>-33.638117</text:p>
          </table:table-cell>
          <table:table-cell office:value-type="float" office:value="-31.485518" calcext:value-type="float">
            <text:p>-31.485518</text:p>
          </table:table-cell>
          <table:table-cell office:value-type="float" office:value="-22.485822" calcext:value-type="float">
            <text:p>-22.485822</text:p>
          </table:table-cell>
          <table:table-cell table:number-columns-repeated="4"/>
        </table:table-row>
        <table:table-row table:style-name="ro1">
          <table:table-cell office:value-type="float" office:value="-35.651722" calcext:value-type="float">
            <text:p>-35.651722</text:p>
          </table:table-cell>
          <table:table-cell office:value-type="float" office:value="-33.001784" calcext:value-type="float">
            <text:p>-33.001784</text:p>
          </table:table-cell>
          <table:table-cell office:value-type="float" office:value="-30.781451" calcext:value-type="float">
            <text:p>-30.781451</text:p>
          </table:table-cell>
          <table:table-cell office:value-type="float" office:value="-21.642222" calcext:value-type="float">
            <text:p>-21.642222</text:p>
          </table:table-cell>
          <table:table-cell table:number-columns-repeated="4"/>
        </table:table-row>
        <table:table-row table:style-name="ro1">
          <table:table-cell office:value-type="float" office:value="-35.010366" calcext:value-type="float">
            <text:p>-35.010366</text:p>
          </table:table-cell>
          <table:table-cell office:value-type="float" office:value="-32.326663" calcext:value-type="float">
            <text:p>-32.326663</text:p>
          </table:table-cell>
          <table:table-cell office:value-type="float" office:value="-30.044838" calcext:value-type="float">
            <text:p>-30.044838</text:p>
          </table:table-cell>
          <table:table-cell office:value-type="float" office:value="-20.781874" calcext:value-type="float">
            <text:p>-20.781874</text:p>
          </table:table-cell>
          <table:table-cell table:number-columns-repeated="4"/>
        </table:table-row>
        <table:table-row table:style-name="ro1">
          <table:table-cell office:value-type="float" office:value="-34.33043" calcext:value-type="float">
            <text:p>-34.33043</text:p>
          </table:table-cell>
          <table:table-cell office:value-type="float" office:value="-31.616923" calcext:value-type="float">
            <text:p>-31.616923</text:p>
          </table:table-cell>
          <table:table-cell office:value-type="float" office:value="-29.280259" calcext:value-type="float">
            <text:p>-29.280259</text:p>
          </table:table-cell>
          <table:table-cell office:value-type="float" office:value="-19.908049" calcext:value-type="float">
            <text:p>-19.908049</text:p>
          </table:table-cell>
          <table:table-cell table:number-columns-repeated="4"/>
        </table:table-row>
        <table:table-row table:style-name="ro1">
          <table:table-cell office:value-type="float" office:value="-33.614633" calcext:value-type="float">
            <text:p>-33.614633</text:p>
          </table:table-cell>
          <table:table-cell office:value-type="float" office:value="-30.876671" calcext:value-type="float">
            <text:p>-30.876671</text:p>
          </table:table-cell>
          <table:table-cell office:value-type="float" office:value="-28.491743" calcext:value-type="float">
            <text:p>-28.491743</text:p>
          </table:table-cell>
          <table:table-cell office:value-type="float" office:value="-19.02332" calcext:value-type="float">
            <text:p>-19.02332</text:p>
          </table:table-cell>
          <table:table-cell table:number-columns-repeated="4"/>
        </table:table-row>
        <table:table-row table:style-name="ro1">
          <table:table-cell office:value-type="float" office:value="-32.869115" calcext:value-type="float">
            <text:p>-32.869115</text:p>
          </table:table-cell>
          <table:table-cell office:value-type="float" office:value="-30.109796" calcext:value-type="float">
            <text:p>-30.109796</text:p>
          </table:table-cell>
          <table:table-cell office:value-type="float" office:value="-27.682774" calcext:value-type="float">
            <text:p>-27.682774</text:p>
          </table:table-cell>
          <table:table-cell office:value-type="float" office:value="-18.12974" calcext:value-type="float">
            <text:p>-18.12974</text:p>
          </table:table-cell>
          <table:table-cell table:number-columns-repeated="4"/>
        </table:table-row>
        <table:table-row table:style-name="ro1">
          <table:table-cell office:value-type="float" office:value="-32.098532" calcext:value-type="float">
            <text:p>-32.098532</text:p>
          </table:table-cell>
          <table:table-cell office:value-type="float" office:value="-29.31989" calcext:value-type="float">
            <text:p>-29.31989</text:p>
          </table:table-cell>
          <table:table-cell office:value-type="float" office:value="-26.85631" calcext:value-type="float">
            <text:p>-26.85631</text:p>
          </table:table-cell>
          <table:table-cell office:value-type="float" office:value="-17.228965" calcext:value-type="float">
            <text:p>-17.228965</text:p>
          </table:table-cell>
          <table:table-cell table:number-columns-repeated="4"/>
        </table:table-row>
        <table:table-row table:style-name="ro1">
          <table:table-cell office:value-type="float" office:value="-31.305656" calcext:value-type="float">
            <text:p>-31.305656</text:p>
          </table:table-cell>
          <table:table-cell office:value-type="float" office:value="-28.510092" calcext:value-type="float">
            <text:p>-28.510092</text:p>
          </table:table-cell>
          <table:table-cell office:value-type="float" office:value="-26.014849" calcext:value-type="float">
            <text:p>-26.014849</text:p>
          </table:table-cell>
          <table:table-cell office:value-type="float" office:value="-16.322307" calcext:value-type="float">
            <text:p>-16.322307</text:p>
          </table:table-cell>
          <table:table-cell table:number-columns-repeated="4"/>
        </table:table-row>
        <table:table-row table:style-name="ro1">
          <table:table-cell office:value-type="float" office:value="-30.492961" calcext:value-type="float">
            <text:p>-30.492961</text:p>
          </table:table-cell>
          <table:table-cell office:value-type="float" office:value="-27.683154" calcext:value-type="float">
            <text:p>-27.683154</text:p>
          </table:table-cell>
          <table:table-cell office:value-type="float" office:value="-25.160489" calcext:value-type="float">
            <text:p>-25.160489</text:p>
          </table:table-cell>
          <table:table-cell office:value-type="float" office:value="-15.410813" calcext:value-type="float">
            <text:p>-15.410813</text:p>
          </table:table-cell>
          <table:table-cell table:number-columns-repeated="4"/>
        </table:table-row>
        <table:table-row table:style-name="ro1">
          <table:table-cell office:value-type="float" office:value="-29.663052" calcext:value-type="float">
            <text:p>-29.663052</text:p>
          </table:table-cell>
          <table:table-cell office:value-type="float" office:value="-26.8414" calcext:value-type="float">
            <text:p>-26.8414</text:p>
          </table:table-cell>
          <table:table-cell office:value-type="float" office:value="-24.294991" calcext:value-type="float">
            <text:p>-24.294991</text:p>
          </table:table-cell>
          <table:table-cell office:value-type="float" office:value="-14.49533" calcext:value-type="float">
            <text:p>-14.49533</text:p>
          </table:table-cell>
          <table:table-cell table:number-columns-repeated="4"/>
        </table:table-row>
        <table:table-row table:style-name="ro1">
          <table:table-cell office:value-type="float" office:value="-28.818564" calcext:value-type="float">
            <text:p>-28.818564</text:p>
          </table:table-cell>
          <table:table-cell office:value-type="float" office:value="-25.98684" calcext:value-type="float">
            <text:p>-25.98684</text:p>
          </table:table-cell>
          <table:table-cell office:value-type="float" office:value="-23.419843" calcext:value-type="float">
            <text:p>-23.419843</text:p>
          </table:table-cell>
          <table:table-cell office:value-type="float" office:value="-13.576552" calcext:value-type="float">
            <text:p>-13.576552</text:p>
          </table:table-cell>
          <table:table-cell table:number-columns-repeated="4"/>
        </table:table-row>
        <table:table-row table:style-name="ro1">
          <table:table-cell office:value-type="float" office:value="-27.961149" calcext:value-type="float">
            <text:p>-27.961149</text:p>
          </table:table-cell>
          <table:table-cell office:value-type="float" office:value="-25.121127" calcext:value-type="float">
            <text:p>-25.121127</text:p>
          </table:table-cell>
          <table:table-cell office:value-type="float" office:value="-22.536324" calcext:value-type="float">
            <text:p>-22.536324</text:p>
          </table:table-cell>
          <table:table-cell office:value-type="float" office:value="-12.655064" calcext:value-type="float">
            <text:p>-12.655064</text:p>
          </table:table-cell>
          <table:table-cell table:number-columns-repeated="4"/>
        </table:table-row>
        <table:table-row table:style-name="ro1">
          <table:table-cell office:value-type="float" office:value="-27.092182" calcext:value-type="float">
            <text:p>-27.092182</text:p>
          </table:table-cell>
          <table:table-cell office:value-type="float" office:value="-24.245699" calcext:value-type="float">
            <text:p>-24.245699</text:p>
          </table:table-cell>
          <table:table-cell office:value-type="float" office:value="-21.645553" calcext:value-type="float">
            <text:p>-21.645553</text:p>
          </table:table-cell>
          <table:table-cell office:value-type="float" office:value="-11.73136" calcext:value-type="float">
            <text:p>-11.73136</text:p>
          </table:table-cell>
          <table:table-cell table:number-columns-repeated="4"/>
        </table:table-row>
        <table:table-row table:style-name="ro1">
          <table:table-cell office:value-type="float" office:value="-26.213278" calcext:value-type="float">
            <text:p>-26.213278</text:p>
          </table:table-cell>
          <table:table-cell office:value-type="float" office:value="-23.361824" calcext:value-type="float">
            <text:p>-23.361824</text:p>
          </table:table-cell>
          <table:table-cell office:value-type="float" office:value="-20.74845" calcext:value-type="float">
            <text:p>-20.74845</text:p>
          </table:table-cell>
          <table:table-cell office:value-type="float" office:value="-10.805877" calcext:value-type="float">
            <text:p>-10.805877</text:p>
          </table:table-cell>
          <table:table-cell table:number-columns-repeated="4"/>
        </table:table-row>
        <table:table-row table:style-name="ro1">
          <table:table-cell office:value-type="float" office:value="-25.325831" calcext:value-type="float">
            <text:p>-25.325831</text:p>
          </table:table-cell>
          <table:table-cell office:value-type="float" office:value="-22.470518" calcext:value-type="float">
            <text:p>-22.470518</text:p>
          </table:table-cell>
          <table:table-cell office:value-type="float" office:value="-19.845818" calcext:value-type="float">
            <text:p>-19.845818</text:p>
          </table:table-cell>
          <table:table-cell office:value-type="float" office:value="-9.879002" calcext:value-type="float">
            <text:p>-9.879002</text:p>
          </table:table-cell>
          <table:table-cell table:number-columns-repeated="4"/>
        </table:table-row>
        <table:table-row table:style-name="ro1">
          <table:table-cell office:value-type="float" office:value="-24.430431" calcext:value-type="float">
            <text:p>-24.430431</text:p>
          </table:table-cell>
          <table:table-cell office:value-type="float" office:value="-21.572684" calcext:value-type="float">
            <text:p>-21.572684</text:p>
          </table:table-cell>
          <table:table-cell office:value-type="float" office:value="-18.938339" calcext:value-type="float">
            <text:p>-18.938339</text:p>
          </table:table-cell>
          <table:table-cell office:value-type="float" office:value="-8.951095" calcext:value-type="float">
            <text:p>-8.951095</text:p>
          </table:table-cell>
          <table:table-cell table:number-columns-repeated="4"/>
        </table:table-row>
        <table:table-row table:style-name="ro1">
          <table:table-cell office:value-type="float" office:value="-23.528076" calcext:value-type="float">
            <text:p>-23.528076</text:p>
          </table:table-cell>
          <table:table-cell office:value-type="float" office:value="-20.669142" calcext:value-type="float">
            <text:p>-20.669142</text:p>
          </table:table-cell>
          <table:table-cell office:value-type="float" office:value="-18.026609" calcext:value-type="float">
            <text:p>-18.026609</text:p>
          </table:table-cell>
          <table:table-cell office:value-type="float" office:value="-8.022476" calcext:value-type="float">
            <text:p>-8.022476</text:p>
          </table:table-cell>
          <table:table-cell table:number-columns-repeated="4"/>
        </table:table-row>
        <table:table-row table:style-name="ro1">
          <table:table-cell office:value-type="float" office:value="-22.619662" calcext:value-type="float">
            <text:p>-22.619662</text:p>
          </table:table-cell>
          <table:table-cell office:value-type="float" office:value="-19.760578" calcext:value-type="float">
            <text:p>-19.760578</text:p>
          </table:table-cell>
          <table:table-cell office:value-type="float" office:value="-17.111168" calcext:value-type="float">
            <text:p>-17.111168</text:p>
          </table:table-cell>
          <table:table-cell office:value-type="float" office:value="-7.093438" calcext:value-type="float">
            <text:p>-7.093438</text:p>
          </table:table-cell>
          <table:table-cell table:number-columns-repeated="4"/>
        </table:table-row>
        <table:table-row table:style-name="ro1">
          <table:table-cell office:value-type="float" office:value="-21.705847" calcext:value-type="float">
            <text:p>-21.705847</text:p>
          </table:table-cell>
          <table:table-cell office:value-type="float" office:value="-18.847578" calcext:value-type="float">
            <text:p>-18.847578</text:p>
          </table:table-cell>
          <table:table-cell office:value-type="float" office:value="-16.192461" calcext:value-type="float">
            <text:p>-16.192461</text:p>
          </table:table-cell>
          <table:table-cell office:value-type="float" office:value="-6.1643" calcext:value-type="float">
            <text:p>-6.1643</text:p>
          </table:table-cell>
          <table:table-cell table:number-columns-repeated="4"/>
        </table:table-row>
        <table:table-row table:style-name="ro1">
          <table:table-cell office:value-type="float" office:value="-20.786841" calcext:value-type="float">
            <text:p>-20.786841</text:p>
          </table:table-cell>
          <table:table-cell office:value-type="float" office:value="-17.930627" calcext:value-type="float">
            <text:p>-17.930627</text:p>
          </table:table-cell>
          <table:table-cell office:value-type="float" office:value="-15.270937" calcext:value-type="float">
            <text:p>-15.270937</text:p>
          </table:table-cell>
          <table:table-cell office:value-type="float" office:value="-5.235381" calcext:value-type="float">
            <text:p>-5.235381</text:p>
          </table:table-cell>
          <table:table-cell table:number-columns-repeated="4"/>
        </table:table-row>
        <table:table-row table:style-name="ro1">
          <table:table-cell office:value-type="float" office:value="-19.863349" calcext:value-type="float">
            <text:p>-19.863349</text:p>
          </table:table-cell>
          <table:table-cell office:value-type="float" office:value="-17.01016" calcext:value-type="float">
            <text:p>-17.01016</text:p>
          </table:table-cell>
          <table:table-cell office:value-type="float" office:value="-14.346957" calcext:value-type="float">
            <text:p>-14.346957</text:p>
          </table:table-cell>
          <table:table-cell office:value-type="float" office:value="-4.307" calcext:value-type="float">
            <text:p>-4.307</text:p>
          </table:table-cell>
          <table:table-cell table:number-columns-repeated="4"/>
        </table:table-row>
        <table:table-row table:style-name="ro1">
          <table:table-cell office:value-type="float" office:value="-18.935971" calcext:value-type="float">
            <text:p>-18.935971</text:p>
          </table:table-cell>
          <table:table-cell office:value-type="float" office:value="-16.086666" calcext:value-type="float">
            <text:p>-16.086666</text:p>
          </table:table-cell>
          <table:table-cell office:value-type="float" office:value="-13.420876" calcext:value-type="float">
            <text:p>-13.420876</text:p>
          </table:table-cell>
          <table:table-cell office:value-type="float" office:value="-3.379475" calcext:value-type="float">
            <text:p>-3.379475</text:p>
          </table:table-cell>
          <table:table-cell table:number-columns-repeated="4"/>
        </table:table-row>
        <table:table-row table:style-name="ro1">
          <table:table-cell office:value-type="float" office:value="-18.005244" calcext:value-type="float">
            <text:p>-18.005244</text:p>
          </table:table-cell>
          <table:table-cell office:value-type="float" office:value="-15.160532" calcext:value-type="float">
            <text:p>-15.160532</text:p>
          </table:table-cell>
          <table:table-cell office:value-type="float" office:value="-12.493049" calcext:value-type="float">
            <text:p>-12.493049</text:p>
          </table:table-cell>
          <table:table-cell office:value-type="float" office:value="-2.453124" calcext:value-type="float">
            <text:p>-2.453124</text:p>
          </table:table-cell>
          <table:table-cell table:number-columns-repeated="4"/>
        </table:table-row>
        <table:table-row table:style-name="ro1">
          <table:table-cell office:value-type="float" office:value="-17.070756" calcext:value-type="float">
            <text:p>-17.070756</text:p>
          </table:table-cell>
          <table:table-cell office:value-type="float" office:value="-14.232038" calcext:value-type="float">
            <text:p>-14.232038</text:p>
          </table:table-cell>
          <table:table-cell office:value-type="float" office:value="-11.56378" calcext:value-type="float">
            <text:p>-11.56378</text:p>
          </table:table-cell>
          <table:table-cell office:value-type="float" office:value="-1.528263" calcext:value-type="float">
            <text:p>-1.528263</text:p>
          </table:table-cell>
          <table:table-cell table:number-columns-repeated="4"/>
        </table:table-row>
        <table:table-row table:style-name="ro1">
          <table:table-cell office:value-type="float" office:value="-16.13365" calcext:value-type="float">
            <text:p>-16.13365</text:p>
          </table:table-cell>
          <table:table-cell office:value-type="float" office:value="-13.301587" calcext:value-type="float">
            <text:p>-13.301587</text:p>
          </table:table-cell>
          <table:table-cell office:value-type="float" office:value="-10.633373" calcext:value-type="float">
            <text:p>-10.633373</text:p>
          </table:table-cell>
          <table:table-cell office:value-type="float" office:value="-0.60521" calcext:value-type="float">
            <text:p>-0.60521</text:p>
          </table:table-cell>
          <table:table-cell table:number-columns-repeated="4"/>
        </table:table-row>
        <table:table-row table:style-name="ro1">
          <table:table-cell office:value-type="float" office:value="-15.194325" calcext:value-type="float">
            <text:p>-15.194325</text:p>
          </table:table-cell>
          <table:table-cell office:value-type="float" office:value="-12.369488" calcext:value-type="float">
            <text:p>-12.369488</text:p>
          </table:table-cell>
          <table:table-cell office:value-type="float" office:value="-9.702105" calcext:value-type="float">
            <text:p>-9.702105</text:p>
          </table:table-cell>
          <table:table-cell office:value-type="float" office:value="0.315718" calcext:value-type="float">
            <text:p>0.315718</text:p>
          </table:table-cell>
          <table:table-cell table:number-columns-repeated="4"/>
        </table:table-row>
        <table:table-row table:style-name="ro1">
          <table:table-cell office:value-type="float" office:value="-14.252343" calcext:value-type="float">
            <text:p>-14.252343</text:p>
          </table:table-cell>
          <table:table-cell office:value-type="float" office:value="-11.435947" calcext:value-type="float">
            <text:p>-11.435947</text:p>
          </table:table-cell>
          <table:table-cell office:value-type="float" office:value="-8.77029" calcext:value-type="float">
            <text:p>-8.77029</text:p>
          </table:table-cell>
          <table:table-cell office:value-type="float" office:value="1.234203" calcext:value-type="float">
            <text:p>1.234203</text:p>
          </table:table-cell>
          <table:table-cell table:number-columns-repeated="4"/>
        </table:table-row>
        <table:table-row table:style-name="ro1">
          <table:table-cell office:value-type="float" office:value="-13.308297" calcext:value-type="float">
            <text:p>-13.308297</text:p>
          </table:table-cell>
          <table:table-cell office:value-type="float" office:value="-10.501406" calcext:value-type="float">
            <text:p>-10.501406</text:p>
          </table:table-cell>
          <table:table-cell office:value-type="float" office:value="-7.838114" calcext:value-type="float">
            <text:p>-7.838114</text:p>
          </table:table-cell>
          <table:table-cell office:value-type="float" office:value="2.149928" calcext:value-type="float">
            <text:p>2.149928</text:p>
          </table:table-cell>
          <table:table-cell table:number-columns-repeated="4"/>
        </table:table-row>
        <table:table-row table:style-name="ro1">
          <table:table-cell office:value-type="float" office:value="-12.363129" calcext:value-type="float">
            <text:p>-12.363129</text:p>
          </table:table-cell>
          <table:table-cell office:value-type="float" office:value="-9.566101" calcext:value-type="float">
            <text:p>-9.566101</text:p>
          </table:table-cell>
          <table:table-cell office:value-type="float" office:value="-6.905881" calcext:value-type="float">
            <text:p>-6.905881</text:p>
          </table:table-cell>
          <table:table-cell office:value-type="float" office:value="3.062575" calcext:value-type="float">
            <text:p>3.062575</text:p>
          </table:table-cell>
          <table:table-cell table:number-columns-repeated="4"/>
        </table:table-row>
        <table:table-row table:style-name="ro1">
          <table:table-cell office:value-type="float" office:value="-11.416523" calcext:value-type="float">
            <text:p>-11.416523</text:p>
          </table:table-cell>
          <table:table-cell office:value-type="float" office:value="-8.630298" calcext:value-type="float">
            <text:p>-8.630298</text:p>
          </table:table-cell>
          <table:table-cell office:value-type="float" office:value="-5.973898" calcext:value-type="float">
            <text:p>-5.973898</text:p>
          </table:table-cell>
          <table:table-cell office:value-type="float" office:value="3.971827" calcext:value-type="float">
            <text:p>3.971827</text:p>
          </table:table-cell>
          <table:table-cell table:number-columns-repeated="4"/>
        </table:table-row>
        <table:table-row table:style-name="ro1">
          <table:table-cell office:value-type="float" office:value="-10.468276" calcext:value-type="float">
            <text:p>-10.468276</text:p>
          </table:table-cell>
          <table:table-cell office:value-type="float" office:value="-7.694186" calcext:value-type="float">
            <text:p>-7.694186</text:p>
          </table:table-cell>
          <table:table-cell office:value-type="float" office:value="-5.042451" calcext:value-type="float">
            <text:p>-5.042451</text:p>
          </table:table-cell>
          <table:table-cell office:value-type="float" office:value="4.877364" calcext:value-type="float">
            <text:p>4.877364</text:p>
          </table:table-cell>
          <table:table-cell table:number-columns-repeated="4"/>
        </table:table-row>
        <table:table-row table:style-name="ro1">
          <table:table-cell office:value-type="float" office:value="-9.519791" calcext:value-type="float">
            <text:p>-9.519791</text:p>
          </table:table-cell>
          <table:table-cell office:value-type="float" office:value="-6.758107" calcext:value-type="float">
            <text:p>-6.758107</text:p>
          </table:table-cell>
          <table:table-cell office:value-type="float" office:value="-4.111835" calcext:value-type="float">
            <text:p>-4.111835</text:p>
          </table:table-cell>
          <table:table-cell office:value-type="float" office:value="5.778863" calcext:value-type="float">
            <text:p>5.778863</text:p>
          </table:table-cell>
          <table:table-cell table:number-columns-repeated="4"/>
        </table:table-row>
        <table:table-row table:style-name="ro1">
          <table:table-cell office:value-type="float" office:value="-8.570931" calcext:value-type="float">
            <text:p>-8.570931</text:p>
          </table:table-cell>
          <table:table-cell office:value-type="float" office:value="-5.822351" calcext:value-type="float">
            <text:p>-5.822351</text:p>
          </table:table-cell>
          <table:table-cell office:value-type="float" office:value="-3.182345" calcext:value-type="float">
            <text:p>-3.182345</text:p>
          </table:table-cell>
          <table:table-cell office:value-type="float" office:value="6.676001" calcext:value-type="float">
            <text:p>6.676001</text:p>
          </table:table-cell>
          <table:table-cell table:number-columns-repeated="4"/>
        </table:table-row>
        <table:table-row table:style-name="ro1">
          <table:table-cell office:value-type="float" office:value="-7.621681" calcext:value-type="float">
            <text:p>-7.621681</text:p>
          </table:table-cell>
          <table:table-cell office:value-type="float" office:value="-4.88721" calcext:value-type="float">
            <text:p>-4.88721</text:p>
          </table:table-cell>
          <table:table-cell office:value-type="float" office:value="-2.254278" calcext:value-type="float">
            <text:p>-2.254278</text:p>
          </table:table-cell>
          <table:table-cell office:value-type="float" office:value="7.568451" calcext:value-type="float">
            <text:p>7.568451</text:p>
          </table:table-cell>
          <table:table-cell table:number-columns-repeated="4"/>
        </table:table-row>
        <table:table-row table:style-name="ro1">
          <table:table-cell office:value-type="float" office:value="-6.672193" calcext:value-type="float">
            <text:p>-6.672193</text:p>
          </table:table-cell>
          <table:table-cell office:value-type="float" office:value="-3.952982" calcext:value-type="float">
            <text:p>-3.952982</text:p>
          </table:table-cell>
          <table:table-cell office:value-type="float" office:value="-1.327928" calcext:value-type="float">
            <text:p>-1.327928</text:p>
          </table:table-cell>
          <table:table-cell office:value-type="float" office:value="8.455884" calcext:value-type="float">
            <text:p>8.455884</text:p>
          </table:table-cell>
          <table:table-cell table:number-columns-repeated="4"/>
        </table:table-row>
        <table:table-row table:style-name="ro1">
          <table:table-cell office:value-type="float" office:value="-5.723363" calcext:value-type="float">
            <text:p>-5.723363</text:p>
          </table:table-cell>
          <table:table-cell office:value-type="float" office:value="-3.019947" calcext:value-type="float">
            <text:p>-3.019947</text:p>
          </table:table-cell>
          <table:table-cell office:value-type="float" office:value="-0.403598" calcext:value-type="float">
            <text:p>-0.403598</text:p>
          </table:table-cell>
          <table:table-cell office:value-type="float" office:value="9.337966" calcext:value-type="float">
            <text:p>9.337966</text:p>
          </table:table-cell>
          <table:table-cell table:number-columns-repeated="4"/>
        </table:table-row>
        <table:table-row table:style-name="ro1">
          <table:table-cell office:value-type="float" office:value="-4.775409" calcext:value-type="float">
            <text:p>-4.775409</text:p>
          </table:table-cell>
          <table:table-cell office:value-type="float" office:value="-2.088412" calcext:value-type="float">
            <text:p>-2.088412</text:p>
          </table:table-cell>
          <table:table-cell office:value-type="float" office:value="0.518415" calcext:value-type="float">
            <text:p>0.518415</text:p>
          </table:table-cell>
          <table:table-cell office:value-type="float" office:value="10.214359" calcext:value-type="float">
            <text:p>10.214359</text:p>
          </table:table-cell>
          <table:table-cell table:number-columns-repeated="4"/>
        </table:table-row>
        <table:table-row table:style-name="ro1">
          <table:table-cell office:value-type="float" office:value="-3.828053" calcext:value-type="float">
            <text:p>-3.828053</text:p>
          </table:table-cell>
          <table:table-cell office:value-type="float" office:value="-1.158674" calcext:value-type="float">
            <text:p>-1.158674</text:p>
          </table:table-cell>
          <table:table-cell office:value-type="float" office:value="1.437804" calcext:value-type="float">
            <text:p>1.437804</text:p>
          </table:table-cell>
          <table:table-cell office:value-type="float" office:value="11.08472" calcext:value-type="float">
            <text:p>11.08472</text:p>
          </table:table-cell>
          <table:table-cell table:number-columns-repeated="4"/>
        </table:table-row>
        <table:table-row table:style-name="ro1">
          <table:table-cell office:value-type="float" office:value="-2.881876" calcext:value-type="float">
            <text:p>-2.881876</text:p>
          </table:table-cell>
          <table:table-cell office:value-type="float" office:value="-0.231029" calcext:value-type="float">
            <text:p>-0.231029</text:p>
          </table:table-cell>
          <table:table-cell office:value-type="float" office:value="2.354272" calcext:value-type="float">
            <text:p>2.354272</text:p>
          </table:table-cell>
          <table:table-cell office:value-type="float" office:value="11.948699" calcext:value-type="float">
            <text:p>11.948699</text:p>
          </table:table-cell>
          <table:table-cell table:number-columns-repeated="4"/>
        </table:table-row>
        <table:table-row table:style-name="ro1">
          <table:table-cell office:value-type="float" office:value="-1.93768" calcext:value-type="float">
            <text:p>-1.93768</text:p>
          </table:table-cell>
          <table:table-cell office:value-type="float" office:value="0.69422" calcext:value-type="float">
            <text:p>0.69422</text:p>
          </table:table-cell>
          <table:table-cell office:value-type="float" office:value="3.267503" calcext:value-type="float">
            <text:p>3.267503</text:p>
          </table:table-cell>
          <table:table-cell office:value-type="float" office:value="12.80594" calcext:value-type="float">
            <text:p>12.80594</text:p>
          </table:table-cell>
          <table:table-cell table:number-columns-repeated="4"/>
        </table:table-row>
        <table:table-row table:style-name="ro1">
          <table:table-cell office:value-type="float" office:value="-0.995332" calcext:value-type="float">
            <text:p>-0.995332</text:p>
          </table:table-cell>
          <table:table-cell office:value-type="float" office:value="1.616779" calcext:value-type="float">
            <text:p>1.616779</text:p>
          </table:table-cell>
          <table:table-cell office:value-type="float" office:value="4.177197" calcext:value-type="float">
            <text:p>4.177197</text:p>
          </table:table-cell>
          <table:table-cell office:value-type="float" office:value="13.656077" calcext:value-type="float">
            <text:p>13.656077</text:p>
          </table:table-cell>
          <table:table-cell table:number-columns-repeated="4"/>
        </table:table-row>
        <table:table-row table:style-name="ro1">
          <table:table-cell office:value-type="float" office:value="-0.054758" calcext:value-type="float">
            <text:p>-0.054758</text:p>
          </table:table-cell>
          <table:table-cell office:value-type="float" office:value="2.536324" calcext:value-type="float">
            <text:p>2.536324</text:p>
          </table:table-cell>
          <table:table-cell office:value-type="float" office:value="5.083038" calcext:value-type="float">
            <text:p>5.083038</text:p>
          </table:table-cell>
          <table:table-cell office:value-type="float" office:value="14.498734" calcext:value-type="float">
            <text:p>14.498734</text:p>
          </table:table-cell>
          <table:table-cell table:number-columns-repeated="4"/>
        </table:table-row>
        <table:table-row table:style-name="ro1">
          <table:table-cell office:value-type="float" office:value="0.883133" calcext:value-type="float">
            <text:p>0.883133</text:p>
          </table:table-cell>
          <table:table-cell office:value-type="float" office:value="3.452544" calcext:value-type="float">
            <text:p>3.452544</text:p>
          </table:table-cell>
          <table:table-cell office:value-type="float" office:value="5.984713" calcext:value-type="float">
            <text:p>5.984713</text:p>
          </table:table-cell>
          <table:table-cell office:value-type="float" office:value="15.333523" calcext:value-type="float">
            <text:p>15.333523</text:p>
          </table:table-cell>
          <table:table-cell table:number-columns-repeated="4"/>
        </table:table-row>
        <table:table-row table:style-name="ro1">
          <table:table-cell office:value-type="float" office:value="1.817833" calcext:value-type="float">
            <text:p>1.817833</text:p>
          </table:table-cell>
          <table:table-cell office:value-type="float" office:value="4.365142" calcext:value-type="float">
            <text:p>4.365142</text:p>
          </table:table-cell>
          <table:table-cell office:value-type="float" office:value="6.881902" calcext:value-type="float">
            <text:p>6.881902</text:p>
          </table:table-cell>
          <table:table-cell office:value-type="float" office:value="16.160039" calcext:value-type="float">
            <text:p>16.160039</text:p>
          </table:table-cell>
          <table:table-cell table:number-columns-repeated="4"/>
        </table:table-row>
        <table:table-row table:style-name="ro1">
          <table:table-cell office:value-type="float" office:value="2.749682" calcext:value-type="float">
            <text:p>2.749682</text:p>
          </table:table-cell>
          <table:table-cell office:value-type="float" office:value="5.273796" calcext:value-type="float">
            <text:p>5.273796</text:p>
          </table:table-cell>
          <table:table-cell office:value-type="float" office:value="7.774284" calcext:value-type="float">
            <text:p>7.774284</text:p>
          </table:table-cell>
          <table:table-cell office:value-type="float" office:value="16.977861" calcext:value-type="float">
            <text:p>16.977861</text:p>
          </table:table-cell>
          <table:table-cell table:number-columns-repeated="4"/>
        </table:table-row>
        <table:table-row table:style-name="ro1">
          <table:table-cell office:value-type="float" office:value="3.678346" calcext:value-type="float">
            <text:p>3.678346</text:p>
          </table:table-cell>
          <table:table-cell office:value-type="float" office:value="6.178186" calcext:value-type="float">
            <text:p>6.178186</text:p>
          </table:table-cell>
          <table:table-cell office:value-type="float" office:value="8.661534" calcext:value-type="float">
            <text:p>8.661534</text:p>
          </table:table-cell>
          <table:table-cell office:value-type="float" office:value="17.786547" calcext:value-type="float">
            <text:p>17.786547</text:p>
          </table:table-cell>
          <table:table-cell table:number-columns-repeated="4"/>
        </table:table-row>
        <table:table-row table:style-name="ro1">
          <table:table-cell office:value-type="float" office:value="4.602827" calcext:value-type="float">
            <text:p>4.602827</text:p>
          </table:table-cell>
          <table:table-cell office:value-type="float" office:value="7.077992" calcext:value-type="float">
            <text:p>7.077992</text:p>
          </table:table-cell>
          <table:table-cell office:value-type="float" office:value="9.543322" calcext:value-type="float">
            <text:p>9.543322</text:p>
          </table:table-cell>
          <table:table-cell office:value-type="float" office:value="18.585628" calcext:value-type="float">
            <text:p>18.585628</text:p>
          </table:table-cell>
          <table:table-cell table:number-columns-repeated="4"/>
        </table:table-row>
        <table:table-row table:style-name="ro1">
          <table:table-cell office:value-type="float" office:value="5.523009" calcext:value-type="float">
            <text:p>5.523009</text:p>
          </table:table-cell>
          <table:table-cell office:value-type="float" office:value="7.972884" calcext:value-type="float">
            <text:p>7.972884</text:p>
          </table:table-cell>
          <table:table-cell office:value-type="float" office:value="10.419309" calcext:value-type="float">
            <text:p>10.419309</text:p>
          </table:table-cell>
          <table:table-cell office:value-type="float" office:value="19.374605" calcext:value-type="float">
            <text:p>19.374605</text:p>
          </table:table-cell>
          <table:table-cell table:number-columns-repeated="4"/>
        </table:table-row>
        <table:table-row table:style-name="ro1">
          <table:table-cell office:value-type="float" office:value="6.439186" calcext:value-type="float">
            <text:p>6.439186</text:p>
          </table:table-cell>
          <table:table-cell office:value-type="float" office:value="8.862532" calcext:value-type="float">
            <text:p>8.862532</text:p>
          </table:table-cell>
          <table:table-cell office:value-type="float" office:value="11.289156" calcext:value-type="float">
            <text:p>11.289156</text:p>
          </table:table-cell>
          <table:table-cell office:value-type="float" office:value="20.152942" calcext:value-type="float">
            <text:p>20.152942</text:p>
          </table:table-cell>
          <table:table-cell table:number-columns-repeated="4"/>
        </table:table-row>
        <table:table-row table:style-name="ro1">
          <table:table-cell office:value-type="float" office:value="7.350572" calcext:value-type="float">
            <text:p>7.350572</text:p>
          </table:table-cell>
          <table:table-cell office:value-type="float" office:value="9.7466" calcext:value-type="float">
            <text:p>9.7466</text:p>
          </table:table-cell>
          <table:table-cell office:value-type="float" office:value="12.152513" calcext:value-type="float">
            <text:p>12.152513</text:p>
          </table:table-cell>
          <table:table-cell office:value-type="float" office:value="20.920057" calcext:value-type="float">
            <text:p>20.920057</text:p>
          </table:table-cell>
          <table:table-cell table:number-columns-repeated="4"/>
        </table:table-row>
        <table:table-row table:style-name="ro1">
          <table:table-cell office:value-type="float" office:value="8.256352" calcext:value-type="float">
            <text:p>8.256352</text:p>
          </table:table-cell>
          <table:table-cell office:value-type="float" office:value="10.624745" calcext:value-type="float">
            <text:p>10.624745</text:p>
          </table:table-cell>
          <table:table-cell office:value-type="float" office:value="13.009023" calcext:value-type="float">
            <text:p>13.009023</text:p>
          </table:table-cell>
          <table:table-cell office:value-type="float" office:value="21.675316" calcext:value-type="float">
            <text:p>21.675316</text:p>
          </table:table-cell>
          <table:table-cell table:number-columns-repeated="4"/>
        </table:table-row>
        <table:table-row table:style-name="ro1">
          <table:table-cell office:value-type="float" office:value="9.156759" calcext:value-type="float">
            <text:p>9.156759</text:p>
          </table:table-cell>
          <table:table-cell office:value-type="float" office:value="11.496622" calcext:value-type="float">
            <text:p>11.496622</text:p>
          </table:table-cell>
          <table:table-cell office:value-type="float" office:value="13.858319" calcext:value-type="float">
            <text:p>13.858319</text:p>
          </table:table-cell>
          <table:table-cell office:value-type="float" office:value="22.418016" calcext:value-type="float">
            <text:p>22.418016</text:p>
          </table:table-cell>
          <table:table-cell table:number-columns-repeated="4"/>
        </table:table-row>
        <table:table-row table:style-name="ro1">
          <table:table-cell office:value-type="float" office:value="10.051748" calcext:value-type="float">
            <text:p>10.051748</text:p>
          </table:table-cell>
          <table:table-cell office:value-type="float" office:value="12.36187" calcext:value-type="float">
            <text:p>12.36187</text:p>
          </table:table-cell>
          <table:table-cell office:value-type="float" office:value="14.700022" calcext:value-type="float">
            <text:p>14.700022</text:p>
          </table:table-cell>
          <table:table-cell office:value-type="float" office:value="23.147373" calcext:value-type="float">
            <text:p>23.147373</text:p>
          </table:table-cell>
          <table:table-cell table:number-columns-repeated="4"/>
        </table:table-row>
        <table:table-row table:style-name="ro1">
          <table:table-cell office:value-type="float" office:value="10.940253" calcext:value-type="float">
            <text:p>10.940253</text:p>
          </table:table-cell>
          <table:table-cell office:value-type="float" office:value="13.220129" calcext:value-type="float">
            <text:p>13.220129</text:p>
          </table:table-cell>
          <table:table-cell office:value-type="float" office:value="15.533742" calcext:value-type="float">
            <text:p>15.533742</text:p>
          </table:table-cell>
          <table:table-cell office:value-type="float" office:value="23.862505" calcext:value-type="float">
            <text:p>23.862505</text:p>
          </table:table-cell>
          <table:table-cell table:number-columns-repeated="4"/>
        </table:table-row>
        <table:table-row table:style-name="ro1">
          <table:table-cell office:value-type="float" office:value="11.821822" calcext:value-type="float">
            <text:p>11.821822</text:p>
          </table:table-cell>
          <table:table-cell office:value-type="float" office:value="14.07102" calcext:value-type="float">
            <text:p>14.07102</text:p>
          </table:table-cell>
          <table:table-cell office:value-type="float" office:value="16.35907" calcext:value-type="float">
            <text:p>16.35907</text:p>
          </table:table-cell>
          <table:table-cell office:value-type="float" office:value="24.562399" calcext:value-type="float">
            <text:p>24.562399</text:p>
          </table:table-cell>
          <table:table-cell table:number-columns-repeated="4"/>
        </table:table-row>
        <table:table-row table:style-name="ro1">
          <table:table-cell office:value-type="float" office:value="12.696808" calcext:value-type="float">
            <text:p>12.696808</text:p>
          </table:table-cell>
          <table:table-cell office:value-type="float" office:value="14.914158" calcext:value-type="float">
            <text:p>14.914158</text:p>
          </table:table-cell>
          <table:table-cell office:value-type="float" office:value="17.175578" calcext:value-type="float">
            <text:p>17.175578</text:p>
          </table:table-cell>
          <table:table-cell office:value-type="float" office:value="25.24589" calcext:value-type="float">
            <text:p>25.24589</text:p>
          </table:table-cell>
          <table:table-cell table:number-columns-repeated="4"/>
        </table:table-row>
        <table:table-row table:style-name="ro1">
          <table:table-cell office:value-type="float" office:value="13.564666" calcext:value-type="float">
            <text:p>13.564666</text:p>
          </table:table-cell>
          <table:table-cell office:value-type="float" office:value="15.749138" calcext:value-type="float">
            <text:p>15.749138</text:p>
          </table:table-cell>
          <table:table-cell office:value-type="float" office:value="17.982819" calcext:value-type="float">
            <text:p>17.982819</text:p>
          </table:table-cell>
          <table:table-cell office:value-type="float" office:value="25.911614" calcext:value-type="float">
            <text:p>25.911614</text:p>
          </table:table-cell>
          <table:table-cell table:number-columns-repeated="4"/>
        </table:table-row>
        <table:table-row table:style-name="ro1">
          <table:table-cell office:value-type="float" office:value="14.424323" calcext:value-type="float">
            <text:p>14.424323</text:p>
          </table:table-cell>
          <table:table-cell office:value-type="float" office:value="16.575543" calcext:value-type="float">
            <text:p>16.575543</text:p>
          </table:table-cell>
          <table:table-cell office:value-type="float" office:value="18.780312" calcext:value-type="float">
            <text:p>18.780312</text:p>
          </table:table-cell>
          <table:table-cell office:value-type="float" office:value="26.557953" calcext:value-type="float">
            <text:p>26.557953</text:p>
          </table:table-cell>
          <table:table-cell table:number-columns-repeated="4"/>
        </table:table-row>
        <table:table-row table:style-name="ro1">
          <table:table-cell office:value-type="float" office:value="15.275709" calcext:value-type="float">
            <text:p>15.275709</text:p>
          </table:table-cell>
          <table:table-cell office:value-type="float" office:value="17.392931" calcext:value-type="float">
            <text:p>17.392931</text:p>
          </table:table-cell>
          <table:table-cell office:value-type="float" office:value="19.567552" calcext:value-type="float">
            <text:p>19.567552</text:p>
          </table:table-cell>
          <table:table-cell office:value-type="float" office:value="27.182978" calcext:value-type="float">
            <text:p>27.182978</text:p>
          </table:table-cell>
          <table:table-cell table:number-columns-repeated="4"/>
        </table:table-row>
        <table:table-row table:style-name="ro1">
          <table:table-cell office:value-type="float" office:value="16.118968" calcext:value-type="float">
            <text:p>16.118968</text:p>
          </table:table-cell>
          <table:table-cell office:value-type="float" office:value="18.200836" calcext:value-type="float">
            <text:p>18.200836</text:p>
          </table:table-cell>
          <table:table-cell office:value-type="float" office:value="20.343986" calcext:value-type="float">
            <text:p>20.343986</text:p>
          </table:table-cell>
          <table:table-cell office:value-type="float" office:value="27.78434" calcext:value-type="float">
            <text:p>27.78434</text:p>
          </table:table-cell>
          <table:table-cell table:number-columns-repeated="4"/>
        </table:table-row>
        <table:table-row table:style-name="ro1">
          <table:table-cell office:value-type="float" office:value="16.95309" calcext:value-type="float">
            <text:p>16.95309</text:p>
          </table:table-cell>
          <table:table-cell office:value-type="float" office:value="18.998762" calcext:value-type="float">
            <text:p>18.998762</text:p>
          </table:table-cell>
          <table:table-cell office:value-type="float" office:value="21.109017" calcext:value-type="float">
            <text:p>21.109017</text:p>
          </table:table-cell>
          <table:table-cell office:value-type="float" office:value="28.359161" calcext:value-type="float">
            <text:p>28.359161</text:p>
          </table:table-cell>
          <table:table-cell table:number-columns-repeated="4"/>
        </table:table-row>
        <table:table-row table:style-name="ro1">
          <table:table-cell office:value-type="float" office:value="17.777223" calcext:value-type="float">
            <text:p>17.777223</text:p>
          </table:table-cell>
          <table:table-cell office:value-type="float" office:value="19.786174" calcext:value-type="float">
            <text:p>19.786174</text:p>
          </table:table-cell>
          <table:table-cell office:value-type="float" office:value="21.861992" calcext:value-type="float">
            <text:p>21.861992</text:p>
          </table:table-cell>
          <table:table-cell office:value-type="float" office:value="28.903863" calcext:value-type="float">
            <text:p>28.903863</text:p>
          </table:table-cell>
          <table:table-cell table:number-columns-repeated="4"/>
        </table:table-row>
        <table:table-row table:style-name="ro1">
          <table:table-cell office:value-type="float" office:value="18.591486" calcext:value-type="float">
            <text:p>18.591486</text:p>
          </table:table-cell>
          <table:table-cell office:value-type="float" office:value="20.56251" calcext:value-type="float">
            <text:p>20.56251</text:p>
          </table:table-cell>
          <table:table-cell office:value-type="float" office:value="22.602184" calcext:value-type="float">
            <text:p>22.602184</text:p>
          </table:table-cell>
          <table:table-cell office:value-type="float" office:value="29.413962" calcext:value-type="float">
            <text:p>29.413962</text:p>
          </table:table-cell>
          <table:table-cell table:number-columns-repeated="4"/>
        </table:table-row>
        <table:table-row table:style-name="ro1">
          <table:table-cell office:value-type="float" office:value="19.395538" calcext:value-type="float">
            <text:p>19.395538</text:p>
          </table:table-cell>
          <table:table-cell office:value-type="float" office:value="21.327131" calcext:value-type="float">
            <text:p>21.327131</text:p>
          </table:table-cell>
          <table:table-cell office:value-type="float" office:value="23.328785" calcext:value-type="float">
            <text:p>23.328785</text:p>
          </table:table-cell>
          <table:table-cell office:value-type="float" office:value="29.883785" calcext:value-type="float">
            <text:p>29.883785</text:p>
          </table:table-cell>
          <table:table-cell table:number-columns-repeated="4"/>
        </table:table-row>
        <table:table-row table:style-name="ro1">
          <table:table-cell office:value-type="float" office:value="20.188086" calcext:value-type="float">
            <text:p>20.188086</text:p>
          </table:table-cell>
          <table:table-cell office:value-type="float" office:value="22.079354" calcext:value-type="float">
            <text:p>22.079354</text:p>
          </table:table-cell>
          <table:table-cell office:value-type="float" office:value="24.040871" calcext:value-type="float">
            <text:p>24.040871</text:p>
          </table:table-cell>
          <table:table-cell office:value-type="float" office:value="30.306081" calcext:value-type="float">
            <text:p>30.306081</text:p>
          </table:table-cell>
          <table:table-cell table:number-columns-repeated="4"/>
        </table:table-row>
        <table:table-row table:style-name="ro1">
          <table:table-cell office:value-type="float" office:value="20.968534" calcext:value-type="float">
            <text:p>20.968534</text:p>
          </table:table-cell>
          <table:table-cell office:value-type="float" office:value="22.81841" calcext:value-type="float">
            <text:p>22.81841</text:p>
          </table:table-cell>
          <table:table-cell office:value-type="float" office:value="24.737393" calcext:value-type="float">
            <text:p>24.737393</text:p>
          </table:table-cell>
          <table:table-cell office:value-type="float" office:value="30.671542" calcext:value-type="float">
            <text:p>30.671542</text:p>
          </table:table-cell>
          <table:table-cell table:number-columns-repeated="4"/>
        </table:table-row>
        <table:table-row table:style-name="ro1">
          <table:table-cell office:value-type="float" office:value="21.73687" calcext:value-type="float">
            <text:p>21.73687</text:p>
          </table:table-cell>
          <table:table-cell office:value-type="float" office:value="23.543445" calcext:value-type="float">
            <text:p>23.543445</text:p>
          </table:table-cell>
          <table:table-cell office:value-type="float" office:value="25.417132" calcext:value-type="float">
            <text:p>25.417132</text:p>
          </table:table-cell>
          <table:table-cell office:value-type="float" office:value="30.968176" calcext:value-type="float">
            <text:p>30.968176</text:p>
          </table:table-cell>
          <table:table-cell table:number-columns-repeated="4"/>
        </table:table-row>
        <table:table-row table:style-name="ro1">
          <table:table-cell office:value-type="float" office:value="22.492065" calcext:value-type="float">
            <text:p>22.492065</text:p>
          </table:table-cell>
          <table:table-cell office:value-type="float" office:value="24.253483" calcext:value-type="float">
            <text:p>24.253483</text:p>
          </table:table-cell>
          <table:table-cell office:value-type="float" office:value="26.078663" calcext:value-type="float">
            <text:p>26.078663</text:p>
          </table:table-cell>
          <table:table-cell office:value-type="float" office:value="31.180387" calcext:value-type="float">
            <text:p>31.180387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float" office:value="23.232734" calcext:value-type="float">
            <text:p>23.232734</text:p>
          </table:table-cell>
          <table:table-cell office:value-type="float" office:value="24.947406" calcext:value-type="float">
            <text:p>24.947406</text:p>
          </table:table-cell>
          <table:table-cell office:value-type="float" office:value="26.720293" calcext:value-type="float">
            <text:p>26.720293</text:p>
          </table:table-cell>
          <table:table-cell table:style-name="ce3" office:value-type="float" office:value="31.288107" calcext:value-type="float">
            <text:p>31.288107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float" office:value="23.958338" calcext:value-type="float">
            <text:p>23.958338</text:p>
          </table:table-cell>
          <table:table-cell office:value-type="float" office:value="25.623922" calcext:value-type="float">
            <text:p>25.623922</text:p>
          </table:table-cell>
          <table:table-cell office:value-type="float" office:value="27.339996" calcext:value-type="float">
            <text:p>27.339996</text:p>
          </table:table-cell>
          <table:table-cell table:style-name="ce2" office:value-type="float" office:value="31.265369" calcext:value-type="float">
            <text:p>31.265369</text:p>
          </table:table-cell>
          <table:table-cell table:number-columns-repeated="4"/>
        </table:table-row>
        <table:table-row table:style-name="ro1">
          <table:table-cell office:value-type="float" office:value="24.668263" calcext:value-type="float">
            <text:p>24.668263</text:p>
          </table:table-cell>
          <table:table-cell office:value-type="float" office:value="26.281529" calcext:value-type="float">
            <text:p>26.281529</text:p>
          </table:table-cell>
          <table:table-cell office:value-type="float" office:value="27.935307" calcext:value-type="float">
            <text:p>27.935307</text:p>
          </table:table-cell>
          <table:table-cell office:value-type="float" office:value="31.078964" calcext:value-type="float">
            <text:p>31.078964</text:p>
          </table:table-cell>
          <table:table-cell table:number-columns-repeated="4"/>
        </table:table-row>
        <table:table-row table:style-name="ro1">
          <table:table-cell office:value-type="float" office:value="25.360729" calcext:value-type="float">
            <text:p>25.360729</text:p>
          </table:table-cell>
          <table:table-cell office:value-type="float" office:value="26.918434" calcext:value-type="float">
            <text:p>26.918434</text:p>
          </table:table-cell>
          <table:table-cell office:value-type="float" office:value="28.503204" calcext:value-type="float">
            <text:p>28.503204</text:p>
          </table:table-cell>
          <table:table-cell office:value-type="float" office:value="30.686856" calcext:value-type="float">
            <text:p>30.686856</text:p>
          </table:table-cell>
          <table:table-cell table:number-columns-repeated="4"/>
        </table:table-row>
        <table:table-row table:style-name="ro1">
          <table:table-cell office:value-type="float" office:value="26.034188" calcext:value-type="float">
            <text:p>26.034188</text:p>
          </table:table-cell>
          <table:table-cell office:value-type="float" office:value="27.532494" calcext:value-type="float">
            <text:p>27.532494</text:p>
          </table:table-cell>
          <table:table-cell office:value-type="float" office:value="29.039937" calcext:value-type="float">
            <text:p>29.039937</text:p>
          </table:table-cell>
          <table:table-cell office:value-type="float" office:value="30.036805" calcext:value-type="float">
            <text:p>30.036805</text:p>
          </table:table-cell>
          <table:table-cell table:number-columns-repeated="4"/>
        </table:table-row>
        <table:table-row table:style-name="ro1">
          <table:table-cell office:value-type="float" office:value="26.687659" calcext:value-type="float">
            <text:p>26.687659</text:p>
          </table:table-cell>
          <table:table-cell office:value-type="float" office:value="28.121139" calcext:value-type="float">
            <text:p>28.121139</text:p>
          </table:table-cell>
          <table:table-cell office:value-type="float" office:value="29.540794" calcext:value-type="float">
            <text:p>29.540794</text:p>
          </table:table-cell>
          <table:table-cell office:value-type="float" office:value="29.065656" calcext:value-type="float">
            <text:p>29.065656</text:p>
          </table:table-cell>
          <table:table-cell table:number-columns-repeated="4"/>
        </table:table-row>
        <table:table-row table:style-name="ro1">
          <table:table-cell office:value-type="float" office:value="27.319367" calcext:value-type="float">
            <text:p>27.319367</text:p>
          </table:table-cell>
          <table:table-cell office:value-type="float" office:value="28.68123" calcext:value-type="float">
            <text:p>28.68123</text:p>
          </table:table-cell>
          <table:table-cell office:value-type="float" office:value="29.99985" calcext:value-type="float">
            <text:p>29.99985</text:p>
          </table:table-cell>
          <table:table-cell office:value-type="float" office:value="27.699875" calcext:value-type="float">
            <text:p>27.699875</text:p>
          </table:table-cell>
          <table:table-cell table:number-columns-repeated="4"/>
        </table:table-row>
        <table:table-row table:style-name="ro1">
          <table:table-cell office:value-type="float" office:value="27.926611" calcext:value-type="float">
            <text:p>27.926611</text:p>
          </table:table-cell>
          <table:table-cell office:value-type="float" office:value="29.208894" calcext:value-type="float">
            <text:p>29.208894</text:p>
          </table:table-cell>
          <table:table-cell office:value-type="float" office:value="30.409466" calcext:value-type="float">
            <text:p>30.409466</text:p>
          </table:table-cell>
          <table:table-cell office:value-type="float" office:value="25.858583" calcext:value-type="float">
            <text:p>25.858583</text:p>
          </table:table-cell>
          <table:table-cell table:number-columns-repeated="4"/>
        </table:table-row>
        <table:table-row table:style-name="ro1">
          <table:table-cell office:value-type="float" office:value="28.507002" calcext:value-type="float">
            <text:p>28.507002</text:p>
          </table:table-cell>
          <table:table-cell office:value-type="float" office:value="29.699241" calcext:value-type="float">
            <text:p>29.699241</text:p>
          </table:table-cell>
          <table:table-cell office:value-type="float" office:value="30.760057" calcext:value-type="float">
            <text:p>30.760057</text:p>
          </table:table-cell>
          <table:table-cell office:value-type="float" office:value="23.460001" calcext:value-type="float">
            <text:p>23.460001</text:p>
          </table:table-cell>
          <table:table-cell table:number-columns-repeated="4"/>
        </table:table-row>
        <table:table-row table:style-name="ro1">
          <table:table-cell office:value-type="float" office:value="29.058079" calcext:value-type="float">
            <text:p>29.058079</text:p>
          </table:table-cell>
          <table:table-cell office:value-type="float" office:value="30.146286" calcext:value-type="float">
            <text:p>30.146286</text:p>
          </table:table-cell>
          <table:table-cell office:value-type="float" office:value="31.038826" calcext:value-type="float">
            <text:p>31.038826</text:p>
          </table:table-cell>
          <table:table-cell office:value-type="float" office:value="20.432303" calcext:value-type="float">
            <text:p>20.432303</text:p>
          </table:table-cell>
          <table:table-cell table:number-columns-repeated="4"/>
        </table:table-row>
        <table:table-row table:style-name="ro1">
          <table:table-cell office:value-type="float" office:value="29.575871" calcext:value-type="float">
            <text:p>29.575871</text:p>
          </table:table-cell>
          <table:table-cell office:value-type="float" office:value="30.54231" calcext:value-type="float">
            <text:p>30.54231</text:p>
          </table:table-cell>
          <table:table-cell office:value-type="float" office:value="31.229681" calcext:value-type="float">
            <text:p>31.229681</text:p>
          </table:table-cell>
          <table:table-cell office:value-type="float" office:value="16.728305" calcext:value-type="float">
            <text:p>16.728305</text:p>
          </table:table-cell>
          <table:table-cell table:number-columns-repeated="4"/>
        </table:table-row>
        <table:table-row table:style-name="ro1">
          <table:table-cell office:value-type="float" office:value="30.055509" calcext:value-type="float">
            <text:p>30.055509</text:p>
          </table:table-cell>
          <table:table-cell office:value-type="float" office:value="30.877496" calcext:value-type="float">
            <text:p>30.877496</text:p>
          </table:table-cell>
          <table:table-cell table:style-name="ce1" office:value-type="float" office:value="31.311516" calcext:value-type="float">
            <text:p>31.311516</text:p>
          </table:table-cell>
          <table:table-cell office:value-type="float" office:value="12.341768" calcext:value-type="float">
            <text:p>12.341768</text:p>
          </table:table-cell>
          <table:table-cell table:number-columns-repeated="4"/>
        </table:table-row>
        <table:table-row table:style-name="ro1">
          <table:table-cell office:value-type="float" office:value="30.491756" calcext:value-type="float">
            <text:p>30.491756</text:p>
          </table:table-cell>
          <table:table-cell office:value-type="float" office:value="31.139113" calcext:value-type="float">
            <text:p>31.139113</text:p>
          </table:table-cell>
          <table:table-cell office:value-type="float" office:value="31.257185" calcext:value-type="float">
            <text:p>31.257185</text:p>
          </table:table-cell>
          <table:table-cell office:value-type="float" office:value="7.320473" calcext:value-type="float">
            <text:p>7.320473</text:p>
          </table:table-cell>
          <table:table-cell table:number-columns-repeated="4"/>
        </table:table-row>
        <table:table-row table:style-name="ro1">
          <table:table-cell office:value-type="float" office:value="30.877694" calcext:value-type="float">
            <text:p>30.877694</text:p>
          </table:table-cell>
          <table:table-cell office:value-type="float" office:value="31.310664" calcext:value-type="float">
            <text:p>31.310664</text:p>
          </table:table-cell>
          <table:table-cell office:value-type="float" office:value="31.031724" calcext:value-type="float">
            <text:p>31.031724</text:p>
          </table:table-cell>
          <table:table-cell office:value-type="float" office:value="1.770625" calcext:value-type="float">
            <text:p>1.770625</text:p>
          </table:table-cell>
          <table:table-cell table:number-columns-repeated="4"/>
        </table:table-row>
        <table:table-row table:style-name="ro1">
          <table:table-cell office:value-type="float" office:value="31.203425" calcext:value-type="float">
            <text:p>31.203425</text:p>
          </table:table-cell>
          <table:table-cell table:style-name="ce1" office:value-type="float" office:value="31.370599" calcext:value-type="float">
            <text:p>31.370599</text:p>
          </table:table-cell>
          <table:table-cell office:value-type="float" office:value="30.590722" calcext:value-type="float">
            <text:p>30.590722</text:p>
          </table:table-cell>
          <table:table-cell office:value-type="float" office:value="-4.151494" calcext:value-type="float">
            <text:p>-4.151494</text:p>
          </table:table-cell>
          <table:table-cell table:number-columns-repeated="4"/>
        </table:table-row>
        <table:table-row table:style-name="ro1">
          <table:table-cell office:value-type="float" office:value="31.456272" calcext:value-type="float">
            <text:p>31.456272</text:p>
          </table:table-cell>
          <table:table-cell office:value-type="float" office:value="31.290614" calcext:value-type="float">
            <text:p>31.290614</text:p>
          </table:table-cell>
          <table:table-cell office:value-type="float" office:value="29.878789" calcext:value-type="float">
            <text:p>29.878789</text:p>
          </table:table-cell>
          <table:table-cell office:value-type="float" office:value="-10.259724" calcext:value-type="float">
            <text:p>-10.259724</text:p>
          </table:table-cell>
          <table:table-cell table:number-columns-repeated="4"/>
        </table:table-row>
        <table:table-row table:style-name="ro1">
          <table:table-cell office:value-type="float" office:value="31.619677" calcext:value-type="float">
            <text:p>31.619677</text:p>
          </table:table-cell>
          <table:table-cell office:value-type="float" office:value="31.033702" calcext:value-type="float">
            <text:p>31.033702</text:p>
          </table:table-cell>
          <table:table-cell office:value-type="float" office:value="28.828677" calcext:value-type="float">
            <text:p>28.828677</text:p>
          </table:table-cell>
          <table:table-cell office:value-type="float" office:value="-16.364723" calcext:value-type="float">
            <text:p>-16.364723</text:p>
          </table:table-cell>
          <table:table-cell table:number-columns-repeated="4"/>
        </table:table-row>
        <table:table-row table:style-name="ro1">
          <table:table-cell table:style-name="ce1" office:value-type="float" office:value="31.670047" calcext:value-type="float">
            <text:p>31.670047</text:p>
          </table:table-cell>
          <table:table-cell table:style-name="ce2" office:value-type="float" office:value="30.551344" calcext:value-type="float">
            <text:p>30.551344</text:p>
          </table:table-cell>
          <table:table-cell office:value-type="float" office:value="27.362034" calcext:value-type="float">
            <text:p>27.362034</text:p>
          </table:table-cell>
          <table:table-cell office:value-type="float" office:value="-22.298724" calcext:value-type="float">
            <text:p>-22.298724</text:p>
          </table:table-cell>
          <table:table-cell table:number-columns-repeated="4"/>
        </table:table-row>
        <table:table-row table:style-name="ro1">
          <table:table-cell office:value-type="float" office:value="31.57379" calcext:value-type="float">
            <text:p>31.57379</text:p>
          </table:table-cell>
          <table:table-cell office:value-type="float" office:value="29.78191" calcext:value-type="float">
            <text:p>29.78191</text:p>
          </table:table-cell>
          <table:table-cell office:value-type="float" office:value="25.393396" calcext:value-type="float">
            <text:p>25.393396</text:p>
          </table:table-cell>
          <table:table-cell office:value-type="float" office:value="-27.931787" calcext:value-type="float">
            <text:p>-27.931787</text:p>
          </table:table-cell>
          <table:table-cell table:number-columns-repeated="4"/>
        </table:table-row>
        <table:table-row table:style-name="ro1">
          <table:table-cell office:value-type="float" office:value="31.284708" calcext:value-type="float">
            <text:p>31.284708</text:p>
          </table:table-cell>
          <table:table-cell office:value-type="float" office:value="28.648506" calcext:value-type="float">
            <text:p>28.648506</text:p>
          </table:table-cell>
          <table:table-cell office:value-type="float" office:value="22.838221" calcext:value-type="float">
            <text:p>22.838221</text:p>
          </table:table-cell>
          <table:table-cell office:value-type="float" office:value="-33.177255" calcext:value-type="float">
            <text:p>-33.177255</text:p>
          </table:table-cell>
          <table:table-cell table:number-columns-repeated="4"/>
        </table:table-row>
        <table:table-row table:style-name="ro1">
          <table:table-cell office:value-type="float" office:value="30.738967" calcext:value-type="float">
            <text:p>30.738967</text:p>
          </table:table-cell>
          <table:table-cell office:value-type="float" office:value="27.060385" calcext:value-type="float">
            <text:p>27.060385</text:p>
          </table:table-cell>
          <table:table-cell office:value-type="float" office:value="19.62624" calcext:value-type="float">
            <text:p>19.62624</text:p>
          </table:table-cell>
          <table:table-cell office:value-type="float" office:value="-37.988426" calcext:value-type="float">
            <text:p>-37.988426</text:p>
          </table:table-cell>
          <table:table-cell table:number-columns-repeated="4"/>
        </table:table-row>
        <table:table-row table:style-name="ro1">
          <table:table-cell office:value-type="float" office:value="29.849019" calcext:value-type="float">
            <text:p>29.849019</text:p>
          </table:table-cell>
          <table:table-cell office:value-type="float" office:value="24.91868" calcext:value-type="float">
            <text:p>24.91868</text:p>
          </table:table-cell>
          <table:table-cell office:value-type="float" office:value="15.718625" calcext:value-type="float">
            <text:p>15.718625</text:p>
          </table:table-cell>
          <table:table-cell office:value-type="float" office:value="-42.350369" calcext:value-type="float">
            <text:p>-42.350369</text:p>
          </table:table-cell>
          <table:table-cell table:number-columns-repeated="4"/>
        </table:table-row>
        <table:table-row table:style-name="ro1">
          <table:table-cell office:value-type="float" office:value="28.501254" calcext:value-type="float">
            <text:p>28.501254</text:p>
          </table:table-cell>
          <table:table-cell office:value-type="float" office:value="22.129233" calcext:value-type="float">
            <text:p>22.129233</text:p>
          </table:table-cell>
          <table:table-cell office:value-type="float" office:value="11.124896" calcext:value-type="float">
            <text:p>11.124896</text:p>
          </table:table-cell>
          <table:table-cell office:value-type="float" office:value="-46.27067" calcext:value-type="float">
            <text:p>-46.27067</text:p>
          </table:table-cell>
          <table:table-cell table:number-columns-repeated="4"/>
        </table:table-row>
        <table:table-row table:style-name="ro1">
          <table:table-cell office:value-type="float" office:value="26.562365" calcext:value-type="float">
            <text:p>26.562365</text:p>
          </table:table-cell>
          <table:table-cell office:value-type="float" office:value="18.622717" calcext:value-type="float">
            <text:p>18.622717</text:p>
          </table:table-cell>
          <table:table-cell office:value-type="float" office:value="5.913203" calcext:value-type="float">
            <text:p>5.913203</text:p>
          </table:table-cell>
          <table:table-cell office:value-type="float" office:value="-49.77122" calcext:value-type="float">
            <text:p>-49.77122</text:p>
          </table:table-cell>
          <table:table-cell table:number-columns-repeated="4"/>
        </table:table-row>
        <table:table-row table:style-name="ro1">
          <table:table-cell office:value-type="float" office:value="23.8957" calcext:value-type="float">
            <text:p>23.8957</text:p>
          </table:table-cell>
          <table:table-cell office:value-type="float" office:value="14.376905" calcext:value-type="float">
            <text:p>14.376905</text:p>
          </table:table-cell>
          <table:table-cell office:value-type="float" office:value="0.209716" calcext:value-type="float">
            <text:p>0.209716</text:p>
          </table:table-cell>
          <table:table-cell office:value-type="float" office:value="-52.88192" calcext:value-type="float">
            <text:p>-52.88192</text:p>
          </table:table-cell>
          <table:table-cell table:number-columns-repeated="4"/>
        </table:table-row>
        <table:table-row table:style-name="ro1">
          <table:table-cell office:value-type="float" office:value="20.395583" calcext:value-type="float">
            <text:p>20.395583</text:p>
          </table:table-cell>
          <table:table-cell office:value-type="float" office:value="9.433736" calcext:value-type="float">
            <text:p>9.433736</text:p>
          </table:table-cell>
          <table:table-cell office:value-type="float" office:value="-5.815569" calcext:value-type="float">
            <text:p>-5.815569</text:p>
          </table:table-cell>
          <table:table-cell office:value-type="float" office:value="-55.636305" calcext:value-type="float">
            <text:p>-55.636305</text:p>
          </table:table-cell>
          <table:table-cell table:number-columns-repeated="4"/>
        </table:table-row>
        <table:table-row table:style-name="ro1">
          <table:table-cell office:value-type="float" office:value="16.030781" calcext:value-type="float">
            <text:p>16.030781</text:p>
          </table:table-cell>
          <table:table-cell office:value-type="float" office:value="3.900758" calcext:value-type="float">
            <text:p>3.900758</text:p>
          </table:table-cell>
          <table:table-cell office:value-type="float" office:value="-11.970971" calcext:value-type="float">
            <text:p>-11.970971</text:p>
          </table:table-cell>
          <table:table-cell office:value-type="float" office:value="-58.068669" calcext:value-type="float">
            <text:p>-58.068669</text:p>
          </table:table-cell>
          <table:table-cell table:number-columns-repeated="4"/>
        </table:table-row>
        <table:table-row table:style-name="ro1">
          <table:table-cell office:value-type="float" office:value="10.86594" calcext:value-type="float">
            <text:p>10.86594</text:p>
          </table:table-cell>
          <table:table-cell office:value-type="float" office:value="-2.062794" calcext:value-type="float">
            <text:p>-2.062794</text:p>
          </table:table-cell>
          <table:table-cell office:value-type="float" office:value="-18.06973" calcext:value-type="float">
            <text:p>-18.06973</text:p>
          </table:table-cell>
          <table:table-cell office:value-type="float" office:value="-60.212335" calcext:value-type="float">
            <text:p>-60.212335</text:p>
          </table:table-cell>
          <table:table-cell table:number-columns-repeated="4"/>
        </table:table-row>
        <table:table-row table:style-name="ro1">
          <table:table-cell office:value-type="float" office:value="5.041226" calcext:value-type="float">
            <text:p>5.041226</text:p>
          </table:table-cell>
          <table:table-cell office:value-type="float" office:value="-8.26793" calcext:value-type="float">
            <text:p>-8.26793</text:p>
          </table:table-cell>
          <table:table-cell office:value-type="float" office:value="-23.951741" calcext:value-type="float">
            <text:p>-23.951741</text:p>
          </table:table-cell>
          <table:table-cell office:value-type="float" office:value="-62.098671" calcext:value-type="float">
            <text:p>-62.098671</text:p>
          </table:table-cell>
          <table:table-cell table:number-columns-repeated="4"/>
        </table:table-row>
        <table:table-row table:style-name="ro1">
          <table:table-cell office:value-type="float" office:value="-1.261738" calcext:value-type="float">
            <text:p>-1.261738</text:p>
          </table:table-cell>
          <table:table-cell office:value-type="float" office:value="-14.517632" calcext:value-type="float">
            <text:p>-14.517632</text:p>
          </table:table-cell>
          <table:table-cell office:value-type="float" office:value="-29.497752" calcext:value-type="float">
            <text:p>-29.497752</text:p>
          </table:table-cell>
          <table:table-cell office:value-type="float" office:value="-63.756619" calcext:value-type="float">
            <text:p>-63.756619</text:p>
          </table:table-cell>
          <table:table-cell table:number-columns-repeated="4"/>
        </table:table-row>
        <table:table-row table:style-name="ro1">
          <table:table-cell office:value-type="float" office:value="-7.833511" calcext:value-type="float">
            <text:p>-7.833511</text:p>
          </table:table-cell>
          <table:table-cell office:value-type="float" office:value="-20.627323" calcext:value-type="float">
            <text:p>-20.627323</text:p>
          </table:table-cell>
          <table:table-cell office:value-type="float" office:value="-34.632555" calcext:value-type="float">
            <text:p>-34.632555</text:p>
          </table:table-cell>
          <table:table-cell office:value-type="float" office:value="-65.21249" calcext:value-type="float">
            <text:p>-65.21249</text:p>
          </table:table-cell>
          <table:table-cell table:number-columns-repeated="4"/>
        </table:table-row>
        <table:table-row table:style-name="ro1">
          <table:table-cell office:value-type="float" office:value="-14.442975" calcext:value-type="float">
            <text:p>-14.442975</text:p>
          </table:table-cell>
          <table:table-cell office:value-type="float" office:value="-26.445488" calcext:value-type="float">
            <text:p>-26.445488</text:p>
          </table:table-cell>
          <table:table-cell office:value-type="float" office:value="-39.3201" calcext:value-type="float">
            <text:p>-39.3201</text:p>
          </table:table-cell>
          <table:table-cell office:value-type="float" office:value="-66.489991" calcext:value-type="float">
            <text:p>-66.489991</text:p>
          </table:table-cell>
          <table:table-cell table:number-columns-repeated="4"/>
        </table:table-row>
        <table:table-row table:style-name="ro1">
          <table:table-cell office:value-type="float" office:value="-20.862742" calcext:value-type="float">
            <text:p>-20.862742</text:p>
          </table:table-cell>
          <table:table-cell office:value-type="float" office:value="-31.867446" calcext:value-type="float">
            <text:p>-31.867446</text:p>
          </table:table-cell>
          <table:table-cell office:value-type="float" office:value="-43.554145" calcext:value-type="float">
            <text:p>-43.554145</text:p>
          </table:table-cell>
          <table:table-cell office:value-type="float" office:value="-67.610334" calcext:value-type="float">
            <text:p>-67.610334</text:p>
          </table:table-cell>
          <table:table-cell table:number-columns-repeated="4"/>
        </table:table-row>
        <table:table-row table:style-name="ro1">
          <table:table-cell office:value-type="float" office:value="-26.908697" calcext:value-type="float">
            <text:p>-26.908697</text:p>
          </table:table-cell>
          <table:table-cell office:value-type="float" office:value="-36.835969" calcext:value-type="float">
            <text:p>-36.835969</text:p>
          </table:table-cell>
          <table:table-cell office:value-type="float" office:value="-47.348652" calcext:value-type="float">
            <text:p>-47.348652</text:p>
          </table:table-cell>
          <table:table-cell office:value-type="float" office:value="-68.592401" calcext:value-type="float">
            <text:p>-68.592401</text:p>
          </table:table-cell>
          <table:table-cell table:number-columns-repeated="4"/>
        </table:table-row>
        <table:table-row table:style-name="ro1">
          <table:table-cell office:value-type="float" office:value="-32.465027" calcext:value-type="float">
            <text:p>-32.465027</text:p>
          </table:table-cell>
          <table:table-cell office:value-type="float" office:value="-41.332961" calcext:value-type="float">
            <text:p>-41.332961</text:p>
          </table:table-cell>
          <table:table-cell office:value-type="float" office:value="-50.729705" calcext:value-type="float">
            <text:p>-50.729705</text:p>
          </table:table-cell>
          <table:table-cell office:value-type="float" office:value="-69.452941" calcext:value-type="float">
            <text:p>-69.452941</text:p>
          </table:table-cell>
          <table:table-cell table:number-columns-repeated="4"/>
        </table:table-row>
        <table:table-row table:style-name="ro1">
          <table:table-cell office:value-type="float" office:value="-37.484061" calcext:value-type="float">
            <text:p>-37.484061</text:p>
          </table:table-cell>
          <table:table-cell office:value-type="float" office:value="-45.367488" calcext:value-type="float">
            <text:p>-45.367488</text:p>
          </table:table-cell>
          <table:table-cell office:value-type="float" office:value="-53.729583" calcext:value-type="float">
            <text:p>-53.729583</text:p>
          </table:table-cell>
          <table:table-cell office:value-type="float" office:value="-70.206762" calcext:value-type="float">
            <text:p>-70.206762</text:p>
          </table:table-cell>
          <table:table-cell table:number-columns-repeated="4"/>
        </table:table-row>
        <table:table-row table:style-name="ro1">
          <table:table-cell office:value-type="float" office:value="-41.968303" calcext:value-type="float">
            <text:p>-41.968303</text:p>
          </table:table-cell>
          <table:table-cell office:value-type="float" office:value="-48.964808" calcext:value-type="float">
            <text:p>-48.964808</text:p>
          </table:table-cell>
          <table:table-cell office:value-type="float" office:value="-56.382954" calcext:value-type="float">
            <text:p>-56.382954</text:p>
          </table:table-cell>
          <table:table-cell office:value-type="float" office:value="-70.866933" calcext:value-type="float">
            <text:p>-70.866933</text:p>
          </table:table-cell>
          <table:table-cell table:number-columns-repeated="4"/>
        </table:table-row>
        <table:table-row table:style-name="ro1">
          <table:table-cell office:value-type="float" office:value="-45.94922" calcext:value-type="float">
            <text:p>-45.94922</text:p>
          </table:table-cell>
          <table:table-cell office:value-type="float" office:value="-52.158382" calcext:value-type="float">
            <text:p>-52.158382</text:p>
          </table:table-cell>
          <table:table-cell office:value-type="float" office:value="-58.724363" calcext:value-type="float">
            <text:p>-58.724363</text:p>
          </table:table-cell>
          <table:table-cell office:value-type="float" office:value="-71.444968" calcext:value-type="float">
            <text:p>-71.444968</text:p>
          </table:table-cell>
          <table:table-cell table:number-columns-repeated="4"/>
        </table:table-row>
        <table:table-row table:style-name="ro1">
          <table:table-cell office:value-type="float" office:value="-49.470915" calcext:value-type="float">
            <text:p>-49.470915</text:p>
          </table:table-cell>
          <table:table-cell office:value-type="float" office:value="-54.984785" calcext:value-type="float">
            <text:p>-54.984785</text:p>
          </table:table-cell>
          <table:table-cell office:value-type="float" office:value="-60.786845" calcext:value-type="float">
            <text:p>-60.786845</text:p>
          </table:table-cell>
          <table:table-cell office:value-type="float" office:value="-71.951" calcext:value-type="float">
            <text:p>-71.951</text:p>
          </table:table-cell>
          <table:table-cell table:number-columns-repeated="4"/>
        </table:table-row>
        <table:table-row table:style-name="ro1">
          <table:table-cell office:value-type="float" office:value="-52.580516" calcext:value-type="float">
            <text:p>-52.580516</text:p>
          </table:table-cell>
          <table:table-cell office:value-type="float" office:value="-57.480617" calcext:value-type="float">
            <text:p>-57.480617</text:p>
          </table:table-cell>
          <table:table-cell office:value-type="float" office:value="-62.601182" calcext:value-type="float">
            <text:p>-62.601182</text:p>
          </table:table-cell>
          <table:table-cell office:value-type="float" office:value="-72.393933" calcext:value-type="float">
            <text:p>-72.393933</text:p>
          </table:table-cell>
          <table:table-cell table:number-columns-repeated="4"/>
        </table:table-row>
        <table:table-row table:style-name="ro1">
          <table:table-cell office:value-type="float" office:value="-55.323494" calcext:value-type="float">
            <text:p>-55.323494</text:p>
          </table:table-cell>
          <table:table-cell office:value-type="float" office:value="-59.680822" calcext:value-type="float">
            <text:p>-59.680822</text:p>
          </table:table-cell>
          <table:table-cell office:value-type="float" office:value="-64.195588" calcext:value-type="float">
            <text:p>-64.195588</text:p>
          </table:table-cell>
          <table:table-cell office:value-type="float" office:value="-72.781592" calcext:value-type="float">
            <text:p>-72.781592</text:p>
          </table:table-cell>
          <table:table-cell table:number-columns-repeated="4"/>
        </table:table-row>
        <table:table-row table:style-name="ro1">
          <table:table-cell office:value-type="float" office:value="-57.741625" calcext:value-type="float">
            <text:p>-57.741625</text:p>
          </table:table-cell>
          <table:table-cell office:value-type="float" office:value="-61.61795" calcext:value-type="float">
            <text:p>-61.61795</text:p>
          </table:table-cell>
          <table:table-cell office:value-type="float" office:value="-65.595561" calcext:value-type="float">
            <text:p>-65.595561</text:p>
          </table:table-cell>
          <table:table-cell office:value-type="float" office:value="-73.120837" calcext:value-type="float">
            <text:p>-73.120837</text:p>
          </table:table-cell>
          <table:table-cell table:number-columns-repeated="4"/>
        </table:table-row>
        <table:table-row table:style-name="ro1">
          <table:table-cell office:value-type="float" office:value="-59.872581" calcext:value-type="float">
            <text:p>-59.872581</text:p>
          </table:table-cell>
          <table:table-cell office:value-type="float" office:value="-63.321802" calcext:value-type="float">
            <text:p>-63.321802</text:p>
          </table:table-cell>
          <table:table-cell office:value-type="float" office:value="-66.824031" calcext:value-type="float">
            <text:p>-66.824031</text:p>
          </table:table-cell>
          <table:table-cell office:value-type="float" office:value="-73.417689" calcext:value-type="float">
            <text:p>-73.417689</text:p>
          </table:table-cell>
          <table:table-cell table:number-columns-repeated="4"/>
        </table:table-row>
        <table:table-row table:style-name="ro1">
          <table:table-cell office:value-type="float" office:value="-61.74984" calcext:value-type="float">
            <text:p>-61.74984</text:p>
          </table:table-cell>
          <table:table-cell office:value-type="float" office:value="-64.819304" calcext:value-type="float">
            <text:p>-64.819304</text:p>
          </table:table-cell>
          <table:table-cell office:value-type="float" office:value="-67.90144" calcext:value-type="float">
            <text:p>-67.90144</text:p>
          </table:table-cell>
          <table:table-cell office:value-type="float" office:value="-73.677426" calcext:value-type="float">
            <text:p>-73.677426</text:p>
          </table:table-cell>
          <table:table-cell table:number-columns-repeated="4"/>
        </table:table-row>
        <table:table-row table:style-name="ro1">
          <table:table-cell office:value-type="float" office:value="-63.403178" calcext:value-type="float">
            <text:p>-63.403178</text:p>
          </table:table-cell>
          <table:table-cell office:value-type="float" office:value="-66.134637" calcext:value-type="float">
            <text:p>-66.134637</text:p>
          </table:table-cell>
          <table:table-cell office:value-type="float" office:value="-68.845978" calcext:value-type="float">
            <text:p>-68.845978</text:p>
          </table:table-cell>
          <table:table-cell office:value-type="float" office:value="-73.904674" calcext:value-type="float">
            <text:p>-73.904674</text:p>
          </table:table-cell>
          <table:table-cell table:number-columns-repeated="4"/>
        </table:table-row>
        <table:table-row table:style-name="ro1">
          <table:table-cell office:value-type="float" office:value="-64.858944" calcext:value-type="float">
            <text:p>-64.858944</text:p>
          </table:table-cell>
          <table:table-cell office:value-type="float" office:value="-67.289386" calcext:value-type="float">
            <text:p>-67.289386</text:p>
          </table:table-cell>
          <table:table-cell office:value-type="float" office:value="-69.673747" calcext:value-type="float">
            <text:p>-69.673747</text:p>
          </table:table-cell>
          <table:table-cell office:value-type="float" office:value="-74.103485" calcext:value-type="float">
            <text:p>-74.103485</text:p>
          </table:table-cell>
          <table:table-cell table:number-columns-repeated="4"/>
        </table:table-row>
        <table:table-row table:style-name="ro1">
          <table:table-cell office:value-type="float" office:value="-66.140453" calcext:value-type="float">
            <text:p>-66.140453</text:p>
          </table:table-cell>
          <table:table-cell office:value-type="float" office:value="-68.302746" calcext:value-type="float">
            <text:p>-68.302746</text:p>
          </table:table-cell>
          <table:table-cell office:value-type="float" office:value="-70.398981" calcext:value-type="float">
            <text:p>-70.398981</text:p>
          </table:table-cell>
          <table:table-cell office:value-type="float" office:value="-74.27741" calcext:value-type="float">
            <text:p>-74.27741</text:p>
          </table:table-cell>
          <table:table-cell table:number-columns-repeated="4"/>
        </table:table-row>
        <table:table-row table:style-name="ro1">
          <table:table-cell office:value-type="float" office:value="-67.268349" calcext:value-type="float">
            <text:p>-67.268349</text:p>
          </table:table-cell>
          <table:table-cell office:value-type="float" office:value="-69.191733" calcext:value-type="float">
            <text:p>-69.191733</text:p>
          </table:table-cell>
          <table:table-cell office:value-type="float" office:value="-71.034232" calcext:value-type="float">
            <text:p>-71.034232</text:p>
          </table:table-cell>
          <table:table-cell office:value-type="float" office:value="-74.429559" calcext:value-type="float">
            <text:p>-74.429559</text:p>
          </table:table-cell>
          <table:table-cell table:number-columns-repeated="4"/>
        </table:table-row>
        <table:table-row table:style-name="ro1">
          <table:table-cell office:value-type="float" office:value="-68.260855" calcext:value-type="float">
            <text:p>-68.260855</text:p>
          </table:table-cell>
          <table:table-cell office:value-type="float" office:value="-69.971397" calcext:value-type="float">
            <text:p>-69.971397</text:p>
          </table:table-cell>
          <table:table-cell office:value-type="float" office:value="-71.590559" calcext:value-type="float">
            <text:p>-71.590559</text:p>
          </table:table-cell>
          <table:table-cell office:value-type="float" office:value="-74.562652" calcext:value-type="float">
            <text:p>-74.562652</text:p>
          </table:table-cell>
          <table:table-cell table:number-columns-repeated="4"/>
        </table:table-row>
        <table:table-row table:style-name="ro1">
          <table:table-cell office:value-type="float" office:value="-69.134077" calcext:value-type="float">
            <text:p>-69.134077</text:p>
          </table:table-cell>
          <table:table-cell office:value-type="float" office:value="-70.655026" calcext:value-type="float">
            <text:p>-70.655026</text:p>
          </table:table-cell>
          <table:table-cell office:value-type="float" office:value="-72.077687" calcext:value-type="float">
            <text:p>-72.077687</text:p>
          </table:table-cell>
          <table:table-cell office:value-type="float" office:value="-74.679074" calcext:value-type="float">
            <text:p>-74.679074</text:p>
          </table:table-cell>
          <table:table-cell table:number-columns-repeated="4"/>
        </table:table-row>
        <table:table-row table:style-name="ro1">
          <table:table-cell office:value-type="float" office:value="-69.90225" calcext:value-type="float">
            <text:p>-69.90225</text:p>
          </table:table-cell>
          <table:table-cell office:value-type="float" office:value="-71.254334" calcext:value-type="float">
            <text:p>-71.254334</text:p>
          </table:table-cell>
          <table:table-cell office:value-type="float" office:value="-72.504167" calcext:value-type="float">
            <text:p>-72.504167</text:p>
          </table:table-cell>
          <table:table-cell office:value-type="float" office:value="-74.78091" calcext:value-type="float">
            <text:p>-74.78091</text:p>
          </table:table-cell>
          <table:table-cell table:number-columns-repeated="4"/>
        </table:table-row>
        <table:table-row table:style-name="ro1">
          <table:table-cell office:value-type="float" office:value="-70.577916" calcext:value-type="float">
            <text:p>-70.577916</text:p>
          </table:table-cell>
          <table:table-cell office:value-type="float" office:value="-71.779635" calcext:value-type="float">
            <text:p>-71.779635</text:p>
          </table:table-cell>
          <table:table-cell office:value-type="float" office:value="-72.877504" calcext:value-type="float">
            <text:p>-72.877504</text:p>
          </table:table-cell>
          <table:table-cell office:value-type="float" office:value="-74.869987" calcext:value-type="float">
            <text:p>-74.869987</text:p>
          </table:table-cell>
          <table:table-cell table:number-columns-repeated="4"/>
        </table:table-row>
        <table:table-row table:style-name="ro1">
          <table:table-cell office:value-type="float" office:value="-71.172145" calcext:value-type="float">
            <text:p>-71.172145</text:p>
          </table:table-cell>
          <table:table-cell office:value-type="float" office:value="-72.240004" calcext:value-type="float">
            <text:p>-72.240004</text:p>
          </table:table-cell>
          <table:table-cell office:value-type="float" office:value="-73.20429" calcext:value-type="float">
            <text:p>-73.20429</text:p>
          </table:table-cell>
          <table:table-cell office:value-type="float" office:value="-74.947901" calcext:value-type="float">
            <text:p>-74.947901</text:p>
          </table:table-cell>
          <table:table-cell table:number-columns-repeated="4"/>
        </table:table-row>
        <table:table-row table:style-name="ro1">
          <table:table-cell office:value-type="float" office:value="-71.694689" calcext:value-type="float">
            <text:p>-71.694689</text:p>
          </table:table-cell>
          <table:table-cell office:value-type="float" office:value="-72.64342" calcext:value-type="float">
            <text:p>-72.64342</text:p>
          </table:table-cell>
          <table:table-cell office:value-type="float" office:value="-73.490302" calcext:value-type="float">
            <text:p>-73.490302</text:p>
          </table:table-cell>
          <table:table-cell office:value-type="float" office:value="-75.016051" calcext:value-type="float">
            <text:p>-75.016051</text:p>
          </table:table-cell>
          <table:table-cell table:number-columns-repeated="4"/>
        </table:table-row>
        <table:table-row table:style-name="ro1">
          <table:table-cell office:value-type="float" office:value="-72.154175" calcext:value-type="float">
            <text:p>-72.154175</text:p>
          </table:table-cell>
          <table:table-cell office:value-type="float" office:value="-72.996895" calcext:value-type="float">
            <text:p>-72.996895</text:p>
          </table:table-cell>
          <table:table-cell office:value-type="float" office:value="-73.740611" calcext:value-type="float">
            <text:p>-73.740611</text:p>
          </table:table-cell>
          <table:table-cell office:value-type="float" office:value="-75.075658" calcext:value-type="float">
            <text:p>-75.075658</text:p>
          </table:table-cell>
          <table:table-cell table:number-columns-repeated="4"/>
        </table:table-row>
        <table:table-row table:style-name="ro1">
          <table:table-cell office:value-type="float" office:value="-72.558161" calcext:value-type="float">
            <text:p>-72.558161</text:p>
          </table:table-cell>
          <table:table-cell office:value-type="float" office:value="-73.306581" calcext:value-type="float">
            <text:p>-73.306581</text:p>
          </table:table-cell>
          <table:table-cell office:value-type="float" office:value="-73.959659" calcext:value-type="float">
            <text:p>-73.959659</text:p>
          </table:table-cell>
          <table:table-cell office:value-type="float" office:value="-75.127793" calcext:value-type="float">
            <text:p>-75.127793</text:p>
          </table:table-cell>
          <table:table-cell table:number-columns-repeated="4"/>
        </table:table-row>
        <table:table-row table:style-name="ro1">
          <table:table-cell office:value-type="float" office:value="-72.913337" calcext:value-type="float">
            <text:p>-72.913337</text:p>
          </table:table-cell>
          <table:table-cell office:value-type="float" office:value="-73.577884" calcext:value-type="float">
            <text:p>-73.577884</text:p>
          </table:table-cell>
          <table:table-cell office:value-type="float" office:value="-74.151338" calcext:value-type="float">
            <text:p>-74.151338</text:p>
          </table:table-cell>
          <table:table-cell office:value-type="float" office:value="-75.173392" calcext:value-type="float">
            <text:p>-75.173392</text:p>
          </table:table-cell>
          <table:table-cell table:number-columns-repeated="4"/>
        </table:table-row>
        <table:table-row table:style-name="ro1">
          <table:table-cell office:value-type="float" office:value="-73.225587" calcext:value-type="float">
            <text:p>-73.225587</text:p>
          </table:table-cell>
          <table:table-cell office:value-type="float" office:value="-73.815545" calcext:value-type="float">
            <text:p>-73.815545</text:p>
          </table:table-cell>
          <table:table-cell office:value-type="float" office:value="-74.319063" calcext:value-type="float">
            <text:p>-74.319063</text:p>
          </table:table-cell>
          <table:table-cell office:value-type="float" office:value="-75.213274" calcext:value-type="float">
            <text:p>-75.213274</text:p>
          </table:table-cell>
          <table:table-cell table:number-columns-repeated="4"/>
        </table:table-row>
        <table:table-row table:style-name="ro1">
          <table:table-cell office:value-type="float" office:value="-73.500053" calcext:value-type="float">
            <text:p>-73.500053</text:p>
          </table:table-cell>
          <table:table-cell office:value-type="float" office:value="-74.023724" calcext:value-type="float">
            <text:p>-74.023724</text:p>
          </table:table-cell>
          <table:table-cell office:value-type="float" office:value="-74.465815" calcext:value-type="float">
            <text:p>-74.465815</text:p>
          </table:table-cell>
          <table:table-cell office:value-type="float" office:value="-75.248155" calcext:value-type="float">
            <text:p>-75.248155</text:p>
          </table:table-cell>
          <table:table-cell table:number-columns-repeated="4"/>
        </table:table-row>
        <table:table-row table:style-name="ro1">
          <table:table-cell office:value-type="float" office:value="-73.74132" calcext:value-type="float">
            <text:p>-73.74132</text:p>
          </table:table-cell>
          <table:table-cell office:value-type="float" office:value="-74.206065" calcext:value-type="float">
            <text:p>-74.206065</text:p>
          </table:table-cell>
          <table:table-cell office:value-type="float" office:value="-74.594219" calcext:value-type="float">
            <text:p>-74.594219</text:p>
          </table:table-cell>
          <table:table-cell office:value-type="float" office:value="-75.278663" calcext:value-type="float">
            <text:p>-75.278663</text:p>
          </table:table-cell>
          <table:table-cell table:number-columns-repeated="4"/>
        </table:table-row>
        <table:table-row table:style-name="ro1">
          <table:table-cell office:value-type="float" office:value="-73.953386" calcext:value-type="float">
            <text:p>-73.953386</text:p>
          </table:table-cell>
          <table:table-cell office:value-type="float" office:value="-74.365772" calcext:value-type="float">
            <text:p>-74.365772</text:p>
          </table:table-cell>
          <table:table-cell office:value-type="float" office:value="-74.706559" calcext:value-type="float">
            <text:p>-74.706559</text:p>
          </table:table-cell>
          <table:table-cell office:value-type="float" office:value="-75.305345" calcext:value-type="float">
            <text:p>-75.305345</text:p>
          </table:table-cell>
          <table:table-cell table:number-columns-repeated="4"/>
        </table:table-row>
        <table:table-row table:style-name="ro1">
          <table:table-cell office:value-type="float" office:value="-74.13977" calcext:value-type="float">
            <text:p>-74.13977</text:p>
          </table:table-cell>
          <table:table-cell office:value-type="float" office:value="-74.505648" calcext:value-type="float">
            <text:p>-74.505648</text:p>
          </table:table-cell>
          <table:table-cell office:value-type="float" office:value="-74.804845" calcext:value-type="float">
            <text:p>-74.804845</text:p>
          </table:table-cell>
          <table:table-cell office:value-type="float" office:value="-75.328681" calcext:value-type="float">
            <text:p>-75.328681</text:p>
          </table:table-cell>
          <table:table-cell table:number-columns-repeated="4"/>
        </table:table-row>
        <table:table-row table:style-name="ro1">
          <table:table-cell office:value-type="float" office:value="-74.303586" calcext:value-type="float">
            <text:p>-74.303586</text:p>
          </table:table-cell>
          <table:table-cell office:value-type="float" office:value="-74.628149" calcext:value-type="float">
            <text:p>-74.628149</text:p>
          </table:table-cell>
          <table:table-cell office:value-type="float" office:value="-74.890828" calcext:value-type="float">
            <text:p>-74.890828</text:p>
          </table:table-cell>
          <table:table-cell office:value-type="float" office:value="-75.34909" calcext:value-type="float">
            <text:p>-75.34909</text:p>
          </table:table-cell>
          <table:table-cell table:number-columns-repeated="4"/>
        </table:table-row>
        <table:table-row table:style-name="ro1">
          <table:table-cell office:value-type="float" office:value="-74.447568" calcext:value-type="float">
            <text:p>-74.447568</text:p>
          </table:table-cell>
          <table:table-cell office:value-type="float" office:value="-74.735428" calcext:value-type="float">
            <text:p>-74.735428</text:p>
          </table:table-cell>
          <table:table-cell office:value-type="float" office:value="-74.966053" calcext:value-type="float">
            <text:p>-74.966053</text:p>
          </table:table-cell>
          <table:table-cell office:value-type="float" office:value="-75.36694" calcext:value-type="float">
            <text:p>-75.36694</text:p>
          </table:table-cell>
          <table:table-cell table:number-columns-repeated="4"/>
        </table:table-row>
        <table:table-row table:style-name="ro1">
          <table:table-cell office:value-type="float" office:value="-74.574107" calcext:value-type="float">
            <text:p>-74.574107</text:p>
          </table:table-cell>
          <table:table-cell office:value-type="float" office:value="-74.829377" calcext:value-type="float">
            <text:p>-74.829377</text:p>
          </table:table-cell>
          <table:table-cell office:value-type="float" office:value="-75.031854" calcext:value-type="float">
            <text:p>-75.031854</text:p>
          </table:table-cell>
          <table:table-cell office:value-type="float" office:value="-75.382551" calcext:value-type="float">
            <text:p>-75.382551</text:p>
          </table:table-cell>
          <table:table-cell table:number-columns-repeated="4"/>
        </table:table-row>
        <table:table-row table:style-name="ro1">
          <table:table-cell office:value-type="float" office:value="-74.685307" calcext:value-type="float">
            <text:p>-74.685307</text:p>
          </table:table-cell>
          <table:table-cell office:value-type="float" office:value="-74.911652" calcext:value-type="float">
            <text:p>-74.911652</text:p>
          </table:table-cell>
          <table:table-cell office:value-type="float" office:value="-75.089421" calcext:value-type="float">
            <text:p>-75.089421</text:p>
          </table:table-cell>
          <table:table-cell office:value-type="float" office:value="-75.396204" calcext:value-type="float">
            <text:p>-75.396204</text:p>
          </table:table-cell>
          <table:table-cell table:number-columns-repeated="4"/>
        </table:table-row>
        <table:table-row table:style-name="ro1">
          <table:table-cell office:value-type="float" office:value="-74.783032" calcext:value-type="float">
            <text:p>-74.783032</text:p>
          </table:table-cell>
          <table:table-cell office:value-type="float" office:value="-74.983694" calcext:value-type="float">
            <text:p>-74.983694</text:p>
          </table:table-cell>
          <table:table-cell office:value-type="float" office:value="-75.139776" calcext:value-type="float">
            <text:p>-75.139776</text:p>
          </table:table-cell>
          <table:table-cell office:value-type="float" office:value="-75.408144" calcext:value-type="float">
            <text:p>-75.408144</text:p>
          </table:table-cell>
          <table:table-cell table:number-columns-repeated="4"/>
        </table:table-row>
        <table:table-row table:style-name="ro1">
          <table:table-cell office:value-type="float" office:value="-74.868901" calcext:value-type="float">
            <text:p>-74.868901</text:p>
          </table:table-cell>
          <table:table-cell office:value-type="float" office:value="-75.046778" calcext:value-type="float">
            <text:p>-75.046778</text:p>
          </table:table-cell>
          <table:table-cell office:value-type="float" office:value="-75.183826" calcext:value-type="float">
            <text:p>-75.183826</text:p>
          </table:table-cell>
          <table:table-cell office:value-type="float" office:value="-75.418587" calcext:value-type="float">
            <text:p>-75.418587</text:p>
          </table:table-cell>
          <table:table-cell table:number-columns-repeated="4"/>
        </table:table-row>
        <table:table-row table:style-name="ro1">
          <table:table-cell office:value-type="float" office:value="-74.944355" calcext:value-type="float">
            <text:p>-74.944355</text:p>
          </table:table-cell>
          <table:table-cell office:value-type="float" office:value="-75.102018" calcext:value-type="float">
            <text:p>-75.102018</text:p>
          </table:table-cell>
          <table:table-cell office:value-type="float" office:value="-75.222354" calcext:value-type="float">
            <text:p>-75.222354</text:p>
          </table:table-cell>
          <table:table-cell office:value-type="float" office:value="-75.42772" calcext:value-type="float">
            <text:p>-75.42772</text:p>
          </table:table-cell>
          <table:table-cell table:number-columns-repeated="4"/>
        </table:table-row>
        <table:table-row table:style-name="ro1">
          <table:table-cell office:value-type="float" office:value="-75.010662" calcext:value-type="float">
            <text:p>-75.010662</text:p>
          </table:table-cell>
          <table:table-cell office:value-type="float" office:value="-75.150387" calcext:value-type="float">
            <text:p>-75.150387</text:p>
          </table:table-cell>
          <table:table-cell office:value-type="float" office:value="-75.256058" calcext:value-type="float">
            <text:p>-75.256058</text:p>
          </table:table-cell>
          <table:table-cell office:value-type="float" office:value="-75.435707" calcext:value-type="float">
            <text:p>-75.435707</text:p>
          </table:table-cell>
          <table:table-cell table:number-columns-repeated="4"/>
        </table:table-row>
        <table:table-row table:style-name="ro1">
          <table:table-cell office:value-type="float" office:value="-75.06893" calcext:value-type="float">
            <text:p>-75.06893</text:p>
          </table:table-cell>
          <table:table-cell office:value-type="float" office:value="-75.192737" calcext:value-type="float">
            <text:p>-75.192737</text:p>
          </table:table-cell>
          <table:table-cell office:value-type="float" office:value="-75.285534" calcext:value-type="float">
            <text:p>-75.285534</text:p>
          </table:table-cell>
          <table:table-cell office:value-type="float" office:value="-75.442692" calcext:value-type="float">
            <text:p>-75.442692</text:p>
          </table:table-cell>
          <table:table-cell table:number-columns-repeated="4"/>
        </table:table-row>
        <table:table-row table:style-name="ro1">
          <table:table-cell office:value-type="float" office:value="-75.120124" calcext:value-type="float">
            <text:p>-75.120124</text:p>
          </table:table-cell>
          <table:table-cell office:value-type="float" office:value="-75.229815" calcext:value-type="float">
            <text:p>-75.229815</text:p>
          </table:table-cell>
          <table:table-cell office:value-type="float" office:value="-75.311318" calcext:value-type="float">
            <text:p>-75.311318</text:p>
          </table:table-cell>
          <table:table-cell office:value-type="float" office:value="-75.448801" calcext:value-type="float">
            <text:p>-75.448801</text:p>
          </table:table-cell>
          <table:table-cell table:number-columns-repeated="4"/>
        </table:table-row>
        <table:table-row table:style-name="ro1">
          <table:table-cell office:value-type="float" office:value="-75.16511" calcext:value-type="float">
            <text:p>-75.16511</text:p>
          </table:table-cell>
          <table:table-cell office:value-type="float" office:value="-75.262282" calcext:value-type="float">
            <text:p>-75.262282</text:p>
          </table:table-cell>
          <table:table-cell office:value-type="float" office:value="-75.33387" calcext:value-type="float">
            <text:p>-75.33387</text:p>
          </table:table-cell>
          <table:table-cell office:value-type="float" office:value="-75.454144" calcext:value-type="float">
            <text:p>-75.454144</text:p>
          </table:table-cell>
          <table:table-cell table:number-columns-repeated="4"/>
        </table:table-row>
        <table:table-row table:style-name="ro1">
          <table:table-cell office:value-type="float" office:value="-75.204632" calcext:value-type="float">
            <text:p>-75.204632</text:p>
          </table:table-cell>
          <table:table-cell office:value-type="float" office:value="-75.290707" calcext:value-type="float">
            <text:p>-75.290707</text:p>
          </table:table-cell>
          <table:table-cell office:value-type="float" office:value="-75.353594" calcext:value-type="float">
            <text:p>-75.353594</text:p>
          </table:table-cell>
          <table:table-cell office:value-type="float" office:value="-75.458816" calcext:value-type="float">
            <text:p>-75.458816</text:p>
          </table:table-cell>
          <table:table-cell table:number-columns-repeated="4"/>
        </table:table-row>
        <table:table-row table:style-name="ro1">
          <table:table-cell office:value-type="float" office:value="-75.239354" calcext:value-type="float">
            <text:p>-75.239354</text:p>
          </table:table-cell>
          <table:table-cell office:value-type="float" office:value="-75.315591" calcext:value-type="float">
            <text:p>-75.315591</text:p>
          </table:table-cell>
          <table:table-cell office:value-type="float" office:value="-75.370842" calcext:value-type="float">
            <text:p>-75.370842</text:p>
          </table:table-cell>
          <table:table-cell office:value-type="float" office:value="-75.462902" calcext:value-type="float">
            <text:p>-75.462902</text:p>
          </table:table-cell>
          <table:table-cell table:number-columns-repeated="4"/>
        </table:table-row>
        <table:table-row table:style-name="ro1">
          <table:table-cell office:value-type="float" office:value="-75.269862" calcext:value-type="float">
            <text:p>-75.269862</text:p>
          </table:table-cell>
          <table:table-cell office:value-type="float" office:value="-75.33738" calcext:value-type="float">
            <text:p>-75.33738</text:p>
          </table:table-cell>
          <table:table-cell office:value-type="float" office:value="-75.385929" calcext:value-type="float">
            <text:p>-75.385929</text:p>
          </table:table-cell>
          <table:table-cell office:value-type="float" office:value="-75.466476" calcext:value-type="float">
            <text:p>-75.466476</text:p>
          </table:table-cell>
          <table:table-cell table:number-columns-repeated="4"/>
        </table:table-row>
        <table:table-row table:style-name="ro1">
          <table:table-cell office:value-type="float" office:value="-75.296662" calcext:value-type="float">
            <text:p>-75.296662</text:p>
          </table:table-cell>
          <table:table-cell office:value-type="float" office:value="-75.356456" calcext:value-type="float">
            <text:p>-75.356456</text:p>
          </table:table-cell>
          <table:table-cell office:value-type="float" office:value="-75.399124" calcext:value-type="float">
            <text:p>-75.399124</text:p>
          </table:table-cell>
          <table:table-cell office:value-type="float" office:value="-75.469601" calcext:value-type="float">
            <text:p>-75.469601</text:p>
          </table:table-cell>
          <table:table-cell table:number-columns-repeated="4"/>
        </table:table-row>
        <table:table-row table:style-name="ro1">
          <table:table-cell office:value-type="float" office:value="-75.320215" calcext:value-type="float">
            <text:p>-75.320215</text:p>
          </table:table-cell>
          <table:table-cell office:value-type="float" office:value="-75.373152" calcext:value-type="float">
            <text:p>-75.373152</text:p>
          </table:table-cell>
          <table:table-cell office:value-type="float" office:value="-75.410664" calcext:value-type="float">
            <text:p>-75.410664</text:p>
          </table:table-cell>
          <table:table-cell office:value-type="float" office:value="-75.472334" calcext:value-type="float">
            <text:p>-75.472334</text:p>
          </table:table-cell>
          <table:table-cell table:number-columns-repeated="4"/>
        </table:table-row>
        <table:table-row table:style-name="ro1">
          <table:table-cell office:value-type="float" office:value="-75.340907" calcext:value-type="float">
            <text:p>-75.340907</text:p>
          </table:table-cell>
          <table:table-cell office:value-type="float" office:value="-75.387763" calcext:value-type="float">
            <text:p>-75.387763</text:p>
          </table:table-cell>
          <table:table-cell office:value-type="float" office:value="-75.420756" calcext:value-type="float">
            <text:p>-75.420756</text:p>
          </table:table-cell>
          <table:table-cell office:value-type="float" office:value="-75.474724" calcext:value-type="float">
            <text:p>-75.474724</text:p>
          </table:table-cell>
          <table:table-cell table:number-columns-repeated="4"/>
        </table:table-row>
        <table:table-row table:style-name="ro1">
          <table:table-cell office:value-type="float" office:value="-75.359085" calcext:value-type="float">
            <text:p>-75.359085</text:p>
          </table:table-cell>
          <table:table-cell office:value-type="float" office:value="-75.400558" calcext:value-type="float">
            <text:p>-75.400558</text:p>
          </table:table-cell>
          <table:table-cell office:value-type="float" office:value="-75.429582" calcext:value-type="float">
            <text:p>-75.429582</text:p>
          </table:table-cell>
          <table:table-cell office:value-type="float" office:value="-75.476814" calcext:value-type="float">
            <text:p>-75.476814</text:p>
          </table:table-cell>
          <table:table-cell table:number-columns-repeated="4"/>
        </table:table-row>
        <table:table-row table:style-name="ro1">
          <table:table-cell office:value-type="float" office:value="-75.375054" calcext:value-type="float">
            <text:p>-75.375054</text:p>
          </table:table-cell>
          <table:table-cell office:value-type="float" office:value="-75.411761" calcext:value-type="float">
            <text:p>-75.411761</text:p>
          </table:table-cell>
          <table:table-cell office:value-type="float" office:value="-75.437299" calcext:value-type="float">
            <text:p>-75.437299</text:p>
          </table:table-cell>
          <table:table-cell office:value-type="float" office:value="-75.478641" calcext:value-type="float">
            <text:p>-75.478641</text:p>
          </table:table-cell>
          <table:table-cell table:number-columns-repeated="4"/>
        </table:table-row>
        <table:table-row table:style-name="ro1">
          <table:table-cell office:value-type="float" office:value="-75.389074" calcext:value-type="float">
            <text:p>-75.389074</text:p>
          </table:table-cell>
          <table:table-cell office:value-type="float" office:value="-75.421566" calcext:value-type="float">
            <text:p>-75.421566</text:p>
          </table:table-cell>
          <table:table-cell office:value-type="float" office:value="-75.444048" calcext:value-type="float">
            <text:p>-75.444048</text:p>
          </table:table-cell>
          <table:table-cell office:value-type="float" office:value="-75.48024" calcext:value-type="float">
            <text:p>-75.48024</text:p>
          </table:table-cell>
          <table:table-cell table:number-columns-repeated="4"/>
        </table:table-row>
        <table:table-row table:style-name="ro1">
          <table:table-cell office:value-type="float" office:value="-75.401391" calcext:value-type="float">
            <text:p>-75.401391</text:p>
          </table:table-cell>
          <table:table-cell office:value-type="float" office:value="-75.430143" calcext:value-type="float">
            <text:p>-75.430143</text:p>
          </table:table-cell>
          <table:table-cell office:value-type="float" office:value="-75.449949" calcext:value-type="float">
            <text:p>-75.449949</text:p>
          </table:table-cell>
          <table:table-cell office:value-type="float" office:value="-75.481637" calcext:value-type="float">
            <text:p>-75.481637</text:p>
          </table:table-cell>
          <table:table-cell table:number-columns-repeated="4"/>
        </table:table-row>
        <table:table-row table:style-name="ro1">
          <table:table-cell office:value-type="float" office:value="-75.412206" calcext:value-type="float">
            <text:p>-75.412206</text:p>
          </table:table-cell>
          <table:table-cell office:value-type="float" office:value="-75.437652" calcext:value-type="float">
            <text:p>-75.437652</text:p>
          </table:table-cell>
          <table:table-cell office:value-type="float" office:value="-75.455108" calcext:value-type="float">
            <text:p>-75.455108</text:p>
          </table:table-cell>
          <table:table-cell office:value-type="float" office:value="-75.48286" calcext:value-type="float">
            <text:p>-75.48286</text:p>
          </table:table-cell>
          <table:table-cell table:number-columns-repeated="4"/>
        </table:table-row>
        <table:table-row table:style-name="ro1">
          <table:table-cell office:value-type="float" office:value="-75.421713" calcext:value-type="float">
            <text:p>-75.421713</text:p>
          </table:table-cell>
          <table:table-cell office:value-type="float" office:value="-75.44423" calcext:value-type="float">
            <text:p>-75.44423</text:p>
          </table:table-cell>
          <table:table-cell office:value-type="float" office:value="-75.459619" calcext:value-type="float">
            <text:p>-75.459619</text:p>
          </table:table-cell>
          <table:table-cell office:value-type="float" office:value="-75.483929" calcext:value-type="float">
            <text:p>-75.483929</text:p>
          </table:table-cell>
          <table:table-cell table:number-columns-repeated="4"/>
        </table:table-row>
        <table:table-row table:style-name="ro1">
          <table:table-cell office:value-type="float" office:value="-75.430068" calcext:value-type="float">
            <text:p>-75.430068</text:p>
          </table:table-cell>
          <table:table-cell office:value-type="float" office:value="-75.449983" calcext:value-type="float">
            <text:p>-75.449983</text:p>
          </table:table-cell>
          <table:table-cell office:value-type="float" office:value="-75.463564" calcext:value-type="float">
            <text:p>-75.463564</text:p>
          </table:table-cell>
          <table:table-cell office:value-type="float" office:value="-75.484863" calcext:value-type="float">
            <text:p>-75.484863</text:p>
          </table:table-cell>
          <table:table-cell table:number-columns-repeated="4"/>
        </table:table-row>
        <table:table-row table:style-name="ro1">
          <table:table-cell office:value-type="float" office:value="-75.4374" calcext:value-type="float">
            <text:p>-75.4374</text:p>
          </table:table-cell>
          <table:table-cell office:value-type="float" office:value="-75.455011" calcext:value-type="float">
            <text:p>-75.455011</text:p>
          </table:table-cell>
          <table:table-cell office:value-type="float" office:value="-75.467012" calcext:value-type="float">
            <text:p>-75.467012</text:p>
          </table:table-cell>
          <table:table-cell office:value-type="float" office:value="-75.48568" calcext:value-type="float">
            <text:p>-75.48568</text:p>
          </table:table-cell>
          <table:table-cell table:number-columns-repeated="4"/>
        </table:table-row>
        <table:table-row table:style-name="ro1">
          <table:table-cell office:value-type="float" office:value="-75.443846" calcext:value-type="float">
            <text:p>-75.443846</text:p>
          </table:table-cell>
          <table:table-cell office:value-type="float" office:value="-75.459417" calcext:value-type="float">
            <text:p>-75.459417</text:p>
          </table:table-cell>
          <table:table-cell office:value-type="float" office:value="-75.470026" calcext:value-type="float">
            <text:p>-75.470026</text:p>
          </table:table-cell>
          <table:table-cell office:value-type="float" office:value="-75.486395" calcext:value-type="float">
            <text:p>-75.486395</text:p>
          </table:table-cell>
          <table:table-cell table:number-columns-repeated="4"/>
        </table:table-row>
        <table:table-row table:style-name="ro1">
          <table:table-cell office:value-type="float" office:value="-75.449501" calcext:value-type="float">
            <text:p>-75.449501</text:p>
          </table:table-cell>
          <table:table-cell office:value-type="float" office:value="-75.463273" calcext:value-type="float">
            <text:p>-75.463273</text:p>
          </table:table-cell>
          <table:table-cell office:value-type="float" office:value="-75.472661" calcext:value-type="float">
            <text:p>-75.472661</text:p>
          </table:table-cell>
          <table:table-cell office:value-type="float" office:value="-75.48702" calcext:value-type="float">
            <text:p>-75.48702</text:p>
          </table:table-cell>
          <table:table-cell table:number-columns-repeated="4"/>
        </table:table-row>
        <table:table-row table:style-name="ro1">
          <table:table-cell office:value-type="float" office:value="-75.454466" calcext:value-type="float">
            <text:p>-75.454466</text:p>
          </table:table-cell>
          <table:table-cell office:value-type="float" office:value="-75.466648" calcext:value-type="float">
            <text:p>-75.466648</text:p>
          </table:table-cell>
          <table:table-cell office:value-type="float" office:value="-75.474965" calcext:value-type="float">
            <text:p>-75.474965</text:p>
          </table:table-cell>
          <table:table-cell office:value-type="float" office:value="-75.487566" calcext:value-type="float">
            <text:p>-75.487566</text:p>
          </table:table-cell>
          <table:table-cell table:number-columns-repeated="4"/>
        </table:table-row>
        <table:table-row table:style-name="ro1">
          <table:table-cell office:value-type="float" office:value="-75.458826" calcext:value-type="float">
            <text:p>-75.458826</text:p>
          </table:table-cell>
          <table:table-cell office:value-type="float" office:value="-75.469601" calcext:value-type="float">
            <text:p>-75.469601</text:p>
          </table:table-cell>
          <table:table-cell office:value-type="float" office:value="-75.476978" calcext:value-type="float">
            <text:p>-75.476978</text:p>
          </table:table-cell>
          <table:table-cell office:value-type="float" office:value="-75.488044" calcext:value-type="float">
            <text:p>-75.488044</text:p>
          </table:table-cell>
          <table:table-cell table:number-columns-repeated="4"/>
        </table:table-row>
        <table:table-row table:style-name="ro1">
          <table:table-cell office:value-type="float" office:value="-75.462652" calcext:value-type="float">
            <text:p>-75.462652</text:p>
          </table:table-cell>
          <table:table-cell office:value-type="float" office:value="-75.472185" calcext:value-type="float">
            <text:p>-75.472185</text:p>
          </table:table-cell>
          <table:table-cell office:value-type="float" office:value="-75.478737" calcext:value-type="float">
            <text:p>-75.478737</text:p>
          </table:table-cell>
          <table:table-cell office:value-type="float" office:value="-75.488461" calcext:value-type="float">
            <text:p>-75.488461</text:p>
          </table:table-cell>
          <table:table-cell table:number-columns-repeated="4"/>
        </table:table-row>
        <table:table-row table:style-name="ro1">
          <table:table-cell office:value-type="float" office:value="-75.466016" calcext:value-type="float">
            <text:p>-75.466016</text:p>
          </table:table-cell>
          <table:table-cell office:value-type="float" office:value="-75.474446" calcext:value-type="float">
            <text:p>-75.474446</text:p>
          </table:table-cell>
          <table:table-cell office:value-type="float" office:value="-75.480275" calcext:value-type="float">
            <text:p>-75.480275</text:p>
          </table:table-cell>
          <table:table-cell office:value-type="float" office:value="-75.488826" calcext:value-type="float">
            <text:p>-75.488826</text:p>
          </table:table-cell>
          <table:table-cell table:number-columns-repeated="4"/>
        </table:table-row>
        <table:table-row table:style-name="ro1">
          <table:table-cell office:value-type="float" office:value="-75.468969" calcext:value-type="float">
            <text:p>-75.468969</text:p>
          </table:table-cell>
          <table:table-cell office:value-type="float" office:value="-75.476424" calcext:value-type="float">
            <text:p>-75.476424</text:p>
          </table:table-cell>
          <table:table-cell office:value-type="float" office:value="-75.481619" calcext:value-type="float">
            <text:p>-75.481619</text:p>
          </table:table-cell>
          <table:table-cell office:value-type="float" office:value="-75.489146" calcext:value-type="float">
            <text:p>-75.489146</text:p>
          </table:table-cell>
          <table:table-cell table:number-columns-repeated="4"/>
        </table:table-row>
        <table:table-row table:style-name="ro1">
          <table:table-cell office:value-type="float" office:value="-75.471561" calcext:value-type="float">
            <text:p>-75.471561</text:p>
          </table:table-cell>
          <table:table-cell office:value-type="float" office:value="-75.478155" calcext:value-type="float">
            <text:p>-75.478155</text:p>
          </table:table-cell>
          <table:table-cell office:value-type="float" office:value="-75.482792" calcext:value-type="float">
            <text:p>-75.482792</text:p>
          </table:table-cell>
          <table:table-cell office:value-type="float" office:value="-75.489424" calcext:value-type="float">
            <text:p>-75.489424</text:p>
          </table:table-cell>
          <table:table-cell table:number-columns-repeated="4"/>
        </table:table-row>
        <table:table-row table:style-name="ro1">
          <table:table-cell office:value-type="float" office:value="-75.473838" calcext:value-type="float">
            <text:p>-75.473838</text:p>
          </table:table-cell>
          <table:table-cell office:value-type="float" office:value="-75.479668" calcext:value-type="float">
            <text:p>-75.479668</text:p>
          </table:table-cell>
          <table:table-cell office:value-type="float" office:value="-75.483818" calcext:value-type="float">
            <text:p>-75.483818</text:p>
          </table:table-cell>
          <table:table-cell office:value-type="float" office:value="-75.489668" calcext:value-type="float">
            <text:p>-75.489668</text:p>
          </table:table-cell>
          <table:table-cell table:number-columns-repeated="4"/>
        </table:table-row>
        <table:table-row table:style-name="ro1">
          <table:table-cell office:value-type="float" office:value="-75.475836" calcext:value-type="float">
            <text:p>-75.475836</text:p>
          </table:table-cell>
          <table:table-cell office:value-type="float" office:value="-75.480992" calcext:value-type="float">
            <text:p>-75.480992</text:p>
          </table:table-cell>
          <table:table-cell office:value-type="float" office:value="-75.484714" calcext:value-type="float">
            <text:p>-75.484714</text:p>
          </table:table-cell>
          <table:table-cell office:value-type="float" office:value="-75.489881" calcext:value-type="float">
            <text:p>-75.489881</text:p>
          </table:table-cell>
          <table:table-cell table:number-columns-repeated="4"/>
        </table:table-row>
        <table:table-row table:style-name="ro1">
          <table:table-cell office:value-type="float" office:value="-75.477589" calcext:value-type="float">
            <text:p>-75.477589</text:p>
          </table:table-cell>
          <table:table-cell office:value-type="float" office:value="-75.48215" calcext:value-type="float">
            <text:p>-75.48215</text:p>
          </table:table-cell>
          <table:table-cell office:value-type="float" office:value="-75.485496" calcext:value-type="float">
            <text:p>-75.485496</text:p>
          </table:table-cell>
          <table:table-cell office:value-type="float" office:value="-75.490068" calcext:value-type="float">
            <text:p>-75.490068</text:p>
          </table:table-cell>
          <table:table-cell table:number-columns-repeated="4"/>
        </table:table-row>
        <table:table-row table:style-name="ro1">
          <table:table-cell office:value-type="float" office:value="-75.479127" calcext:value-type="float">
            <text:p>-75.479127</text:p>
          </table:table-cell>
          <table:table-cell office:value-type="float" office:value="-75.483162" calcext:value-type="float">
            <text:p>-75.483162</text:p>
          </table:table-cell>
          <table:table-cell office:value-type="float" office:value="-75.48618" calcext:value-type="float">
            <text:p>-75.48618</text:p>
          </table:table-cell>
          <table:table-cell office:value-type="float" office:value="-75.49023" calcext:value-type="float">
            <text:p>-75.49023</text:p>
          </table:table-cell>
          <table:table-cell table:number-columns-repeated="4"/>
        </table:table-row>
        <table:table-row table:style-name="ro1">
          <table:table-cell office:value-type="float" office:value="-75.480477" calcext:value-type="float">
            <text:p>-75.480477</text:p>
          </table:table-cell>
          <table:table-cell office:value-type="float" office:value="-75.484046" calcext:value-type="float">
            <text:p>-75.484046</text:p>
          </table:table-cell>
          <table:table-cell office:value-type="float" office:value="-75.486776" calcext:value-type="float">
            <text:p>-75.486776</text:p>
          </table:table-cell>
          <table:table-cell office:value-type="float" office:value="-75.490372" calcext:value-type="float">
            <text:p>-75.490372</text:p>
          </table:table-cell>
          <table:table-cell table:number-columns-repeated="4"/>
        </table:table-row>
        <table:table-row table:style-name="ro1">
          <table:table-cell office:value-type="float" office:value="-75.48166" calcext:value-type="float">
            <text:p>-75.48166</text:p>
          </table:table-cell>
          <table:table-cell office:value-type="float" office:value="-75.484819" calcext:value-type="float">
            <text:p>-75.484819</text:p>
          </table:table-cell>
          <table:table-cell office:value-type="float" office:value="-75.487296" calcext:value-type="float">
            <text:p>-75.487296</text:p>
          </table:table-cell>
          <table:table-cell office:value-type="float" office:value="-75.490497" calcext:value-type="float">
            <text:p>-75.490497</text:p>
          </table:table-cell>
          <table:table-cell table:number-columns-repeated="4"/>
        </table:table-row>
        <table:table-row table:style-name="ro1">
          <table:table-cell office:value-type="float" office:value="-75.482697" calcext:value-type="float">
            <text:p>-75.482697</text:p>
          </table:table-cell>
          <table:table-cell office:value-type="float" office:value="-75.485494" calcext:value-type="float">
            <text:p>-75.485494</text:p>
          </table:table-cell>
          <table:table-cell office:value-type="float" office:value="-75.48775" calcext:value-type="float">
            <text:p>-75.48775</text:p>
          </table:table-cell>
          <table:table-cell office:value-type="float" office:value="-75.490605" calcext:value-type="float">
            <text:p>-75.490605</text:p>
          </table:table-cell>
          <table:table-cell table:number-columns-repeated="4"/>
        </table:table-row>
        <table:table-row table:style-name="ro1">
          <table:table-cell office:value-type="float" office:value="-75.483605" calcext:value-type="float">
            <text:p>-75.483605</text:p>
          </table:table-cell>
          <table:table-cell office:value-type="float" office:value="-75.486083" calcext:value-type="float">
            <text:p>-75.486083</text:p>
          </table:table-cell>
          <table:table-cell office:value-type="float" office:value="-75.488146" calcext:value-type="float">
            <text:p>-75.488146</text:p>
          </table:table-cell>
          <table:table-cell office:value-type="float" office:value="-75.490699" calcext:value-type="float">
            <text:p>-75.490699</text:p>
          </table:table-cell>
          <table:table-cell table:number-columns-repeated="4"/>
        </table:table-row>
        <table:table-row table:style-name="ro1">
          <table:table-cell office:value-type="float" office:value="-75.4844" calcext:value-type="float">
            <text:p>-75.4844</text:p>
          </table:table-cell>
          <table:table-cell office:value-type="float" office:value="-75.486597" calcext:value-type="float">
            <text:p>-75.486597</text:p>
          </table:table-cell>
          <table:table-cell office:value-type="float" office:value="-75.488491" calcext:value-type="float">
            <text:p>-75.488491</text:p>
          </table:table-cell>
          <table:table-cell office:value-type="float" office:value="-75.490782" calcext:value-type="float">
            <text:p>-75.490782</text:p>
          </table:table-cell>
          <table:table-cell table:number-columns-repeated="4"/>
        </table:table-row>
        <table:table-row table:style-name="ro1">
          <table:table-cell office:value-type="float" office:value="-75.485096" calcext:value-type="float">
            <text:p>-75.485096</text:p>
          </table:table-cell>
          <table:table-cell office:value-type="float" office:value="-75.487045" calcext:value-type="float">
            <text:p>-75.487045</text:p>
          </table:table-cell>
          <table:table-cell office:value-type="float" office:value="-75.488791" calcext:value-type="float">
            <text:p>-75.488791</text:p>
          </table:table-cell>
          <table:table-cell office:value-type="float" office:value="-75.490854" calcext:value-type="float">
            <text:p>-75.490854</text:p>
          </table:table-cell>
          <table:table-cell table:number-columns-repeated="4"/>
        </table:table-row>
        <table:table-row table:style-name="ro1">
          <table:table-cell office:value-type="float" office:value="-75.485704" calcext:value-type="float">
            <text:p>-75.485704</text:p>
          </table:table-cell>
          <table:table-cell office:value-type="float" office:value="-75.487435" calcext:value-type="float">
            <text:p>-75.487435</text:p>
          </table:table-cell>
          <table:table-cell office:value-type="float" office:value="-75.489053" calcext:value-type="float">
            <text:p>-75.489053</text:p>
          </table:table-cell>
          <table:table-cell office:value-type="float" office:value="-75.490916" calcext:value-type="float">
            <text:p>-75.490916</text:p>
          </table:table-cell>
          <table:table-cell table:number-columns-repeated="4"/>
        </table:table-row>
        <table:table-row table:style-name="ro1">
          <table:table-cell office:value-type="float" office:value="-75.486234" calcext:value-type="float">
            <text:p>-75.486234</text:p>
          </table:table-cell>
          <table:table-cell office:value-type="float" office:value="-75.487775" calcext:value-type="float">
            <text:p>-75.487775</text:p>
          </table:table-cell>
          <table:table-cell office:value-type="float" office:value="-75.489279" calcext:value-type="float">
            <text:p>-75.489279</text:p>
          </table:table-cell>
          <table:table-cell office:value-type="float" office:value="-75.49097" calcext:value-type="float">
            <text:p>-75.49097</text:p>
          </table:table-cell>
          <table:table-cell table:number-columns-repeated="4"/>
        </table:table-row>
        <table:table-row table:style-name="ro1">
          <table:table-cell office:value-type="float" office:value="-75.486695" calcext:value-type="float">
            <text:p>-75.486695</text:p>
          </table:table-cell>
          <table:table-cell office:value-type="float" office:value="-75.488069" calcext:value-type="float">
            <text:p>-75.488069</text:p>
          </table:table-cell>
          <table:table-cell office:value-type="float" office:value="-75.489476" calcext:value-type="float">
            <text:p>-75.489476</text:p>
          </table:table-cell>
          <table:table-cell office:value-type="float" office:value="-75.491017" calcext:value-type="float">
            <text:p>-75.491017</text:p>
          </table:table-cell>
          <table:table-cell table:number-columns-repeated="4"/>
        </table:table-row>
        <table:table-row table:style-name="ro1">
          <table:table-cell office:value-type="float" office:value="-75.487096" calcext:value-type="float">
            <text:p>-75.487096</text:p>
          </table:table-cell>
          <table:table-cell office:value-type="float" office:value="-75.488324" calcext:value-type="float">
            <text:p>-75.488324</text:p>
          </table:table-cell>
          <table:table-cell office:value-type="float" office:value="-75.489646" calcext:value-type="float">
            <text:p>-75.489646</text:p>
          </table:table-cell>
          <table:table-cell office:value-type="float" office:value="-75.491058" calcext:value-type="float">
            <text:p>-75.491058</text:p>
          </table:table-cell>
          <table:table-cell table:number-columns-repeated="4"/>
        </table:table-row>
        <table:table-row table:style-name="ro1">
          <table:table-cell office:value-type="float" office:value="-75.487443" calcext:value-type="float">
            <text:p>-75.487443</text:p>
          </table:table-cell>
          <table:table-cell office:value-type="float" office:value="-75.488544" calcext:value-type="float">
            <text:p>-75.488544</text:p>
          </table:table-cell>
          <table:table-cell office:value-type="float" office:value="-75.489793" calcext:value-type="float">
            <text:p>-75.489793</text:p>
          </table:table-cell>
          <table:table-cell office:value-type="float" office:value="-75.491093" calcext:value-type="float">
            <text:p>-75.491093</text:p>
          </table:table-cell>
          <table:table-cell table:number-columns-repeated="4"/>
        </table:table-row>
        <table:table-row table:style-name="ro1">
          <table:table-cell office:value-type="float" office:value="-75.487743" calcext:value-type="float">
            <text:p>-75.487743</text:p>
          </table:table-cell>
          <table:table-cell office:value-type="float" office:value="-75.488733" calcext:value-type="float">
            <text:p>-75.488733</text:p>
          </table:table-cell>
          <table:table-cell office:value-type="float" office:value="-75.489919" calcext:value-type="float">
            <text:p>-75.489919</text:p>
          </table:table-cell>
          <table:table-cell office:value-type="float" office:value="-75.491124" calcext:value-type="float">
            <text:p>-75.491124</text:p>
          </table:table-cell>
          <table:table-cell table:number-columns-repeated="4"/>
        </table:table-row>
        <table:table-row table:style-name="ro1">
          <table:table-cell office:value-type="float" office:value="-75.487999" calcext:value-type="float">
            <text:p>-75.487999</text:p>
          </table:table-cell>
          <table:table-cell office:value-type="float" office:value="-75.488895" calcext:value-type="float">
            <text:p>-75.488895</text:p>
          </table:table-cell>
          <table:table-cell office:value-type="float" office:value="-75.490026" calcext:value-type="float">
            <text:p>-75.490026</text:p>
          </table:table-cell>
          <table:table-cell office:value-type="float" office:value="-75.49115" calcext:value-type="float">
            <text:p>-75.49115</text:p>
          </table:table-cell>
          <table:table-cell table:number-columns-repeated="4"/>
        </table:table-row>
        <table:table-row table:style-name="ro1">
          <table:table-cell office:value-type="float" office:value="-75.488217" calcext:value-type="float">
            <text:p>-75.488217</text:p>
          </table:table-cell>
          <table:table-cell office:value-type="float" office:value="-75.489032" calcext:value-type="float">
            <text:p>-75.489032</text:p>
          </table:table-cell>
          <table:table-cell office:value-type="float" office:value="-75.490117" calcext:value-type="float">
            <text:p>-75.490117</text:p>
          </table:table-cell>
          <table:table-cell office:value-type="float" office:value="-75.491171" calcext:value-type="float">
            <text:p>-75.491171</text:p>
          </table:table-cell>
          <table:table-cell table:number-columns-repeated="4"/>
        </table:table-row>
        <table:table-row table:style-name="ro1">
          <table:table-cell office:value-type="float" office:value="-75.4884" calcext:value-type="float">
            <text:p>-75.4884</text:p>
          </table:table-cell>
          <table:table-cell office:value-type="float" office:value="-75.489147" calcext:value-type="float">
            <text:p>-75.489147</text:p>
          </table:table-cell>
          <table:table-cell office:value-type="float" office:value="-75.490193" calcext:value-type="float">
            <text:p>-75.490193</text:p>
          </table:table-cell>
          <table:table-cell office:value-type="float" office:value="-75.49119" calcext:value-type="float">
            <text:p>-75.49119</text:p>
          </table:table-cell>
          <table:table-cell table:number-columns-repeated="4"/>
        </table:table-row>
        <table:table-row table:style-name="ro1">
          <table:table-cell office:value-type="float" office:value="-75.488552" calcext:value-type="float">
            <text:p>-75.488552</text:p>
          </table:table-cell>
          <table:table-cell office:value-type="float" office:value="-75.489242" calcext:value-type="float">
            <text:p>-75.489242</text:p>
          </table:table-cell>
          <table:table-cell office:value-type="float" office:value="-75.490256" calcext:value-type="float">
            <text:p>-75.490256</text:p>
          </table:table-cell>
          <table:table-cell office:value-type="float" office:value="-75.491205" calcext:value-type="float">
            <text:p>-75.491205</text:p>
          </table:table-cell>
          <table:table-cell table:number-columns-repeated="4"/>
        </table:table-row>
        <table:table-row table:style-name="ro1">
          <table:table-cell office:value-type="float" office:value="-75.488674" calcext:value-type="float">
            <text:p>-75.488674</text:p>
          </table:table-cell>
          <table:table-cell office:value-type="float" office:value="-75.489318" calcext:value-type="float">
            <text:p>-75.489318</text:p>
          </table:table-cell>
          <table:table-cell office:value-type="float" office:value="-75.490307" calcext:value-type="float">
            <text:p>-75.490307</text:p>
          </table:table-cell>
          <table:table-cell office:value-type="float" office:value="-75.491217" calcext:value-type="float">
            <text:p>-75.491217</text:p>
          </table:table-cell>
          <table:table-cell table:number-columns-repeated="4"/>
        </table:table-row>
        <table:table-row table:style-name="ro1">
          <table:table-cell office:value-type="float" office:value="-75.48877" calcext:value-type="float">
            <text:p>-75.48877</text:p>
          </table:table-cell>
          <table:table-cell office:value-type="float" office:value="-75.489378" calcext:value-type="float">
            <text:p>-75.489378</text:p>
          </table:table-cell>
          <table:table-cell office:value-type="float" office:value="-75.490347" calcext:value-type="float">
            <text:p>-75.490347</text:p>
          </table:table-cell>
          <table:table-cell office:value-type="float" office:value="-75.491227" calcext:value-type="float">
            <text:p>-75.491227</text:p>
          </table:table-cell>
          <table:table-cell table:number-columns-repeated="4"/>
        </table:table-row>
        <table:table-row table:style-name="ro1">
          <table:table-cell office:value-type="float" office:value="-75.48884" calcext:value-type="float">
            <text:p>-75.48884</text:p>
          </table:table-cell>
          <table:table-cell office:value-type="float" office:value="-75.489422" calcext:value-type="float">
            <text:p>-75.489422</text:p>
          </table:table-cell>
          <table:table-cell office:value-type="float" office:value="-75.490376" calcext:value-type="float">
            <text:p>-75.490376</text:p>
          </table:table-cell>
          <table:table-cell office:value-type="float" office:value="-75.491234" calcext:value-type="float">
            <text:p>-75.491234</text:p>
          </table:table-cell>
          <table:table-cell table:number-columns-repeated="4"/>
        </table:table-row>
        <table:table-row table:style-name="ro1">
          <table:table-cell office:value-type="float" office:value="-75.488886" calcext:value-type="float">
            <text:p>-75.488886</text:p>
          </table:table-cell>
          <table:table-cell office:value-type="float" office:value="-75.489451" calcext:value-type="float">
            <text:p>-75.489451</text:p>
          </table:table-cell>
          <table:table-cell office:value-type="float" office:value="-75.490395" calcext:value-type="float">
            <text:p>-75.490395</text:p>
          </table:table-cell>
          <table:table-cell office:value-type="float" office:value="-75.491238" calcext:value-type="float">
            <text:p>-75.491238</text:p>
          </table:table-cell>
          <table:table-cell table:number-columns-repeated="4"/>
        </table:table-row>
        <table:table-row table:style-name="ro1">
          <table:table-cell office:value-type="float" office:value="-75.488909" calcext:value-type="float">
            <text:p>-75.488909</text:p>
          </table:table-cell>
          <table:table-cell office:value-type="float" office:value="-75.489465" calcext:value-type="float">
            <text:p>-75.489465</text:p>
          </table:table-cell>
          <table:table-cell office:value-type="float" office:value="-75.490404" calcext:value-type="float">
            <text:p>-75.490404</text:p>
          </table:table-cell>
          <table:table-cell office:value-type="float" office:value="-75.491241" calcext:value-type="float">
            <text:p>-75.491241</text:p>
          </table:table-cell>
          <table:table-cell table:number-columns-repeated="4"/>
        </table:table-row>
        <table:table-row table:style-name="ro1">
          <table:table-cell office:value-type="float" office:value="-75.488909" calcext:value-type="float">
            <text:p>-75.488909</text:p>
          </table:table-cell>
          <table:table-cell office:value-type="float" office:value="-75.489465" calcext:value-type="float">
            <text:p>-75.489465</text:p>
          </table:table-cell>
          <table:table-cell office:value-type="float" office:value="-75.490404" calcext:value-type="float">
            <text:p>-75.490404</text:p>
          </table:table-cell>
          <table:table-cell office:value-type="float" office:value="-75.491241" calcext:value-type="float">
            <text:p>-75.491241</text:p>
          </table:table-cell>
          <table:table-cell table:number-columns-repeated="4"/>
        </table:table-row>
      </table:table>
      <table:table table:name="plot-TimeConvergence" table:style-name="ta1">
        <table:shapes>
          <draw:frame draw:z-index="0" draw:style-name="gr1" draw:text-style-name="P1" svg:width="756pt" svg:height="720pt" svg:x="92.86pt" svg:y="544.39pt">
            <loext:p draw:notify-on-update-of-ranges="ImplicitEuler.H3:ImplicitEuler.H6 ImplicitEuler.I1:ImplicitEuler.I1 ImplicitEuler.I3:ImplicitEuler.I6 'OutVm-CN'.F2:'OutVm-CN'.F5 'OutVm-CN'.G1:'OutVm-CN'.G1 'OutVm-CN'.G2:'OutVm-CN'.G5 ImplicitEuler.H2:ImplicitEuler.H7 ImplicitEuler.J1:ImplicitEuler.J1 ImplicitEuler.J2:ImplicitEuler.J7 'OutVm-CN'.F2:'OutVm-CN'.F5 'OutVm-CN'.H1:'OutVm-CN'.H1 'OutVm-CN'.H2:'OutVm-CN'.H5"/>
            <draw:object xlink:href="./Object 2" xlink:type="simple" xlink:show="embed" xlink:actuate="onLoad"/>
            <draw:image xlink:href="./ObjectReplacements/Object 2" xlink:type="simple" xlink:show="embed" xlink:actuate="onLoad"/>
            <svg:title>Time convergence study</svg:title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table table:name="ImplicitEuler" table:style-name="ta1"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table:number-columns-repeated="6" office:value-type="string" calcext:value-type="string">
            <text:p>t_end=3.000000</text:p>
          </table:table-cell>
          <table:table-cell office:value-type="string" calcext:value-type="string">
            <text:p>Reference-C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mplicit Euler</text:p>
          </table:table-cell>
          <table:table-cell office:value-type="string" calcext:value-type="string">
            <text:p>slope 1</text:p>
          </table:table-cell>
        </table:table-row>
        <table:table-row table:style-name="ro1">
          <table:table-cell office:value-type="string" calcext:value-type="string">
            <text:p>time_step=0.100000</text:p>
          </table:table-cell>
          <table:table-cell office:value-type="string" calcext:value-type="string">
            <text:p>time_step=0.050000</text:p>
          </table:table-cell>
          <table:table-cell office:value-type="string" calcext:value-type="string">
            <text:p>time_step=0.025000</text:p>
          </table:table-cell>
          <table:table-cell office:value-type="string" calcext:value-type="string">
            <text:p>time_step=0.010000</text:p>
          </table:table-cell>
          <table:table-cell office:value-type="string" calcext:value-type="string">
            <text:p>time_step=0.005000</text:p>
          </table:table-cell>
          <table:table-cell office:value-type="string" calcext:value-type="string">
            <text:p>time_step=0.002500</text:p>
          </table:table-cell>
          <table:table-cell table:style-name="ce5" office:value-type="float" office:value="31.288107" calcext:value-type="float">
            <text:p>31.28810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H2]/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27.152587" calcext:value-type="float">
            <text:p>-27.152587</text:p>
          </table:table-cell>
          <table:table-cell office:value-type="float" office:value="-28.200173" calcext:value-type="float">
            <text:p>-28.200173</text:p>
          </table:table-cell>
          <table:table-cell office:value-type="float" office:value="-22.192472" calcext:value-type="float">
            <text:p>-22.192472</text:p>
          </table:table-cell>
          <table:table-cell office:value-type="float" office:value="-8.945495" calcext:value-type="float">
            <text:p>-8.945495</text:p>
          </table:table-cell>
          <table:table-cell office:value-type="float" office:value="-1.047459" calcext:value-type="float">
            <text:p>-1.047459</text:p>
          </table:table-cell>
          <table:table-cell office:value-type="float" office:value="4.113689" calcext:value-type="float">
            <text:p>4.113689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ABS([.A73]-[.$G$2])/[.$G$2]" office:value-type="float" office:value="0.128393290140564" calcext:value-type="float">
            <text:p>0.1283932901</text:p>
          </table:table-cell>
          <table:table-cell table:formula="of:=[.H3]/2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27.152587" calcext:value-type="float">
            <text:p>-27.152587</text:p>
          </table:table-cell>
          <table:table-cell office:value-type="float" office:value="-28.200173" calcext:value-type="float">
            <text:p>-28.200173</text:p>
          </table:table-cell>
          <table:table-cell office:value-type="float" office:value="-22.192472" calcext:value-type="float">
            <text:p>-22.192472</text:p>
          </table:table-cell>
          <table:table-cell office:value-type="float" office:value="-8.945495" calcext:value-type="float">
            <text:p>-8.945495</text:p>
          </table:table-cell>
          <table:table-cell office:value-type="float" office:value="-1.047459" calcext:value-type="float">
            <text:p>-1.047459</text:p>
          </table:table-cell>
          <table:table-cell office:value-type="float" office:value="4.113689" calcext:value-type="float">
            <text:p>4.113689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ABS([.$G$2]-[.B78])/[.$G$2]" office:value-type="float" office:value="0.0582419064215039" calcext:value-type="float">
            <text:p>0.0582419064</text:p>
          </table:table-cell>
          <table:table-cell table:formula="of:=[.H4]/2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-26.885119" calcext:value-type="float">
            <text:p>-26.885119</text:p>
          </table:table-cell>
          <table:table-cell office:value-type="float" office:value="-27.953887" calcext:value-type="float">
            <text:p>-27.953887</text:p>
          </table:table-cell>
          <table:table-cell office:value-type="float" office:value="-21.953427" calcext:value-type="float">
            <text:p>-21.953427</text:p>
          </table:table-cell>
          <table:table-cell office:value-type="float" office:value="-8.764433" calcext:value-type="float">
            <text:p>-8.764433</text:p>
          </table:table-cell>
          <table:table-cell office:value-type="float" office:value="-0.890444" calcext:value-type="float">
            <text:p>-0.890444</text:p>
          </table:table-cell>
          <table:table-cell office:value-type="float" office:value="4.256693" calcext:value-type="float">
            <text:p>4.256693</text:p>
          </table:table-cell>
          <table:table-cell/>
          <table:table-cell office:value-type="float" office:value="0.025" calcext:value-type="float">
            <text:p>0.025</text:p>
          </table:table-cell>
          <table:table-cell table:formula="of:=ABS([.$G$2]-[.C73])/[.$G$2]" office:value-type="float" office:value="0.0272306982330379" calcext:value-type="float">
            <text:p>0.0272306982</text:p>
          </table:table-cell>
          <table:table-cell table:formula="of:=[.H5]/2"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-26.5014" calcext:value-type="float">
            <text:p>-26.5014</text:p>
          </table:table-cell>
          <table:table-cell office:value-type="float" office:value="-27.586919" calcext:value-type="float">
            <text:p>-27.586919</text:p>
          </table:table-cell>
          <table:table-cell office:value-type="float" office:value="-21.582422" calcext:value-type="float">
            <text:p>-21.582422</text:p>
          </table:table-cell>
          <table:table-cell office:value-type="float" office:value="-8.455133" calcext:value-type="float">
            <text:p>-8.455133</text:p>
          </table:table-cell>
          <table:table-cell office:value-type="float" office:value="-0.612473" calcext:value-type="float">
            <text:p>-0.612473</text:p>
          </table:table-cell>
          <table:table-cell office:value-type="float" office:value="4.515079" calcext:value-type="float">
            <text:p>4.515079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ABS([.$G$2]-[.D61])/[.$G$2]" office:value-type="float" office:value="0.0112050882464701" calcext:value-type="float">
            <text:p>0.0112050882</text:p>
          </table:table-cell>
          <table:table-cell table:formula="of:=[.H6]/2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-26.01951" calcext:value-type="float">
            <text:p>-26.01951</text:p>
          </table:table-cell>
          <table:table-cell office:value-type="float" office:value="-27.118801" calcext:value-type="float">
            <text:p>-27.118801</text:p>
          </table:table-cell>
          <table:table-cell office:value-type="float" office:value="-21.10272" calcext:value-type="float">
            <text:p>-21.10272</text:p>
          </table:table-cell>
          <table:table-cell office:value-type="float" office:value="-8.036988" calcext:value-type="float">
            <text:p>-8.036988</text:p>
          </table:table-cell>
          <table:table-cell office:value-type="float" office:value="-0.231134" calcext:value-type="float">
            <text:p>-0.231134</text:p>
          </table:table-cell>
          <table:table-cell office:value-type="float" office:value="4.872073" calcext:value-type="float">
            <text:p>4.872073</text:p>
          </table:table-cell>
          <table:table-cell/>
          <table:table-cell office:value-type="float" office:value="0.005" calcext:value-type="float">
            <text:p>0.005</text:p>
          </table:table-cell>
          <table:table-cell table:formula="of:=ABS([.$G$2]-[.E53])/[.$G$2]" office:value-type="float" office:value="0.00754845922765482" calcext:value-type="float">
            <text:p>0.0075484592</text:p>
          </table:table-cell>
          <table:table-cell table:formula="of:=[.H7]/2" office:value-type="float" office:value="0.0025" calcext:value-type="float">
            <text:p>0.0025</text:p>
          </table:table-cell>
        </table:table-row>
        <table:table-row table:style-name="ro1">
          <table:table-cell office:value-type="float" office:value="-25.455287" calcext:value-type="float">
            <text:p>-25.455287</text:p>
          </table:table-cell>
          <table:table-cell office:value-type="float" office:value="-26.56655" calcext:value-type="float">
            <text:p>-26.56655</text:p>
          </table:table-cell>
          <table:table-cell office:value-type="float" office:value="-20.534027" calcext:value-type="float">
            <text:p>-20.534027</text:p>
          </table:table-cell>
          <table:table-cell office:value-type="float" office:value="-7.527039" calcext:value-type="float">
            <text:p>-7.527039</text:p>
          </table:table-cell>
          <table:table-cell office:value-type="float" office:value="0.238269" calcext:value-type="float">
            <text:p>0.238269</text:p>
          </table:table-cell>
          <table:table-cell office:value-type="float" office:value="5.313291" calcext:value-type="float">
            <text:p>5.313291</text:p>
          </table:table-cell>
          <table:table-cell/>
          <table:table-cell office:value-type="float" office:value="0.0025" calcext:value-type="float">
            <text:p>0.0025</text:p>
          </table:table-cell>
          <table:table-cell table:formula="of:=ABS([.$G$2]-[.F48])/[.$G$2]" office:value-type="float" office:value="0.00690198355560467" calcext:value-type="float">
            <text:p>0.0069019836</text:p>
          </table:table-cell>
          <table:table-cell table:formula="of:=[.H8]/2" office:value-type="float" office:value="0.00125" calcext:value-type="float">
            <text:p>0.00125</text:p>
          </table:table-cell>
        </table:table-row>
        <table:table-row table:style-name="ro1">
          <table:table-cell office:value-type="float" office:value="-24.822316" calcext:value-type="float">
            <text:p>-24.822316</text:p>
          </table:table-cell>
          <table:table-cell office:value-type="float" office:value="-25.944645" calcext:value-type="float">
            <text:p>-25.944645</text:p>
          </table:table-cell>
          <table:table-cell office:value-type="float" office:value="-19.892752" calcext:value-type="float">
            <text:p>-19.892752</text:p>
          </table:table-cell>
          <table:table-cell office:value-type="float" office:value="-6.940048" calcext:value-type="float">
            <text:p>-6.940048</text:p>
          </table:table-cell>
          <table:table-cell office:value-type="float" office:value="0.782463" calcext:value-type="float">
            <text:p>0.782463</text:p>
          </table:table-cell>
          <table:table-cell office:value-type="float" office:value="5.826347" calcext:value-type="float">
            <text:p>5.826347</text:p>
          </table:table-cell>
          <table:table-cell table:number-columns-repeated="4"/>
        </table:table-row>
        <table:table-row table:style-name="ro1">
          <table:table-cell office:value-type="float" office:value="-24.132091" calcext:value-type="float">
            <text:p>-24.132091</text:p>
          </table:table-cell>
          <table:table-cell office:value-type="float" office:value="-25.265211" calcext:value-type="float">
            <text:p>-25.265211</text:p>
          </table:table-cell>
          <table:table-cell office:value-type="float" office:value="-19.192419" calcext:value-type="float">
            <text:p>-19.192419</text:p>
          </table:table-cell>
          <table:table-cell office:value-type="float" office:value="-6.288735" calcext:value-type="float">
            <text:p>-6.288735</text:p>
          </table:table-cell>
          <table:table-cell office:value-type="float" office:value="1.389904" calcext:value-type="float">
            <text:p>1.389904</text:p>
          </table:table-cell>
          <table:table-cell office:value-type="float" office:value="6.400463" calcext:value-type="float">
            <text:p>6.400463</text:p>
          </table:table-cell>
          <table:table-cell table:number-columns-repeated="4"/>
        </table:table-row>
        <table:table-row table:style-name="ro1">
          <table:table-cell office:value-type="float" office:value="-23.394232" calcext:value-type="float">
            <text:p>-23.394232</text:p>
          </table:table-cell>
          <table:table-cell office:value-type="float" office:value="-24.538291" calcext:value-type="float">
            <text:p>-24.538291</text:p>
          </table:table-cell>
          <table:table-cell office:value-type="float" office:value="-18.444136" calcext:value-type="float">
            <text:p>-18.444136</text:p>
          </table:table-cell>
          <table:table-cell office:value-type="float" office:value="-5.584032" calcext:value-type="float">
            <text:p>-5.584032</text:p>
          </table:table-cell>
          <table:table-cell office:value-type="float" office:value="2.050503" calcext:value-type="float">
            <text:p>2.050503</text:p>
          </table:table-cell>
          <table:table-cell office:value-type="float" office:value="7.026184" calcext:value-type="float">
            <text:p>7.026184</text:p>
          </table:table-cell>
          <table:table-cell table:number-columns-repeated="4"/>
        </table:table-row>
        <table:table-row table:style-name="ro1">
          <table:table-cell office:value-type="float" office:value="-22.616742" calcext:value-type="float">
            <text:p>-22.616742</text:p>
          </table:table-cell>
          <table:table-cell office:value-type="float" office:value="-23.772171" calcext:value-type="float">
            <text:p>-23.772171</text:p>
          </table:table-cell>
          <table:table-cell office:value-type="float" office:value="-17.656997" calcext:value-type="float">
            <text:p>-17.656997</text:p>
          </table:table-cell>
          <table:table-cell office:value-type="float" office:value="-4.835318" calcext:value-type="float">
            <text:p>-4.835318</text:p>
          </table:table-cell>
          <table:table-cell office:value-type="float" office:value="2.75542" calcext:value-type="float">
            <text:p>2.75542</text:p>
          </table:table-cell>
          <table:table-cell office:value-type="float" office:value="7.695156" calcext:value-type="float">
            <text:p>7.695156</text:p>
          </table:table-cell>
          <table:table-cell table:number-columns-repeated="4"/>
        </table:table-row>
        <table:table-row table:style-name="ro1">
          <table:table-cell office:value-type="float" office:value="-21.806236" calcext:value-type="float">
            <text:p>-21.806236</text:p>
          </table:table-cell>
          <table:table-cell office:value-type="float" office:value="-22.973658" calcext:value-type="float">
            <text:p>-22.973658</text:p>
          </table:table-cell>
          <table:table-cell office:value-type="float" office:value="-16.83844" calcext:value-type="float">
            <text:p>-16.83844</text:p>
          </table:table-cell>
          <table:table-cell office:value-type="float" office:value="-4.050629" calcext:value-type="float">
            <text:p>-4.050629</text:p>
          </table:table-cell>
          <table:table-cell office:value-type="float" office:value="3.496919" calcext:value-type="float">
            <text:p>3.496919</text:p>
          </table:table-cell>
          <table:table-cell office:value-type="float" office:value="8.399984" calcext:value-type="float">
            <text:p>8.399984</text:p>
          </table:table-cell>
          <table:table-cell table:number-columns-repeated="4"/>
        </table:table-row>
        <table:table-row table:style-name="ro1">
          <table:table-cell office:value-type="float" office:value="-20.968174" calcext:value-type="float">
            <text:p>-20.968174</text:p>
          </table:table-cell>
          <table:table-cell office:value-type="float" office:value="-22.148326" calcext:value-type="float">
            <text:p>-22.148326</text:p>
          </table:table-cell>
          <table:table-cell office:value-type="float" office:value="-15.994532" calcext:value-type="float">
            <text:p>-15.994532</text:p>
          </table:table-cell>
          <table:table-cell office:value-type="float" office:value="-3.236825" calcext:value-type="float">
            <text:p>-3.236825</text:p>
          </table:table-cell>
          <table:table-cell office:value-type="float" office:value="4.268234" calcext:value-type="float">
            <text:p>4.268234</text:p>
          </table:table-cell>
          <table:table-cell office:value-type="float" office:value="9.134119" calcext:value-type="float">
            <text:p>9.134119</text:p>
          </table:table-cell>
          <table:table-cell table:number-columns-repeated="4"/>
        </table:table-row>
        <table:table-row table:style-name="ro1">
          <table:table-cell office:value-type="float" office:value="-20.107038" calcext:value-type="float">
            <text:p>-20.107038</text:p>
          </table:table-cell>
          <table:table-cell office:value-type="float" office:value="-21.30074" calcext:value-type="float">
            <text:p>-21.30074</text:p>
          </table:table-cell>
          <table:table-cell office:value-type="float" office:value="-15.130214" calcext:value-type="float">
            <text:p>-15.130214</text:p>
          </table:table-cell>
          <table:table-cell office:value-type="float" office:value="-2.399744" calcext:value-type="float">
            <text:p>-2.399744</text:p>
          </table:table-cell>
          <table:table-cell office:value-type="float" office:value="5.063469" calcext:value-type="float">
            <text:p>5.063469</text:p>
          </table:table-cell>
          <table:table-cell office:value-type="float" office:value="9.891773" calcext:value-type="float">
            <text:p>9.891773</text:p>
          </table:table-cell>
          <table:table-cell table:number-columns-repeated="4"/>
        </table:table-row>
        <table:table-row table:style-name="ro1">
          <table:table-cell office:value-type="float" office:value="-19.226525" calcext:value-type="float">
            <text:p>-19.226525</text:p>
          </table:table-cell>
          <table:table-cell office:value-type="float" office:value="-20.434634" calcext:value-type="float">
            <text:p>-20.434634</text:p>
          </table:table-cell>
          <table:table-cell office:value-type="float" office:value="-14.249495" calcext:value-type="float">
            <text:p>-14.249495</text:p>
          </table:table-cell>
          <table:table-cell office:value-type="float" office:value="-1.544339" calcext:value-type="float">
            <text:p>-1.544339</text:p>
          </table:table-cell>
          <table:table-cell office:value-type="float" office:value="5.877498" calcext:value-type="float">
            <text:p>5.877498</text:p>
          </table:table-cell>
          <table:table-cell office:value-type="float" office:value="10.66785" calcext:value-type="float">
            <text:p>10.66785</text:p>
          </table:table-cell>
          <table:table-cell table:number-columns-repeated="4"/>
        </table:table-row>
        <table:table-row table:style-name="ro1">
          <table:table-cell office:value-type="float" office:value="-18.329696" calcext:value-type="float">
            <text:p>-18.329696</text:p>
          </table:table-cell>
          <table:table-cell office:value-type="float" office:value="-19.553063" calcext:value-type="float">
            <text:p>-19.553063</text:p>
          </table:table-cell>
          <table:table-cell office:value-type="float" office:value="-13.35562" calcext:value-type="float">
            <text:p>-13.35562</text:p>
          </table:table-cell>
          <table:table-cell office:value-type="float" office:value="-0.674791" calcext:value-type="float">
            <text:p>-0.674791</text:p>
          </table:table-cell>
          <table:table-cell office:value-type="float" office:value="6.705887" calcext:value-type="float">
            <text:p>6.705887</text:p>
          </table:table-cell>
          <table:table-cell office:value-type="float" office:value="11.457876" calcext:value-type="float">
            <text:p>11.457876</text:p>
          </table:table-cell>
          <table:table-cell table:number-columns-repeated="4"/>
        </table:table-row>
        <table:table-row table:style-name="ro1">
          <table:table-cell office:value-type="float" office:value="-17.419077" calcext:value-type="float">
            <text:p>-17.419077</text:p>
          </table:table-cell>
          <table:table-cell office:value-type="float" office:value="-18.658526" calcext:value-type="float">
            <text:p>-18.658526</text:p>
          </table:table-cell>
          <table:table-cell office:value-type="float" office:value="-12.451206" calcext:value-type="float">
            <text:p>-12.451206</text:p>
          </table:table-cell>
          <table:table-cell office:value-type="float" office:value="0.205388" calcext:value-type="float">
            <text:p>0.205388</text:p>
          </table:table-cell>
          <table:table-cell office:value-type="float" office:value="7.54482" calcext:value-type="float">
            <text:p>7.54482</text:p>
          </table:table-cell>
          <table:table-cell office:value-type="float" office:value="12.257949" calcext:value-type="float">
            <text:p>12.257949</text:p>
          </table:table-cell>
          <table:table-cell table:number-columns-repeated="4"/>
        </table:table-row>
        <table:table-row table:style-name="ro1">
          <table:table-cell office:value-type="float" office:value="-16.496763" calcext:value-type="float">
            <text:p>-16.496763</text:p>
          </table:table-cell>
          <table:table-cell office:value-type="float" office:value="-17.753081" calcext:value-type="float">
            <text:p>-17.753081</text:p>
          </table:table-cell>
          <table:table-cell office:value-type="float" office:value="-11.538383" calcext:value-type="float">
            <text:p>-11.538383</text:p>
          </table:table-cell>
          <table:table-cell office:value-type="float" office:value="1.093275" calcext:value-type="float">
            <text:p>1.093275</text:p>
          </table:table-cell>
          <table:table-cell office:value-type="float" office:value="8.391037" calcext:value-type="float">
            <text:p>8.391037</text:p>
          </table:table-cell>
          <table:table-cell office:value-type="float" office:value="13.064693" calcext:value-type="float">
            <text:p>13.064693</text:p>
          </table:table-cell>
          <table:table-cell table:number-columns-repeated="4"/>
        </table:table-row>
        <table:table-row table:style-name="ro1">
          <table:table-cell office:value-type="float" office:value="-15.564525" calcext:value-type="float">
            <text:p>-15.564525</text:p>
          </table:table-cell>
          <table:table-cell office:value-type="float" office:value="-16.83843" calcext:value-type="float">
            <text:p>-16.83843</text:p>
          </table:table-cell>
          <table:table-cell office:value-type="float" office:value="-10.61887" calcext:value-type="float">
            <text:p>-10.61887</text:p>
          </table:table-cell>
          <table:table-cell office:value-type="float" office:value="1.986449" calcext:value-type="float">
            <text:p>1.986449</text:p>
          </table:table-cell>
          <table:table-cell office:value-type="float" office:value="9.241783" calcext:value-type="float">
            <text:p>9.241783</text:p>
          </table:table-cell>
          <table:table-cell office:value-type="float" office:value="13.87522" calcext:value-type="float">
            <text:p>13.87522</text:p>
          </table:table-cell>
          <table:table-cell table:number-columns-repeated="4"/>
        </table:table-row>
        <table:table-row table:style-name="ro1">
          <table:table-cell office:value-type="float" office:value="-14.623863" calcext:value-type="float">
            <text:p>-14.623863</text:p>
          </table:table-cell>
          <table:table-cell office:value-type="float" office:value="-15.915994" calcext:value-type="float">
            <text:p>-15.915994</text:p>
          </table:table-cell>
          <table:table-cell office:value-type="float" office:value="-9.694079" calcext:value-type="float">
            <text:p>-9.694079</text:p>
          </table:table-cell>
          <table:table-cell office:value-type="float" office:value="2.882918" calcext:value-type="float">
            <text:p>2.882918</text:p>
          </table:table-cell>
          <table:table-cell office:value-type="float" office:value="10.094791" calcext:value-type="float">
            <text:p>10.094791</text:p>
          </table:table-cell>
          <table:table-cell office:value-type="float" office:value="14.687109" calcext:value-type="float">
            <text:p>14.687109</text:p>
          </table:table-cell>
          <table:table-cell table:number-columns-repeated="4"/>
        </table:table-row>
        <table:table-row table:style-name="ro1">
          <table:table-cell office:value-type="float" office:value="-13.676048" calcext:value-type="float">
            <text:p>-13.676048</text:p>
          </table:table-cell>
          <table:table-cell office:value-type="float" office:value="-14.986969" calcext:value-type="float">
            <text:p>-14.986969</text:p>
          </table:table-cell>
          <table:table-cell office:value-type="float" office:value="-8.765187" calcext:value-type="float">
            <text:p>-8.765187</text:p>
          </table:table-cell>
          <table:table-cell office:value-type="float" office:value="3.781064" calcext:value-type="float">
            <text:p>3.781064</text:p>
          </table:table-cell>
          <table:table-cell office:value-type="float" office:value="10.948229" calcext:value-type="float">
            <text:p>10.948229</text:p>
          </table:table-cell>
          <table:table-cell office:value-type="float" office:value="15.498247" calcext:value-type="float">
            <text:p>15.498247</text:p>
          </table:table-cell>
          <table:table-cell table:number-columns-repeated="4"/>
        </table:table-row>
        <table:table-row table:style-name="ro1">
          <table:table-cell office:value-type="float" office:value="-12.72219" calcext:value-type="float">
            <text:p>-12.72219</text:p>
          </table:table-cell>
          <table:table-cell office:value-type="float" office:value="-14.052378" calcext:value-type="float">
            <text:p>-14.052378</text:p>
          </table:table-cell>
          <table:table-cell office:value-type="float" office:value="-7.833195" calcext:value-type="float">
            <text:p>-7.833195</text:p>
          </table:table-cell>
          <table:table-cell office:value-type="float" office:value="4.679554" calcext:value-type="float">
            <text:p>4.679554</text:p>
          </table:table-cell>
          <table:table-cell office:value-type="float" office:value="11.800436" calcext:value-type="float">
            <text:p>11.800436</text:p>
          </table:table-cell>
          <table:table-cell office:value-type="float" office:value="16.306785" calcext:value-type="float">
            <text:p>16.306785</text:p>
          </table:table-cell>
          <table:table-cell table:number-columns-repeated="4"/>
        </table:table-row>
        <table:table-row table:style-name="ro1">
          <table:table-cell office:value-type="float" office:value="-11.763259" calcext:value-type="float">
            <text:p>-11.763259</text:p>
          </table:table-cell>
          <table:table-cell office:value-type="float" office:value="-13.113101" calcext:value-type="float">
            <text:p>-13.113101</text:p>
          </table:table-cell>
          <table:table-cell office:value-type="float" office:value="-6.898929" calcext:value-type="float">
            <text:p>-6.898929</text:p>
          </table:table-cell>
          <table:table-cell office:value-type="float" office:value="5.577211" calcext:value-type="float">
            <text:p>5.577211</text:p>
          </table:table-cell>
          <table:table-cell office:value-type="float" office:value="12.649979" calcext:value-type="float">
            <text:p>12.649979</text:p>
          </table:table-cell>
          <table:table-cell office:value-type="float" office:value="17.111098" calcext:value-type="float">
            <text:p>17.111098</text:p>
          </table:table-cell>
          <table:table-cell table:number-columns-repeated="4"/>
        </table:table-row>
        <table:table-row table:style-name="ro1">
          <table:table-cell office:value-type="float" office:value="-10.800117" calcext:value-type="float">
            <text:p>-10.800117</text:p>
          </table:table-cell>
          <table:table-cell office:value-type="float" office:value="-12.169912" calcext:value-type="float">
            <text:p>-12.169912</text:p>
          </table:table-cell>
          <table:table-cell office:value-type="float" office:value="-5.963107" calcext:value-type="float">
            <text:p>-5.963107</text:p>
          </table:table-cell>
          <table:table-cell office:value-type="float" office:value="6.473033" calcext:value-type="float">
            <text:p>6.473033</text:p>
          </table:table-cell>
          <table:table-cell office:value-type="float" office:value="13.495622" calcext:value-type="float">
            <text:p>13.495622</text:p>
          </table:table-cell>
          <table:table-cell office:value-type="float" office:value="17.909757" calcext:value-type="float">
            <text:p>17.909757</text:p>
          </table:table-cell>
          <table:table-cell table:number-columns-repeated="4"/>
        </table:table-row>
        <table:table-row table:style-name="ro1">
          <table:table-cell office:value-type="float" office:value="-9.833527" calcext:value-type="float">
            <text:p>-9.833527</text:p>
          </table:table-cell>
          <table:table-cell office:value-type="float" office:value="-11.22349" calcext:value-type="float">
            <text:p>-11.22349</text:p>
          </table:table-cell>
          <table:table-cell office:value-type="float" office:value="-5.026346" calcext:value-type="float">
            <text:p>-5.026346</text:p>
          </table:table-cell>
          <table:table-cell office:value-type="float" office:value="7.366157" calcext:value-type="float">
            <text:p>7.366157</text:p>
          </table:table-cell>
          <table:table-cell office:value-type="float" office:value="14.33629" calcext:value-type="float">
            <text:p>14.33629</text:p>
          </table:table-cell>
          <table:table-cell office:value-type="float" office:value="18.701485" calcext:value-type="float">
            <text:p>18.701485</text:p>
          </table:table-cell>
          <table:table-cell table:number-columns-repeated="4"/>
        </table:table-row>
        <table:table-row table:style-name="ro1">
          <table:table-cell office:value-type="float" office:value="-8.864197" calcext:value-type="float">
            <text:p>-8.864197</text:p>
          </table:table-cell>
          <table:table-cell office:value-type="float" office:value="-10.274447" calcext:value-type="float">
            <text:p>-10.274447</text:p>
          </table:table-cell>
          <table:table-cell office:value-type="float" office:value="-4.089196" calcext:value-type="float">
            <text:p>-4.089196</text:p>
          </table:table-cell>
          <table:table-cell office:value-type="float" office:value="8.255828" calcext:value-type="float">
            <text:p>8.255828</text:p>
          </table:table-cell>
          <table:table-cell office:value-type="float" office:value="15.171035" calcext:value-type="float">
            <text:p>15.171035</text:p>
          </table:table-cell>
          <table:table-cell office:value-type="float" office:value="19.485123" calcext:value-type="float">
            <text:p>19.485123</text:p>
          </table:table-cell>
          <table:table-cell table:number-columns-repeated="4"/>
        </table:table-row>
        <table:table-row table:style-name="ro1">
          <table:table-cell office:value-type="float" office:value="-7.892779" calcext:value-type="float">
            <text:p>-7.892779</text:p>
          </table:table-cell>
          <table:table-cell office:value-type="float" office:value="-9.323338" calcext:value-type="float">
            <text:p>-9.323338</text:p>
          </table:table-cell>
          <table:table-cell office:value-type="float" office:value="-3.15217" calcext:value-type="float">
            <text:p>-3.15217</text:p>
          </table:table-cell>
          <table:table-cell office:value-type="float" office:value="9.14138" calcext:value-type="float">
            <text:p>9.14138</text:p>
          </table:table-cell>
          <table:table-cell office:value-type="float" office:value="15.999006" calcext:value-type="float">
            <text:p>15.999006</text:p>
          </table:table-cell>
          <table:table-cell office:value-type="float" office:value="20.259599" calcext:value-type="float">
            <text:p>20.259599</text:p>
          </table:table-cell>
          <table:table-cell table:number-columns-repeated="4"/>
        </table:table-row>
        <table:table-row table:style-name="ro1">
          <table:table-cell office:value-type="float" office:value="-6.919867" calcext:value-type="float">
            <text:p>-6.919867</text:p>
          </table:table-cell>
          <table:table-cell office:value-type="float" office:value="-8.370678" calcext:value-type="float">
            <text:p>-8.370678</text:p>
          </table:table-cell>
          <table:table-cell office:value-type="float" office:value="-2.215745" calcext:value-type="float">
            <text:p>-2.215745</text:p>
          </table:table-cell>
          <table:table-cell office:value-type="float" office:value="10.022205" calcext:value-type="float">
            <text:p>10.022205</text:p>
          </table:table-cell>
          <table:table-cell office:value-type="float" office:value="16.819421" calcext:value-type="float">
            <text:p>16.819421</text:p>
          </table:table-cell>
          <table:table-cell office:value-type="float" office:value="21.023885" calcext:value-type="float">
            <text:p>21.023885</text:p>
          </table:table-cell>
          <table:table-cell table:number-columns-repeated="4"/>
        </table:table-row>
        <table:table-row table:style-name="ro1">
          <table:table-cell office:value-type="float" office:value="-5.946019" calcext:value-type="float">
            <text:p>-5.946019</text:p>
          </table:table-cell>
          <table:table-cell office:value-type="float" office:value="-7.416955" calcext:value-type="float">
            <text:p>-7.416955</text:p>
          </table:table-cell>
          <table:table-cell office:value-type="float" office:value="-1.280367" calcext:value-type="float">
            <text:p>-1.280367</text:p>
          </table:table-cell>
          <table:table-cell office:value-type="float" office:value="10.897748" calcext:value-type="float">
            <text:p>10.897748</text:p>
          </table:table-cell>
          <table:table-cell office:value-type="float" office:value="17.631548" calcext:value-type="float">
            <text:p>17.631548</text:p>
          </table:table-cell>
          <table:table-cell office:value-type="float" office:value="21.776977" calcext:value-type="float">
            <text:p>21.776977</text:p>
          </table:table-cell>
          <table:table-cell table:number-columns-repeated="4"/>
        </table:table-row>
        <table:table-row table:style-name="ro1">
          <table:table-cell office:value-type="float" office:value="-4.971782" calcext:value-type="float">
            <text:p>-4.971782</text:p>
          </table:table-cell>
          <table:table-cell office:value-type="float" office:value="-6.462602" calcext:value-type="float">
            <text:p>-6.462602</text:p>
          </table:table-cell>
          <table:table-cell office:value-type="float" office:value="-0.346463" calcext:value-type="float">
            <text:p>-0.346463</text:p>
          </table:table-cell>
          <table:table-cell office:value-type="float" office:value="11.767486" calcext:value-type="float">
            <text:p>11.767486</text:p>
          </table:table-cell>
          <table:table-cell office:value-type="float" office:value="18.434681" calcext:value-type="float">
            <text:p>18.434681</text:p>
          </table:table-cell>
          <table:table-cell office:value-type="float" office:value="22.517859" calcext:value-type="float">
            <text:p>22.517859</text:p>
          </table:table-cell>
          <table:table-cell table:number-columns-repeated="4"/>
        </table:table-row>
        <table:table-row table:style-name="ro1">
          <table:table-cell office:value-type="float" office:value="-3.997667" calcext:value-type="float">
            <text:p>-3.997667</text:p>
          </table:table-cell>
          <table:table-cell office:value-type="float" office:value="-5.508048" calcext:value-type="float">
            <text:p>-5.508048</text:p>
          </table:table-cell>
          <table:table-cell office:value-type="float" office:value="0.585559" calcext:value-type="float">
            <text:p>0.585559</text:p>
          </table:table-cell>
          <table:table-cell office:value-type="float" office:value="12.63092" calcext:value-type="float">
            <text:p>12.63092</text:p>
          </table:table-cell>
          <table:table-cell office:value-type="float" office:value="19.228126" calcext:value-type="float">
            <text:p>19.228126</text:p>
          </table:table-cell>
          <table:table-cell office:value-type="float" office:value="23.245471" calcext:value-type="float">
            <text:p>23.245471</text:p>
          </table:table-cell>
          <table:table-cell table:number-columns-repeated="4"/>
        </table:table-row>
        <table:table-row table:style-name="ro1">
          <table:table-cell office:value-type="float" office:value="-3.024164" calcext:value-type="float">
            <text:p>-3.024164</text:p>
          </table:table-cell>
          <table:table-cell office:value-type="float" office:value="-4.553707" calcext:value-type="float">
            <text:p>-4.553707</text:p>
          </table:table-cell>
          <table:table-cell office:value-type="float" office:value="1.515302" calcext:value-type="float">
            <text:p>1.515302</text:p>
          </table:table-cell>
          <table:table-cell office:value-type="float" office:value="13.487567" calcext:value-type="float">
            <text:p>13.487567</text:p>
          </table:table-cell>
          <table:table-cell office:value-type="float" office:value="20.011184" calcext:value-type="float">
            <text:p>20.011184</text:p>
          </table:table-cell>
          <table:table-cell office:value-type="float" office:value="23.95868" calcext:value-type="float">
            <text:p>23.95868</text:p>
          </table:table-cell>
          <table:table-cell table:number-columns-repeated="4"/>
        </table:table-row>
        <table:table-row table:style-name="ro1">
          <table:table-cell office:value-type="float" office:value="-2.051762" calcext:value-type="float">
            <text:p>-2.051762</text:p>
          </table:table-cell>
          <table:table-cell office:value-type="float" office:value="-3.59998" calcext:value-type="float">
            <text:p>-3.59998</text:p>
          </table:table-cell>
          <table:table-cell office:value-type="float" office:value="2.442379" calcext:value-type="float">
            <text:p>2.442379</text:p>
          </table:table-cell>
          <table:table-cell office:value-type="float" office:value="14.336948" calcext:value-type="float">
            <text:p>14.336948</text:p>
          </table:table-cell>
          <table:table-cell office:value-type="float" office:value="20.783133" calcext:value-type="float">
            <text:p>20.783133</text:p>
          </table:table-cell>
          <table:table-cell office:value-type="float" office:value="24.656242" calcext:value-type="float">
            <text:p>24.656242</text:p>
          </table:table-cell>
          <table:table-cell table:number-columns-repeated="4"/>
        </table:table-row>
        <table:table-row table:style-name="ro1">
          <table:table-cell office:value-type="float" office:value="-1.080936" calcext:value-type="float">
            <text:p>-1.080936</text:p>
          </table:table-cell>
          <table:table-cell office:value-type="float" office:value="-2.647259" calcext:value-type="float">
            <text:p>-2.647259</text:p>
          </table:table-cell>
          <table:table-cell office:value-type="float" office:value="3.366411" calcext:value-type="float">
            <text:p>3.366411</text:p>
          </table:table-cell>
          <table:table-cell office:value-type="float" office:value="15.178589" calcext:value-type="float">
            <text:p>15.178589</text:p>
          </table:table-cell>
          <table:table-cell office:value-type="float" office:value="21.543215" calcext:value-type="float">
            <text:p>21.543215</text:p>
          </table:table-cell>
          <table:table-cell office:value-type="float" office:value="25.336755" calcext:value-type="float">
            <text:p>25.336755</text:p>
          </table:table-cell>
          <table:table-cell table:number-columns-repeated="4"/>
        </table:table-row>
        <table:table-row table:style-name="ro1">
          <table:table-cell office:value-type="float" office:value="-0.112147" calcext:value-type="float">
            <text:p>-0.112147</text:p>
          </table:table-cell>
          <table:table-cell office:value-type="float" office:value="-1.695928" calcext:value-type="float">
            <text:p>-1.695928</text:p>
          </table:table-cell>
          <table:table-cell office:value-type="float" office:value="4.287022" calcext:value-type="float">
            <text:p>4.287022</text:p>
          </table:table-cell>
          <table:table-cell office:value-type="float" office:value="16.012008" calcext:value-type="float">
            <text:p>16.012008</text:p>
          </table:table-cell>
          <table:table-cell office:value-type="float" office:value="22.290614" calcext:value-type="float">
            <text:p>22.290614</text:p>
          </table:table-cell>
          <table:table-cell office:value-type="float" office:value="25.998613" calcext:value-type="float">
            <text:p>25.998613</text:p>
          </table:table-cell>
          <table:table-cell table:number-columns-repeated="4"/>
        </table:table-row>
        <table:table-row table:style-name="ro1">
          <table:table-cell office:value-type="float" office:value="0.854149" calcext:value-type="float">
            <text:p>0.854149</text:p>
          </table:table-cell>
          <table:table-cell office:value-type="float" office:value="-0.746364" calcext:value-type="float">
            <text:p>-0.746364</text:p>
          </table:table-cell>
          <table:table-cell office:value-type="float" office:value="5.203839" calcext:value-type="float">
            <text:p>5.203839</text:p>
          </table:table-cell>
          <table:table-cell office:value-type="float" office:value="16.836713" calcext:value-type="float">
            <text:p>16.836713</text:p>
          </table:table-cell>
          <table:table-cell office:value-type="float" office:value="23.024439" calcext:value-type="float">
            <text:p>23.024439</text:p>
          </table:table-cell>
          <table:table-cell office:value-type="float" office:value="26.639932" calcext:value-type="float">
            <text:p>26.639932</text:p>
          </table:table-cell>
          <table:table-cell table:number-columns-repeated="4"/>
        </table:table-row>
        <table:table-row table:style-name="ro1">
          <table:table-cell office:value-type="float" office:value="1.817482" calcext:value-type="float">
            <text:p>1.817482</text:p>
          </table:table-cell>
          <table:table-cell office:value-type="float" office:value="0.201058" calcext:value-type="float">
            <text:p>0.201058</text:p>
          </table:table-cell>
          <table:table-cell office:value-type="float" office:value="6.116492" calcext:value-type="float">
            <text:p>6.116492</text:p>
          </table:table-cell>
          <table:table-cell office:value-type="float" office:value="17.652197" calcext:value-type="float">
            <text:p>17.652197</text:p>
          </table:table-cell>
          <table:table-cell office:value-type="float" office:value="23.743699" calcext:value-type="float">
            <text:p>23.743699</text:p>
          </table:table-cell>
          <table:table-cell office:value-type="float" office:value="27.258471" calcext:value-type="float">
            <text:p>27.258471</text:p>
          </table:table-cell>
          <table:table-cell table:number-columns-repeated="4"/>
        </table:table-row>
        <table:table-row table:style-name="ro1">
          <table:table-cell office:value-type="float" office:value="2.777393" calcext:value-type="float">
            <text:p>2.777393</text:p>
          </table:table-cell>
          <table:table-cell office:value-type="float" office:value="1.145966" calcext:value-type="float">
            <text:p>1.145966</text:p>
          </table:table-cell>
          <table:table-cell office:value-type="float" office:value="7.024609" calcext:value-type="float">
            <text:p>7.024609</text:p>
          </table:table-cell>
          <table:table-cell office:value-type="float" office:value="18.457926" calcext:value-type="float">
            <text:p>18.457926</text:p>
          </table:table-cell>
          <table:table-cell office:value-type="float" office:value="24.447277" calcext:value-type="float">
            <text:p>24.447277</text:p>
          </table:table-cell>
          <table:table-cell office:value-type="float" office:value="27.851521" calcext:value-type="float">
            <text:p>27.851521</text:p>
          </table:table-cell>
          <table:table-cell table:number-columns-repeated="4"/>
        </table:table-row>
        <table:table-row table:style-name="ro1">
          <table:table-cell office:value-type="float" office:value="3.733427" calcext:value-type="float">
            <text:p>3.733427</text:p>
          </table:table-cell>
          <table:table-cell office:value-type="float" office:value="2.087992" calcext:value-type="float">
            <text:p>2.087992</text:p>
          </table:table-cell>
          <table:table-cell office:value-type="float" office:value="7.927818" calcext:value-type="float">
            <text:p>7.927818</text:p>
          </table:table-cell>
          <table:table-cell office:value-type="float" office:value="19.253339" calcext:value-type="float">
            <text:p>19.253339</text:p>
          </table:table-cell>
          <table:table-cell office:value-type="float" office:value="25.133885" calcext:value-type="float">
            <text:p>25.133885</text:p>
          </table:table-cell>
          <table:table-cell office:value-type="float" office:value="28.41576" calcext:value-type="float">
            <text:p>28.41576</text:p>
          </table:table-cell>
          <table:table-cell table:number-columns-repeated="4"/>
        </table:table-row>
        <table:table-row table:style-name="ro1">
          <table:table-cell office:value-type="float" office:value="4.685106" calcext:value-type="float">
            <text:p>4.685106</text:p>
          </table:table-cell>
          <table:table-cell office:value-type="float" office:value="3.026763" calcext:value-type="float">
            <text:p>3.026763</text:p>
          </table:table-cell>
          <table:table-cell office:value-type="float" office:value="8.825745" calcext:value-type="float">
            <text:p>8.825745</text:p>
          </table:table-cell>
          <table:table-cell office:value-type="float" office:value="20.037833" calcext:value-type="float">
            <text:p>20.037833</text:p>
          </table:table-cell>
          <table:table-cell office:value-type="float" office:value="25.80203" calcext:value-type="float">
            <text:p>25.80203</text:p>
          </table:table-cell>
          <table:table-cell office:value-type="float" office:value="28.947069" calcext:value-type="float">
            <text:p>28.947069</text:p>
          </table:table-cell>
          <table:table-cell table:number-columns-repeated="4"/>
        </table:table-row>
        <table:table-row table:style-name="ro1">
          <table:table-cell office:value-type="float" office:value="5.63195" calcext:value-type="float">
            <text:p>5.63195</text:p>
          </table:table-cell>
          <table:table-cell office:value-type="float" office:value="3.96191" calcext:value-type="float">
            <text:p>3.96191</text:p>
          </table:table-cell>
          <table:table-cell office:value-type="float" office:value="9.718013" calcext:value-type="float">
            <text:p>9.718013</text:p>
          </table:table-cell>
          <table:table-cell office:value-type="float" office:value="20.810758" calcext:value-type="float">
            <text:p>20.810758</text:p>
          </table:table-cell>
          <table:table-cell office:value-type="float" office:value="26.449945" calcext:value-type="float">
            <text:p>26.449945</text:p>
          </table:table-cell>
          <table:table-cell office:value-type="float" office:value="29.440281" calcext:value-type="float">
            <text:p>29.440281</text:p>
          </table:table-cell>
          <table:table-cell table:number-columns-repeated="4"/>
        </table:table-row>
        <table:table-row table:style-name="ro1">
          <table:table-cell office:value-type="float" office:value="6.573477" calcext:value-type="float">
            <text:p>6.573477</text:p>
          </table:table-cell>
          <table:table-cell office:value-type="float" office:value="4.893058" calcext:value-type="float">
            <text:p>4.893058</text:p>
          </table:table-cell>
          <table:table-cell office:value-type="float" office:value="10.604238" calcext:value-type="float">
            <text:p>10.604238</text:p>
          </table:table-cell>
          <table:table-cell office:value-type="float" office:value="21.571403" calcext:value-type="float">
            <text:p>21.571403</text:p>
          </table:table-cell>
          <table:table-cell office:value-type="float" office:value="27.07552" calcext:value-type="float">
            <text:p>27.07552</text:p>
          </table:table-cell>
          <table:table-cell office:value-type="float" office:value="29.888857" calcext:value-type="float">
            <text:p>29.888857</text:p>
          </table:table-cell>
          <table:table-cell table:number-columns-repeated="4"/>
        </table:table-row>
        <table:table-row table:style-name="ro1">
          <table:table-cell office:value-type="float" office:value="7.50919" calcext:value-type="float">
            <text:p>7.50919</text:p>
          </table:table-cell>
          <table:table-cell office:value-type="float" office:value="5.819832" calcext:value-type="float">
            <text:p>5.819832</text:p>
          </table:table-cell>
          <table:table-cell office:value-type="float" office:value="11.484031" calcext:value-type="float">
            <text:p>11.484031</text:p>
          </table:table-cell>
          <table:table-cell office:value-type="float" office:value="22.318979" calcext:value-type="float">
            <text:p>22.318979</text:p>
          </table:table-cell>
          <table:table-cell office:value-type="float" office:value="27.676194" calcext:value-type="float">
            <text:p>27.676194</text:p>
          </table:table-cell>
          <table:table-cell office:value-type="float" office:value="30.284464" calcext:value-type="float">
            <text:p>30.284464</text:p>
          </table:table-cell>
          <table:table-cell table:number-columns-repeated="4"/>
        </table:table-row>
        <table:table-row table:style-name="ro1">
          <table:table-cell office:value-type="float" office:value="8.43856" calcext:value-type="float">
            <text:p>8.43856</text:p>
          </table:table-cell>
          <table:table-cell office:value-type="float" office:value="6.741851" calcext:value-type="float">
            <text:p>6.741851</text:p>
          </table:table-cell>
          <table:table-cell office:value-type="float" office:value="12.356992" calcext:value-type="float">
            <text:p>12.356992</text:p>
          </table:table-cell>
          <table:table-cell office:value-type="float" office:value="23.052605" calcext:value-type="float">
            <text:p>23.052605</text:p>
          </table:table-cell>
          <table:table-cell office:value-type="float" office:value="28.248832" calcext:value-type="float">
            <text:p>28.248832</text:p>
          </table:table-cell>
          <table:table-cell office:value-type="float" office:value="30.616417" calcext:value-type="float">
            <text:p>30.616417</text:p>
          </table:table-cell>
          <table:table-cell table:number-columns-repeated="4"/>
        </table:table-row>
        <table:table-row table:style-name="ro1">
          <table:table-cell office:value-type="float" office:value="9.361049" calcext:value-type="float">
            <text:p>9.361049</text:p>
          </table:table-cell>
          <table:table-cell office:value-type="float" office:value="7.658727" calcext:value-type="float">
            <text:p>7.658727</text:p>
          </table:table-cell>
          <table:table-cell office:value-type="float" office:value="13.222713" calcext:value-type="float">
            <text:p>13.222713</text:p>
          </table:table-cell>
          <table:table-cell office:value-type="float" office:value="23.771279" calcext:value-type="float">
            <text:p>23.771279</text:p>
          </table:table-cell>
          <table:table-cell office:value-type="float" office:value="28.789547" calcext:value-type="float">
            <text:p>28.789547</text:p>
          </table:table-cell>
          <table:table-cell office:value-type="float" office:value="30.87098" calcext:value-type="float">
            <text:p>30.87098</text:p>
          </table:table-cell>
          <table:table-cell table:number-columns-repeated="4"/>
        </table:table-row>
        <table:table-row table:style-name="ro1">
          <table:table-cell office:value-type="float" office:value="10.276099" calcext:value-type="float">
            <text:p>10.276099</text:p>
          </table:table-cell>
          <table:table-cell office:value-type="float" office:value="8.570069" calcext:value-type="float">
            <text:p>8.570069</text:p>
          </table:table-cell>
          <table:table-cell office:value-type="float" office:value="14.08077" calcext:value-type="float">
            <text:p>14.08077</text:p>
          </table:table-cell>
          <table:table-cell office:value-type="float" office:value="24.473858" calcext:value-type="float">
            <text:p>24.473858</text:p>
          </table:table-cell>
          <table:table-cell office:value-type="float" office:value="29.293475" calcext:value-type="float">
            <text:p>29.293475</text:p>
          </table:table-cell>
          <table:table-cell office:value-type="float" office:value="31.030468" calcext:value-type="float">
            <text:p>31.030468</text:p>
          </table:table-cell>
          <table:table-cell table:number-columns-repeated="4"/>
        </table:table-row>
        <table:table-row table:style-name="ro1">
          <table:table-cell office:value-type="float" office:value="11.18311" calcext:value-type="float">
            <text:p>11.18311</text:p>
          </table:table-cell>
          <table:table-cell office:value-type="float" office:value="9.475474" calcext:value-type="float">
            <text:p>9.475474</text:p>
          </table:table-cell>
          <table:table-cell office:value-type="float" office:value="14.930725" calcext:value-type="float">
            <text:p>14.930725</text:p>
          </table:table-cell>
          <table:table-cell office:value-type="float" office:value="25.15901" calcext:value-type="float">
            <text:p>25.15901</text:p>
          </table:table-cell>
          <table:table-cell office:value-type="float" office:value="29.75448" calcext:value-type="float">
            <text:p>29.75448</text:p>
          </table:table-cell>
          <table:table-cell table:style-name="ce1" office:value-type="float" office:value="31.072157" calcext:value-type="float">
            <text:p>31.072157</text:p>
          </table:table-cell>
          <table:table-cell table:number-columns-repeated="4"/>
        </table:table-row>
        <table:table-row table:style-name="ro1">
          <table:table-cell office:value-type="float" office:value="12.081447" calcext:value-type="float">
            <text:p>12.081447</text:p>
          </table:table-cell>
          <table:table-cell office:value-type="float" office:value="10.37453" calcext:value-type="float">
            <text:p>10.37453</text:p>
          </table:table-cell>
          <table:table-cell office:value-type="float" office:value="15.772118" calcext:value-type="float">
            <text:p>15.772118</text:p>
          </table:table-cell>
          <table:table-cell office:value-type="float" office:value="25.825171" calcext:value-type="float">
            <text:p>25.825171</text:p>
          </table:table-cell>
          <table:table-cell office:value-type="float" office:value="30.164762" calcext:value-type="float">
            <text:p>30.164762</text:p>
          </table:table-cell>
          <table:table-cell table:style-name="ce2" office:value-type="float" office:value="30.967008" calcext:value-type="float">
            <text:p>30.967008</text:p>
          </table:table-cell>
          <table:table-cell table:number-columns-repeated="4"/>
        </table:table-row>
        <table:table-row table:style-name="ro1">
          <table:table-cell office:value-type="float" office:value="12.970443" calcext:value-type="float">
            <text:p>12.970443</text:p>
          </table:table-cell>
          <table:table-cell office:value-type="float" office:value="11.266811" calcext:value-type="float">
            <text:p>11.266811</text:p>
          </table:table-cell>
          <table:table-cell office:value-type="float" office:value="16.604465" calcext:value-type="float">
            <text:p>16.604465</text:p>
          </table:table-cell>
          <table:table-cell office:value-type="float" office:value="26.470485" calcext:value-type="float">
            <text:p>26.470485</text:p>
          </table:table-cell>
          <table:table-cell office:value-type="float" office:value="30.514355" calcext:value-type="float">
            <text:p>30.514355</text:p>
          </table:table-cell>
          <table:table-cell office:value-type="float" office:value="30.678258" calcext:value-type="float">
            <text:p>30.678258</text:p>
          </table:table-cell>
          <table:table-cell table:number-columns-repeated="4"/>
        </table:table-row>
        <table:table-row table:style-name="ro1">
          <table:table-cell office:value-type="float" office:value="13.849377" calcext:value-type="float">
            <text:p>13.849377</text:p>
          </table:table-cell>
          <table:table-cell office:value-type="float" office:value="12.151878" calcext:value-type="float">
            <text:p>12.151878</text:p>
          </table:table-cell>
          <table:table-cell office:value-type="float" office:value="17.427253" calcext:value-type="float">
            <text:p>17.427253</text:p>
          </table:table-cell>
          <table:table-cell office:value-type="float" office:value="27.09272" calcext:value-type="float">
            <text:p>27.09272</text:p>
          </table:table-cell>
          <table:table-cell office:value-type="float" office:value="30.790475" calcext:value-type="float">
            <text:p>30.790475</text:p>
          </table:table-cell>
          <table:table-cell office:value-type="float" office:value="30.160062" calcext:value-type="float">
            <text:p>30.160062</text:p>
          </table:table-cell>
          <table:table-cell table:number-columns-repeated="4"/>
        </table:table-row>
        <table:table-row table:style-name="ro1">
          <table:table-cell office:value-type="float" office:value="14.717458" calcext:value-type="float">
            <text:p>14.717458</text:p>
          </table:table-cell>
          <table:table-cell office:value-type="float" office:value="13.029272" calcext:value-type="float">
            <text:p>13.029272</text:p>
          </table:table-cell>
          <table:table-cell office:value-type="float" office:value="18.239934" calcext:value-type="float">
            <text:p>18.239934</text:p>
          </table:table-cell>
          <table:table-cell office:value-type="float" office:value="27.689165" calcext:value-type="float">
            <text:p>27.689165</text:p>
          </table:table-cell>
          <table:table-cell office:value-type="float" office:value="30.976691" calcext:value-type="float">
            <text:p>30.976691</text:p>
          </table:table-cell>
          <table:table-cell office:value-type="float" office:value="29.356485" calcext:value-type="float">
            <text:p>29.356485</text:p>
          </table:table-cell>
          <table:table-cell table:number-columns-repeated="4"/>
        </table:table-row>
        <table:table-row table:style-name="ro1">
          <table:table-cell office:value-type="float" office:value="15.573835" calcext:value-type="float">
            <text:p>15.573835</text:p>
          </table:table-cell>
          <table:table-cell office:value-type="float" office:value="13.898511" calcext:value-type="float">
            <text:p>13.898511</text:p>
          </table:table-cell>
          <table:table-cell office:value-type="float" office:value="19.041916" calcext:value-type="float">
            <text:p>19.041916</text:p>
          </table:table-cell>
          <table:table-cell office:value-type="float" office:value="28.256492" calcext:value-type="float">
            <text:p>28.256492</text:p>
          </table:table-cell>
          <table:table-cell table:style-name="ce1" office:value-type="float" office:value="31.05193" calcext:value-type="float">
            <text:p>31.05193</text:p>
          </table:table-cell>
          <table:table-cell office:value-type="float" office:value="28.201393" calcext:value-type="float">
            <text:p>28.201393</text:p>
          </table:table-cell>
          <table:table-cell table:number-columns-repeated="4"/>
        </table:table-row>
        <table:table-row table:style-name="ro1">
          <table:table-cell office:value-type="float" office:value="16.417577" calcext:value-type="float">
            <text:p>16.417577</text:p>
          </table:table-cell>
          <table:table-cell office:value-type="float" office:value="14.759088" calcext:value-type="float">
            <text:p>14.759088</text:p>
          </table:table-cell>
          <table:table-cell office:value-type="float" office:value="19.832552" calcext:value-type="float">
            <text:p>19.832552</text:p>
          </table:table-cell>
          <table:table-cell office:value-type="float" office:value="28.790578" calcext:value-type="float">
            <text:p>28.790578</text:p>
          </table:table-cell>
          <table:table-cell office:value-type="float" office:value="30.989261" calcext:value-type="float">
            <text:p>30.989261</text:p>
          </table:table-cell>
          <table:table-cell office:value-type="float" office:value="26.620048" calcext:value-type="float">
            <text:p>26.620048</text:p>
          </table:table-cell>
          <table:table-cell table:number-columns-repeated="4"/>
        </table:table-row>
        <table:table-row table:style-name="ro1">
          <table:table-cell office:value-type="float" office:value="17.247645" calcext:value-type="float">
            <text:p>17.247645</text:p>
          </table:table-cell>
          <table:table-cell office:value-type="float" office:value="15.610465" calcext:value-type="float">
            <text:p>15.610465</text:p>
          </table:table-cell>
          <table:table-cell office:value-type="float" office:value="20.611133" calcext:value-type="float">
            <text:p>20.611133</text:p>
          </table:table-cell>
          <table:table-cell office:value-type="float" office:value="29.286274" calcext:value-type="float">
            <text:p>29.286274</text:p>
          </table:table-cell>
          <table:table-cell office:value-type="float" office:value="30.754541" calcext:value-type="float">
            <text:p>30.754541</text:p>
          </table:table-cell>
          <table:table-cell office:value-type="float" office:value="24.533401" calcext:value-type="float">
            <text:p>24.533401</text:p>
          </table:table-cell>
          <table:table-cell table:number-columns-repeated="4"/>
        </table:table-row>
        <table:table-row table:style-name="ro1">
          <table:table-cell office:value-type="float" office:value="18.062889" calcext:value-type="float">
            <text:p>18.062889</text:p>
          </table:table-cell>
          <table:table-cell office:value-type="float" office:value="16.452063" calcext:value-type="float">
            <text:p>16.452063</text:p>
          </table:table-cell>
          <table:table-cell office:value-type="float" office:value="21.376871" calcext:value-type="float">
            <text:p>21.376871</text:p>
          </table:table-cell>
          <table:table-cell office:value-type="float" office:value="29.737096" calcext:value-type="float">
            <text:p>29.737096</text:p>
          </table:table-cell>
          <table:table-cell office:value-type="float" office:value="30.305052" calcext:value-type="float">
            <text:p>30.305052</text:p>
          </table:table-cell>
          <table:table-cell office:value-type="float" office:value="21.866036" calcext:value-type="float">
            <text:p>21.866036</text:p>
          </table:table-cell>
          <table:table-cell table:number-columns-repeated="4"/>
        </table:table-row>
        <table:table-row table:style-name="ro1">
          <table:table-cell office:value-type="float" office:value="18.862027" calcext:value-type="float">
            <text:p>18.862027</text:p>
          </table:table-cell>
          <table:table-cell office:value-type="float" office:value="17.283259" calcext:value-type="float">
            <text:p>17.283259</text:p>
          </table:table-cell>
          <table:table-cell office:value-type="float" office:value="22.128881" calcext:value-type="float">
            <text:p>22.128881</text:p>
          </table:table-cell>
          <table:table-cell office:value-type="float" office:value="30.134834" calcext:value-type="float">
            <text:p>30.134834</text:p>
          </table:table-cell>
          <table:table-cell office:value-type="float" office:value="29.588344" calcext:value-type="float">
            <text:p>29.588344</text:p>
          </table:table-cell>
          <table:table-cell office:value-type="float" office:value="18.558143" calcext:value-type="float">
            <text:p>18.558143</text:p>
          </table:table-cell>
          <table:table-cell table:number-columns-repeated="4"/>
        </table:table-row>
        <table:table-row table:style-name="ro1">
          <table:table-cell office:value-type="float" office:value="19.643621" calcext:value-type="float">
            <text:p>19.643621</text:p>
          </table:table-cell>
          <table:table-cell office:value-type="float" office:value="18.103372" calcext:value-type="float">
            <text:p>18.103372</text:p>
          </table:table-cell>
          <table:table-cell office:value-type="float" office:value="22.866161" calcext:value-type="float">
            <text:p>22.866161</text:p>
          </table:table-cell>
          <table:table-cell office:value-type="float" office:value="30.469037" calcext:value-type="float">
            <text:p>30.469037</text:p>
          </table:table-cell>
          <table:table-cell office:value-type="float" office:value="28.541794" calcext:value-type="float">
            <text:p>28.541794</text:p>
          </table:table-cell>
          <table:table-cell office:value-type="float" office:value="14.580509" calcext:value-type="float">
            <text:p>14.580509</text:p>
          </table:table-cell>
          <table:table-cell table:number-columns-repeated="4"/>
        </table:table-row>
        <table:table-row table:style-name="ro1">
          <table:table-cell office:value-type="float" office:value="20.406032" calcext:value-type="float">
            <text:p>20.406032</text:p>
          </table:table-cell>
          <table:table-cell office:value-type="float" office:value="18.911658" calcext:value-type="float">
            <text:p>18.911658</text:p>
          </table:table-cell>
          <table:table-cell office:value-type="float" office:value="23.58756" calcext:value-type="float">
            <text:p>23.58756</text:p>
          </table:table-cell>
          <table:table-cell office:value-type="float" office:value="30.726369" calcext:value-type="float">
            <text:p>30.726369</text:p>
          </table:table-cell>
          <table:table-cell office:value-type="float" office:value="27.093546" calcext:value-type="float">
            <text:p>27.093546</text:p>
          </table:table-cell>
          <table:table-cell office:value-type="float" office:value="9.949412" calcext:value-type="float">
            <text:p>9.949412</text:p>
          </table:table-cell>
          <table:table-cell table:number-columns-repeated="4"/>
        </table:table-row>
        <table:table-row table:style-name="ro1">
          <table:table-cell office:value-type="float" office:value="21.147411" calcext:value-type="float">
            <text:p>21.147411</text:p>
          </table:table-cell>
          <table:table-cell office:value-type="float" office:value="19.707287" calcext:value-type="float">
            <text:p>19.707287</text:p>
          </table:table-cell>
          <table:table-cell office:value-type="float" office:value="24.291751" calcext:value-type="float">
            <text:p>24.291751</text:p>
          </table:table-cell>
          <table:table-cell office:value-type="float" office:value="30.889773" calcext:value-type="float">
            <text:p>30.889773</text:p>
          </table:table-cell>
          <table:table-cell office:value-type="float" office:value="25.16578" calcext:value-type="float">
            <text:p>25.16578</text:p>
          </table:table-cell>
          <table:table-cell office:value-type="float" office:value="4.73648" calcext:value-type="float">
            <text:p>4.73648</text:p>
          </table:table-cell>
          <table:table-cell table:number-columns-repeated="4"/>
        </table:table-row>
        <table:table-row table:style-name="ro1">
          <table:table-cell office:value-type="float" office:value="21.865651" calcext:value-type="float">
            <text:p>21.865651</text:p>
          </table:table-cell>
          <table:table-cell office:value-type="float" office:value="20.489337" calcext:value-type="float">
            <text:p>20.489337</text:p>
          </table:table-cell>
          <table:table-cell office:value-type="float" office:value="24.977178" calcext:value-type="float">
            <text:p>24.977178</text:p>
          </table:table-cell>
          <table:table-cell table:style-name="ce1" office:value-type="float" office:value="30.937521" calcext:value-type="float">
            <text:p>30.937521</text:p>
          </table:table-cell>
          <table:table-cell office:value-type="float" office:value="22.68135" calcext:value-type="float">
            <text:p>22.68135</text:p>
          </table:table-cell>
          <table:table-cell office:value-type="float" office:value="-0.931795" calcext:value-type="float">
            <text:p>-0.931795</text:p>
          </table:table-cell>
          <table:table-cell table:number-columns-repeated="4"/>
        </table:table-row>
        <table:table-row table:style-name="ro1">
          <table:table-cell office:value-type="float" office:value="22.558333" calcext:value-type="float">
            <text:p>22.558333</text:p>
          </table:table-cell>
          <table:table-cell office:value-type="float" office:value="21.256763" calcext:value-type="float">
            <text:p>21.256763</text:p>
          </table:table-cell>
          <table:table-cell office:value-type="float" office:value="25.642009" calcext:value-type="float">
            <text:p>25.642009</text:p>
          </table:table-cell>
          <table:table-cell office:value-type="float" office:value="30.842024" calcext:value-type="float">
            <text:p>30.842024</text:p>
          </table:table-cell>
          <table:table-cell office:value-type="float" office:value="19.57445" calcext:value-type="float">
            <text:p>19.57445</text:p>
          </table:table-cell>
          <table:table-cell office:value-type="float" office:value="-6.887325" calcext:value-type="float">
            <text:p>-6.887325</text:p>
          </table:table-cell>
          <table:table-cell table:number-columns-repeated="4"/>
        </table:table-row>
        <table:table-row table:style-name="ro1">
          <table:table-cell office:value-type="float" office:value="23.222679" calcext:value-type="float">
            <text:p>23.222679</text:p>
          </table:table-cell>
          <table:table-cell office:value-type="float" office:value="22.008381" calcext:value-type="float">
            <text:p>22.008381</text:p>
          </table:table-cell>
          <table:table-cell office:value-type="float" office:value="26.28406" calcext:value-type="float">
            <text:p>26.28406</text:p>
          </table:table-cell>
          <table:table-cell office:value-type="float" office:value="30.568533" calcext:value-type="float">
            <text:p>30.568533</text:p>
          </table:table-cell>
          <table:table-cell office:value-type="float" office:value="15.804891" calcext:value-type="float">
            <text:p>15.804891</text:p>
          </table:table-cell>
          <table:table-cell office:value-type="float" office:value="-12.943847" calcext:value-type="float">
            <text:p>-12.943847</text:p>
          </table:table-cell>
          <table:table-cell table:number-columns-repeated="4"/>
        </table:table-row>
        <table:table-row table:style-name="ro1">
          <table:table-cell office:value-type="float" office:value="23.855493" calcext:value-type="float">
            <text:p>23.855493</text:p>
          </table:table-cell>
          <table:table-cell office:value-type="float" office:value="22.74283" calcext:value-type="float">
            <text:p>22.74283</text:p>
          </table:table-cell>
          <table:table-cell office:value-type="float" office:value="26.900711" calcext:value-type="float">
            <text:p>26.900711</text:p>
          </table:table-cell>
          <table:table-cell office:value-type="float" office:value="30.073851" calcext:value-type="float">
            <text:p>30.073851</text:p>
          </table:table-cell>
          <table:table-cell office:value-type="float" office:value="11.3736" calcext:value-type="float">
            <text:p>11.3736</text:p>
          </table:table-cell>
          <table:table-cell office:value-type="float" office:value="-18.92322" calcext:value-type="float">
            <text:p>-18.92322</text:p>
          </table:table-cell>
          <table:table-cell table:number-columns-repeated="4"/>
        </table:table-row>
        <table:table-row table:style-name="ro1">
          <table:table-cell office:value-type="float" office:value="24.45308" calcext:value-type="float">
            <text:p>24.45308</text:p>
          </table:table-cell>
          <table:table-cell office:value-type="float" office:value="23.458539" calcext:value-type="float">
            <text:p>23.458539</text:p>
          </table:table-cell>
          <table:table-cell office:value-type="float" office:value="27.488782" calcext:value-type="float">
            <text:p>27.488782</text:p>
          </table:table-cell>
          <table:table-cell office:value-type="float" office:value="29.305307" calcext:value-type="float">
            <text:p>29.305307</text:p>
          </table:table-cell>
          <table:table-cell office:value-type="float" office:value="6.334796" calcext:value-type="float">
            <text:p>6.334796</text:p>
          </table:table-cell>
          <table:table-cell office:value-type="float" office:value="-24.676492" calcext:value-type="float">
            <text:p>-24.676492</text:p>
          </table:table-cell>
          <table:table-cell table:number-columns-repeated="4"/>
        </table:table-row>
        <table:table-row table:style-name="ro1">
          <table:table-cell office:value-type="float" office:value="25.011153" calcext:value-type="float">
            <text:p>25.011153</text:p>
          </table:table-cell>
          <table:table-cell office:value-type="float" office:value="24.153677" calcext:value-type="float">
            <text:p>24.153677</text:p>
          </table:table-cell>
          <table:table-cell office:value-type="float" office:value="28.044395" calcext:value-type="float">
            <text:p>28.044395</text:p>
          </table:table-cell>
          <table:table-cell office:value-type="float" office:value="28.200427" calcext:value-type="float">
            <text:p>28.200427</text:p>
          </table:table-cell>
          <table:table-cell office:value-type="float" office:value="0.799234" calcext:value-type="float">
            <text:p>0.799234</text:p>
          </table:table-cell>
          <table:table-cell office:value-type="float" office:value="-30.094957" calcext:value-type="float">
            <text:p>-30.094957</text:p>
          </table:table-cell>
          <table:table-cell table:number-columns-repeated="4"/>
        </table:table-row>
        <table:table-row table:style-name="ro1">
          <table:table-cell office:value-type="float" office:value="25.52474" calcext:value-type="float">
            <text:p>25.52474</text:p>
          </table:table-cell>
          <table:table-cell office:value-type="float" office:value="24.826101" calcext:value-type="float">
            <text:p>24.826101</text:p>
          </table:table-cell>
          <table:table-cell office:value-type="float" office:value="28.562783" calcext:value-type="float">
            <text:p>28.562783</text:p>
          </table:table-cell>
          <table:table-cell office:value-type="float" office:value="26.688048" calcext:value-type="float">
            <text:p>26.688048</text:p>
          </table:table-cell>
          <table:table-cell office:value-type="float" office:value="-5.075303" calcext:value-type="float">
            <text:p>-5.075303</text:p>
          </table:table-cell>
          <table:table-cell office:value-type="float" office:value="-35.111179" calcext:value-type="float">
            <text:p>-35.111179</text:p>
          </table:table-cell>
          <table:table-cell table:number-columns-repeated="4"/>
        </table:table-row>
        <table:table-row table:style-name="ro1">
          <table:table-cell office:value-type="float" office:value="25.988059" calcext:value-type="float">
            <text:p>25.988059</text:p>
          </table:table-cell>
          <table:table-cell office:value-type="float" office:value="25.473277" calcext:value-type="float">
            <text:p>25.473277</text:p>
          </table:table-cell>
          <table:table-cell office:value-type="float" office:value="29.038049" calcext:value-type="float">
            <text:p>29.038049</text:p>
          </table:table-cell>
          <table:table-cell office:value-type="float" office:value="24.691757" calcext:value-type="float">
            <text:p>24.691757</text:p>
          </table:table-cell>
          <table:table-cell office:value-type="float" office:value="-11.105247" calcext:value-type="float">
            <text:p>-11.105247</text:p>
          </table:table-cell>
          <table:table-cell office:value-type="float" office:value="-39.69325" calcext:value-type="float">
            <text:p>-39.69325</text:p>
          </table:table-cell>
          <table:table-cell table:number-columns-repeated="4"/>
        </table:table-row>
        <table:table-row table:style-name="ro1">
          <table:table-cell office:value-type="float" office:value="26.394366" calcext:value-type="float">
            <text:p>26.394366</text:p>
          </table:table-cell>
          <table:table-cell office:value-type="float" office:value="26.092201" calcext:value-type="float">
            <text:p>26.092201</text:p>
          </table:table-cell>
          <table:table-cell office:value-type="float" office:value="29.46286" calcext:value-type="float">
            <text:p>29.46286</text:p>
          </table:table-cell>
          <table:table-cell office:value-type="float" office:value="22.136719" calcext:value-type="float">
            <text:p>22.136719</text:p>
          </table:table-cell>
          <table:table-cell office:value-type="float" office:value="-17.107905" calcext:value-type="float">
            <text:p>-17.107905</text:p>
          </table:table-cell>
          <table:table-cell office:value-type="float" office:value="-43.836185" calcext:value-type="float">
            <text:p>-43.836185</text:p>
          </table:table-cell>
          <table:table-cell table:number-columns-repeated="4"/>
        </table:table-row>
        <table:table-row table:style-name="ro1">
          <table:table-cell office:value-type="float" office:value="26.735795" calcext:value-type="float">
            <text:p>26.735795</text:p>
          </table:table-cell>
          <table:table-cell office:value-type="float" office:value="26.679286" calcext:value-type="float">
            <text:p>26.679286</text:p>
          </table:table-cell>
          <table:table-cell office:value-type="float" office:value="29.828064" calcext:value-type="float">
            <text:p>29.828064</text:p>
          </table:table-cell>
          <table:table-cell office:value-type="float" office:value="18.960501" calcext:value-type="float">
            <text:p>18.960501</text:p>
          </table:table-cell>
          <table:table-cell office:value-type="float" office:value="-22.924865" calcext:value-type="float">
            <text:p>-22.924865</text:p>
          </table:table-cell>
          <table:table-cell office:value-type="float" office:value="-47.553373" calcext:value-type="float">
            <text:p>-47.553373</text:p>
          </table:table-cell>
          <table:table-cell table:number-columns-repeated="4"/>
        </table:table-row>
        <table:table-row table:style-name="ro1">
          <table:table-cell office:value-type="float" office:value="27.00316" calcext:value-type="float">
            <text:p>27.00316</text:p>
          </table:table-cell>
          <table:table-cell office:value-type="float" office:value="27.230229" calcext:value-type="float">
            <text:p>27.230229</text:p>
          </table:table-cell>
          <table:table-cell office:value-type="float" office:value="30.1222" calcext:value-type="float">
            <text:p>30.1222</text:p>
          </table:table-cell>
          <table:table-cell office:value-type="float" office:value="15.127492" calcext:value-type="float">
            <text:p>15.127492</text:p>
          </table:table-cell>
          <table:table-cell office:value-type="float" office:value="-28.436036" calcext:value-type="float">
            <text:p>-28.436036</text:p>
          </table:table-cell>
          <table:table-cell office:value-type="float" office:value="-50.869454" calcext:value-type="float">
            <text:p>-50.869454</text:p>
          </table:table-cell>
          <table:table-cell table:number-columns-repeated="4"/>
        </table:table-row>
        <table:table-row table:style-name="ro1">
          <table:table-cell office:value-type="float" office:value="27.185724" calcext:value-type="float">
            <text:p>27.185724</text:p>
          </table:table-cell>
          <table:table-cell office:value-type="float" office:value="27.739849" calcext:value-type="float">
            <text:p>27.739849</text:p>
          </table:table-cell>
          <table:table-cell office:value-type="float" office:value="30.330892" calcext:value-type="float">
            <text:p>30.330892</text:p>
          </table:table-cell>
          <table:table-cell office:value-type="float" office:value="10.644295" calcext:value-type="float">
            <text:p>10.644295</text:p>
          </table:table-cell>
          <table:table-cell office:value-type="float" office:value="-33.563113" calcext:value-type="float">
            <text:p>-33.563113</text:p>
          </table:table-cell>
          <table:table-cell office:value-type="float" office:value="-53.815071" calcext:value-type="float">
            <text:p>-53.815071</text:p>
          </table:table-cell>
          <table:table-cell table:number-columns-repeated="4"/>
        </table:table-row>
        <table:table-row table:style-name="ro1">
          <table:table-cell table:style-name="ce1" office:value-type="float" office:value="27.270924" calcext:value-type="float">
            <text:p>27.270924</text:p>
          </table:table-cell>
          <table:table-cell office:value-type="float" office:value="28.201877" calcext:value-type="float">
            <text:p>28.201877</text:p>
          </table:table-cell>
          <table:table-cell table:style-name="ce1" office:value-type="float" office:value="30.43611" calcext:value-type="float">
            <text:p>30.43611</text:p>
          </table:table-cell>
          <table:table-cell office:value-type="float" office:value="5.571384" calcext:value-type="float">
            <text:p>5.571384</text:p>
          </table:table-cell>
          <table:table-cell office:value-type="float" office:value="-38.265185" calcext:value-type="float">
            <text:p>-38.265185</text:p>
          </table:table-cell>
          <table:table-cell office:value-type="float" office:value="-56.423269" calcext:value-type="float">
            <text:p>-56.423269</text:p>
          </table:table-cell>
          <table:table-cell table:number-columns-repeated="4"/>
        </table:table-row>
        <table:table-row table:style-name="ro1">
          <table:table-cell office:value-type="float" office:value="27.244075" calcext:value-type="float">
            <text:p>27.244075</text:p>
          </table:table-cell>
          <table:table-cell office:value-type="float" office:value="28.608706" calcext:value-type="float">
            <text:p>28.608706</text:p>
          </table:table-cell>
          <table:table-cell office:value-type="float" office:value="30.415292" calcext:value-type="float">
            <text:p>30.415292</text:p>
          </table:table-cell>
          <table:table-cell office:value-type="float" office:value="0.025155" calcext:value-type="float">
            <text:p>0.025155</text:p>
          </table:table-cell>
          <table:table-cell office:value-type="float" office:value="-42.530547" calcext:value-type="float">
            <text:p>-42.530547</text:p>
          </table:table-cell>
          <table:table-cell office:value-type="float" office:value="-58.727184" calcext:value-type="float">
            <text:p>-58.727184</text:p>
          </table:table-cell>
          <table:table-cell table:number-columns-repeated="4"/>
        </table:table-row>
        <table:table-row table:style-name="ro1">
          <table:table-cell office:value-type="float" office:value="27.08801" calcext:value-type="float">
            <text:p>27.08801</text:p>
          </table:table-cell>
          <table:table-cell office:value-type="float" office:value="28.951085" calcext:value-type="float">
            <text:p>28.951085</text:p>
          </table:table-cell>
          <table:table-cell office:value-type="float" office:value="30.240328" calcext:value-type="float">
            <text:p>30.240328</text:p>
          </table:table-cell>
          <table:table-cell office:value-type="float" office:value="-5.833223" calcext:value-type="float">
            <text:p>-5.833223</text:p>
          </table:table-cell>
          <table:table-cell office:value-type="float" office:value="-46.367955" calcext:value-type="float">
            <text:p>-46.367955</text:p>
          </table:table-cell>
          <table:table-cell office:value-type="float" office:value="-60.758648" calcext:value-type="float">
            <text:p>-60.758648</text:p>
          </table:table-cell>
          <table:table-cell table:number-columns-repeated="4"/>
        </table:table-row>
        <table:table-row table:style-name="ro1">
          <table:table-cell office:value-type="float" office:value="26.782681" calcext:value-type="float">
            <text:p>26.782681</text:p>
          </table:table-cell>
          <table:table-cell office:value-type="float" office:value="29.217737" calcext:value-type="float">
            <text:p>29.217737</text:p>
          </table:table-cell>
          <table:table-cell office:value-type="float" office:value="29.87648" calcext:value-type="float">
            <text:p>29.87648</text:p>
          </table:table-cell>
          <table:table-cell office:value-type="float" office:value="-11.82046" calcext:value-type="float">
            <text:p>-11.82046</text:p>
          </table:table-cell>
          <table:table-cell office:value-type="float" office:value="-49.799105" calcext:value-type="float">
            <text:p>-49.799105</text:p>
          </table:table-cell>
          <table:table-cell office:value-type="float" office:value="-62.547433" calcext:value-type="float">
            <text:p>-62.547433</text:p>
          </table:table-cell>
          <table:table-cell table:number-columns-repeated="4"/>
        </table:table-row>
        <table:table-row table:style-name="ro1">
          <table:table-cell office:value-type="float" office:value="26.304733" calcext:value-type="float">
            <text:p>26.304733</text:p>
          </table:table-cell>
          <table:table-cell office:value-type="float" office:value="29.39491" calcext:value-type="float">
            <text:p>29.39491</text:p>
          </table:table-cell>
          <table:table-cell office:value-type="float" office:value="29.281336" calcext:value-type="float">
            <text:p>29.281336</text:p>
          </table:table-cell>
          <table:table-cell office:value-type="float" office:value="-17.758055" calcext:value-type="float">
            <text:p>-17.758055</text:p>
          </table:table-cell>
          <table:table-cell office:value-type="float" office:value="-52.852923" calcext:value-type="float">
            <text:p>-52.852923</text:p>
          </table:table-cell>
          <table:table-cell office:value-type="float" office:value="-64.120903" calcext:value-type="float">
            <text:p>-64.120903</text:p>
          </table:table-cell>
          <table:table-cell table:number-columns-repeated="4"/>
        </table:table-row>
        <table:table-row table:style-name="ro1">
          <table:table-cell office:value-type="float" office:value="25.627063" calcext:value-type="float">
            <text:p>25.627063</text:p>
          </table:table-cell>
          <table:table-cell table:style-name="ce1" office:value-type="float" office:value="29.465828" calcext:value-type="float">
            <text:p>29.465828</text:p>
          </table:table-cell>
          <table:table-cell office:value-type="float" office:value="28.404033" calcext:value-type="float">
            <text:p>28.404033</text:p>
          </table:table-cell>
          <table:table-cell office:value-type="float" office:value="-23.49457" calcext:value-type="float">
            <text:p>-23.49457</text:p>
          </table:table-cell>
          <table:table-cell office:value-type="float" office:value="-55.561589" calcext:value-type="float">
            <text:p>-55.561589</text:p>
          </table:table-cell>
          <table:table-cell office:value-type="float" office:value="-65.503875" calcext:value-type="float">
            <text:p>-65.503875</text:p>
          </table:table-cell>
          <table:table-cell table:number-columns-repeated="4"/>
        </table:table-row>
        <table:table-row table:style-name="ro1">
          <table:table-cell office:value-type="float" office:value="24.718394" calcext:value-type="float">
            <text:p>24.718394</text:p>
          </table:table-cell>
          <table:table-cell office:value-type="float" office:value="29.410062" calcext:value-type="float">
            <text:p>29.410062</text:p>
          </table:table-cell>
          <table:table-cell office:value-type="float" office:value="27.185194" calcext:value-type="float">
            <text:p>27.185194</text:p>
          </table:table-cell>
          <table:table-cell office:value-type="float" office:value="-28.917789" calcext:value-type="float">
            <text:p>-28.917789</text:p>
          </table:table-cell>
          <table:table-cell office:value-type="float" office:value="-57.957938" calcext:value-type="float">
            <text:p>-57.957938</text:p>
          </table:table-cell>
          <table:table-cell office:value-type="float" office:value="-66.718677" calcext:value-type="float">
            <text:p>-66.718677</text:p>
          </table:table-cell>
          <table:table-cell table:number-columns-repeated="4"/>
        </table:table-row>
        <table:table-row table:style-name="ro1">
          <table:table-cell office:value-type="float" office:value="23.542988" calcext:value-type="float">
            <text:p>23.542988</text:p>
          </table:table-cell>
          <table:table-cell office:value-type="float" office:value="29.202801" calcext:value-type="float">
            <text:p>29.202801</text:p>
          </table:table-cell>
          <table:table-cell office:value-type="float" office:value="25.558149" calcext:value-type="float">
            <text:p>25.558149</text:p>
          </table:table-cell>
          <table:table-cell office:value-type="float" office:value="-33.956466" calcext:value-type="float">
            <text:p>-33.956466</text:p>
          </table:table-cell>
          <table:table-cell office:value-type="float" office:value="-60.073869" calcext:value-type="float">
            <text:p>-60.073869</text:p>
          </table:table-cell>
          <table:table-cell office:value-type="float" office:value="-67.785274" calcext:value-type="float">
            <text:p>-67.785274</text:p>
          </table:table-cell>
          <table:table-cell table:number-columns-repeated="4"/>
        </table:table-row>
        <table:table-row table:style-name="ro1">
          <table:table-cell office:value-type="float" office:value="22.06067" calcext:value-type="float">
            <text:p>22.06067</text:p>
          </table:table-cell>
          <table:table-cell office:value-type="float" office:value="28.814073" calcext:value-type="float">
            <text:p>28.814073</text:p>
          </table:table-cell>
          <table:table-cell office:value-type="float" office:value="23.452351" calcext:value-type="float">
            <text:p>23.452351</text:p>
          </table:table-cell>
          <table:table-cell office:value-type="float" office:value="-38.574976" calcext:value-type="float">
            <text:p>-38.574976</text:p>
          </table:table-cell>
          <table:table-cell office:value-type="float" office:value="-61.939441" calcext:value-type="float">
            <text:p>-61.939441</text:p>
          </table:table-cell>
          <table:table-cell office:value-type="float" office:value="-68.721429" calcext:value-type="float">
            <text:p>-68.721429</text:p>
          </table:table-cell>
          <table:table-cell table:number-columns-repeated="4"/>
        </table:table-row>
        <table:table-row table:style-name="ro1">
          <table:table-cell office:value-type="float" office:value="20.227502" calcext:value-type="float">
            <text:p>20.227502</text:p>
          </table:table-cell>
          <table:table-cell office:value-type="float" office:value="28.20797" calcext:value-type="float">
            <text:p>28.20797</text:p>
          </table:table-cell>
          <table:table-cell office:value-type="float" office:value="20.799983" calcext:value-type="float">
            <text:p>20.799983</text:p>
          </table:table-cell>
          <table:table-cell office:value-type="float" office:value="-42.764934" calcext:value-type="float">
            <text:p>-42.764934</text:p>
          </table:table-cell>
          <table:table-cell office:value-type="float" office:value="-63.582424" calcext:value-type="float">
            <text:p>-63.582424</text:p>
          </table:table-cell>
          <table:table-cell office:value-type="float" office:value="-69.542895" calcext:value-type="float">
            <text:p>-69.542895</text:p>
          </table:table-cell>
          <table:table-cell table:number-columns-repeated="4"/>
        </table:table-row>
        <table:table-row table:style-name="ro1">
          <table:table-cell office:value-type="float" office:value="17.997717" calcext:value-type="float">
            <text:p>17.997717</text:p>
          </table:table-cell>
          <table:table-cell office:value-type="float" office:value="27.341992" calcext:value-type="float">
            <text:p>27.341992</text:p>
          </table:table-cell>
          <table:table-cell office:value-type="float" office:value="17.546464" calcext:value-type="float">
            <text:p>17.546464</text:p>
          </table:table-cell>
          <table:table-cell office:value-type="float" office:value="-46.536726" calcext:value-type="float">
            <text:p>-46.536726</text:p>
          </table:table-cell>
          <table:table-cell office:value-type="float" office:value="-65.028117" calcext:value-type="float">
            <text:p>-65.028117</text:p>
          </table:table-cell>
          <table:table-cell office:value-type="float" office:value="-70.263603" calcext:value-type="float">
            <text:p>-70.263603</text:p>
          </table:table-cell>
          <table:table-cell table:number-columns-repeated="4"/>
        </table:table-row>
        <table:table-row table:style-name="ro1">
          <table:table-cell office:value-type="float" office:value="15.327878" calcext:value-type="float">
            <text:p>15.327878</text:p>
          </table:table-cell>
          <table:table-cell office:value-type="float" office:value="26.166785" calcext:value-type="float">
            <text:p>26.166785</text:p>
          </table:table-cell>
          <table:table-cell office:value-type="float" office:value="13.664491" calcext:value-type="float">
            <text:p>13.664491</text:p>
          </table:table-cell>
          <table:table-cell office:value-type="float" office:value="-49.912449" calcext:value-type="float">
            <text:p>-49.912449</text:p>
          </table:table-cell>
          <table:table-cell office:value-type="float" office:value="-66.299352" calcext:value-type="float">
            <text:p>-66.299352</text:p>
          </table:table-cell>
          <table:table-cell office:value-type="float" office:value="-70.895851" calcext:value-type="float">
            <text:p>-70.895851</text:p>
          </table:table-cell>
          <table:table-cell table:number-columns-repeated="4"/>
        </table:table-row>
        <table:table-row table:style-name="ro1">
          <table:table-cell office:value-type="float" office:value="12.18434" calcext:value-type="float">
            <text:p>12.18434</text:p>
          </table:table-cell>
          <table:table-cell office:value-type="float" office:value="24.626639" calcext:value-type="float">
            <text:p>24.626639</text:p>
          </table:table-cell>
          <table:table-cell office:value-type="float" office:value="9.169016" calcext:value-type="float">
            <text:p>9.169016</text:p>
          </table:table-cell>
          <table:table-cell office:value-type="float" office:value="-52.92064" calcext:value-type="float">
            <text:p>-52.92064</text:p>
          </table:table-cell>
          <table:table-cell office:value-type="float" office:value="-67.416601" calcext:value-type="float">
            <text:p>-67.416601</text:p>
          </table:table-cell>
          <table:table-cell office:value-type="float" office:value="-71.450471" calcext:value-type="float">
            <text:p>-71.450471</text:p>
          </table:table-cell>
          <table:table-cell table:number-columns-repeated="4"/>
        </table:table-row>
        <table:table-row table:style-name="ro1">
          <table:table-cell office:value-type="float" office:value="8.554329" calcext:value-type="float">
            <text:p>8.554329</text:p>
          </table:table-cell>
          <table:table-cell office:value-type="float" office:value="22.661424" calcext:value-type="float">
            <text:p>22.661424</text:p>
          </table:table-cell>
          <table:table-cell office:value-type="float" office:value="4.128018" calcext:value-type="float">
            <text:p>4.128018</text:p>
          </table:table-cell>
          <table:table-cell office:value-type="float" office:value="-55.592644" calcext:value-type="float">
            <text:p>-55.592644</text:p>
          </table:table-cell>
          <table:table-cell office:value-type="float" office:value="-68.39812" calcext:value-type="float">
            <text:p>-68.39812</text:p>
          </table:table-cell>
          <table:table-cell office:value-type="float" office:value="-71.937" calcext:value-type="float">
            <text:p>-71.937</text:p>
          </table:table-cell>
          <table:table-cell table:number-columns-repeated="4"/>
        </table:table-row>
        <table:table-row table:style-name="ro1">
          <table:table-cell office:value-type="float" office:value="4.458679" calcext:value-type="float">
            <text:p>4.458679</text:p>
          </table:table-cell>
          <table:table-cell office:value-type="float" office:value="20.210863" calcext:value-type="float">
            <text:p>20.210863</text:p>
          </table:table-cell>
          <table:table-cell office:value-type="float" office:value="-1.337245" calcext:value-type="float">
            <text:p>-1.337245</text:p>
          </table:table-cell>
          <table:table-cell office:value-type="float" office:value="-57.96025" calcext:value-type="float">
            <text:p>-57.96025</text:p>
          </table:table-cell>
          <table:table-cell office:value-type="float" office:value="-69.260133" calcext:value-type="float">
            <text:p>-69.260133</text:p>
          </table:table-cell>
          <table:table-cell office:value-type="float" office:value="-72.363819" calcext:value-type="float">
            <text:p>-72.363819</text:p>
          </table:table-cell>
          <table:table-cell table:number-columns-repeated="4"/>
        </table:table-row>
        <table:table-row table:style-name="ro1">
          <table:table-cell office:value-type="float" office:value="-0.039286" calcext:value-type="float">
            <text:p>-0.039286</text:p>
          </table:table-cell>
          <table:table-cell office:value-type="float" office:value="17.222147" calcext:value-type="float">
            <text:p>17.222147</text:p>
          </table:table-cell>
          <table:table-cell office:value-type="float" office:value="-7.065812" calcext:value-type="float">
            <text:p>-7.065812</text:p>
          </table:table-cell>
          <table:table-cell office:value-type="float" office:value="-60.054262" calcext:value-type="float">
            <text:p>-60.054262</text:p>
          </table:table-cell>
          <table:table-cell office:value-type="float" office:value="-70.017013" calcext:value-type="float">
            <text:p>-70.017013</text:p>
          </table:table-cell>
          <table:table-cell office:value-type="float" office:value="-72.738292" calcext:value-type="float">
            <text:p>-72.738292</text:p>
          </table:table-cell>
          <table:table-cell table:number-columns-repeated="4"/>
        </table:table-row>
        <table:table-row table:style-name="ro1">
          <table:table-cell office:value-type="float" office:value="-4.835547" calcext:value-type="float">
            <text:p>-4.835547</text:p>
          </table:table-cell>
          <table:table-cell office:value-type="float" office:value="13.661412" calcext:value-type="float">
            <text:p>13.661412</text:p>
          </table:table-cell>
          <table:table-cell office:value-type="float" office:value="-12.881282" calcext:value-type="float">
            <text:p>-12.881282</text:p>
          </table:table-cell>
          <table:table-cell office:value-type="float" office:value="-61.903678" calcext:value-type="float">
            <text:p>-61.903678</text:p>
          </table:table-cell>
          <table:table-cell office:value-type="float" office:value="-70.681468" calcext:value-type="float">
            <text:p>-70.681468</text:p>
          </table:table-cell>
          <table:table-cell office:value-type="float" office:value="-73.066882" calcext:value-type="float">
            <text:p>-73.066882</text:p>
          </table:table-cell>
          <table:table-cell table:number-columns-repeated="4"/>
        </table:table-row>
        <table:table-row table:style-name="ro1">
          <table:table-cell office:value-type="float" office:value="-9.800092" calcext:value-type="float">
            <text:p>-9.800092</text:p>
          </table:table-cell>
          <table:table-cell office:value-type="float" office:value="9.527983" calcext:value-type="float">
            <text:p>9.527983</text:p>
          </table:table-cell>
          <table:table-cell office:value-type="float" office:value="-18.618031" calcext:value-type="float">
            <text:p>-18.618031</text:p>
          </table:table-cell>
          <table:table-cell office:value-type="float" office:value="-63.535287" calcext:value-type="float">
            <text:p>-63.535287</text:p>
          </table:table-cell>
          <table:table-cell office:value-type="float" office:value="-71.264714" calcext:value-type="float">
            <text:p>-71.264714</text:p>
          </table:table-cell>
          <table:table-cell office:value-type="float" office:value="-73.355261" calcext:value-type="float">
            <text:p>-73.355261</text:p>
          </table:table-cell>
          <table:table-cell table:number-columns-repeated="4"/>
        </table:table-row>
        <table:table-row table:style-name="ro1">
          <table:table-cell office:value-type="float" office:value="-14.798671" calcext:value-type="float">
            <text:p>-14.798671</text:p>
          </table:table-cell>
          <table:table-cell office:value-type="float" office:value="4.867286" calcext:value-type="float">
            <text:p>4.867286</text:p>
          </table:table-cell>
          <table:table-cell office:value-type="float" office:value="-24.14057" calcext:value-type="float">
            <text:p>-24.14057</text:p>
          </table:table-cell>
          <table:table-cell office:value-type="float" office:value="-64.973515" calcext:value-type="float">
            <text:p>-64.973515</text:p>
          </table:table-cell>
          <table:table-cell office:value-type="float" office:value="-71.776639" calcext:value-type="float">
            <text:p>-71.776639</text:p>
          </table:table-cell>
          <table:table-cell office:value-type="float" office:value="-73.6084" calcext:value-type="float">
            <text:p>-73.6084</text:p>
          </table:table-cell>
          <table:table-cell table:number-columns-repeated="4"/>
        </table:table-row>
        <table:table-row table:style-name="ro1">
          <table:table-cell office:value-type="float" office:value="-19.712212" calcext:value-type="float">
            <text:p>-19.712212</text:p>
          </table:table-cell>
          <table:table-cell office:value-type="float" office:value="-0.22421" calcext:value-type="float">
            <text:p>-0.22421</text:p>
          </table:table-cell>
          <table:table-cell office:value-type="float" office:value="-29.352038" calcext:value-type="float">
            <text:p>-29.352038</text:p>
          </table:table-cell>
          <table:table-cell office:value-type="float" office:value="-66.240435" calcext:value-type="float">
            <text:p>-66.240435</text:p>
          </table:table-cell>
          <table:table-cell office:value-type="float" office:value="-72.225949" calcext:value-type="float">
            <text:p>-72.225949</text:p>
          </table:table-cell>
          <table:table-cell office:value-type="float" office:value="-73.830661" calcext:value-type="float">
            <text:p>-73.830661</text:p>
          </table:table-cell>
          <table:table-cell table:number-columns-repeated="4"/>
        </table:table-row>
        <table:table-row table:style-name="ro1">
          <table:table-cell office:value-type="float" office:value="-24.447873" calcext:value-type="float">
            <text:p>-24.447873</text:p>
          </table:table-cell>
          <table:table-cell office:value-type="float" office:value="-5.607525" calcext:value-type="float">
            <text:p>-5.607525</text:p>
          </table:table-cell>
          <table:table-cell office:value-type="float" office:value="-34.193275" calcext:value-type="float">
            <text:p>-34.193275</text:p>
          </table:table-cell>
          <table:table-cell office:value-type="float" office:value="-67.35586" calcext:value-type="float">
            <text:p>-67.35586</text:p>
          </table:table-cell>
          <table:table-cell office:value-type="float" office:value="-72.620302" calcext:value-type="float">
            <text:p>-72.620302</text:p>
          </table:table-cell>
          <table:table-cell office:value-type="float" office:value="-74.025862" calcext:value-type="float">
            <text:p>-74.025862</text:p>
          </table:table-cell>
          <table:table-cell table:number-columns-repeated="4"/>
        </table:table-row>
        <table:table-row table:style-name="ro1">
          <table:table-cell office:value-type="float" office:value="-28.941454" calcext:value-type="float">
            <text:p>-28.941454</text:p>
          </table:table-cell>
          <table:table-cell office:value-type="float" office:value="-11.122237" calcext:value-type="float">
            <text:p>-11.122237</text:p>
          </table:table-cell>
          <table:table-cell office:value-type="float" office:value="-38.636471" calcext:value-type="float">
            <text:p>-38.636471</text:p>
          </table:table-cell>
          <table:table-cell office:value-type="float" office:value="-68.337494" calcext:value-type="float">
            <text:p>-68.337494</text:p>
          </table:table-cell>
          <table:table-cell office:value-type="float" office:value="-72.96643" calcext:value-type="float">
            <text:p>-72.96643</text:p>
          </table:table-cell>
          <table:table-cell office:value-type="float" office:value="-74.197352" calcext:value-type="float">
            <text:p>-74.197352</text:p>
          </table:table-cell>
          <table:table-cell table:number-columns-repeated="4"/>
        </table:table-row>
        <table:table-row table:style-name="ro1">
          <table:table-cell office:value-type="float" office:value="-33.154222" calcext:value-type="float">
            <text:p>-33.154222</text:p>
          </table:table-cell>
          <table:table-cell office:value-type="float" office:value="-16.611947" calcext:value-type="float">
            <text:p>-16.611947</text:p>
          </table:table-cell>
          <table:table-cell office:value-type="float" office:value="-42.677079" calcext:value-type="float">
            <text:p>-42.677079</text:p>
          </table:table-cell>
          <table:table-cell office:value-type="float" office:value="-69.201096" calcext:value-type="float">
            <text:p>-69.201096</text:p>
          </table:table-cell>
          <table:table-cell office:value-type="float" office:value="-73.270248" calcext:value-type="float">
            <text:p>-73.270248</text:p>
          </table:table-cell>
          <table:table-cell office:value-type="float" office:value="-74.348061" calcext:value-type="float">
            <text:p>-74.348061</text:p>
          </table:table-cell>
          <table:table-cell table:number-columns-repeated="4"/>
        </table:table-row>
        <table:table-row table:style-name="ro1">
          <table:table-cell office:value-type="float" office:value="-37.067524" calcext:value-type="float">
            <text:p>-37.067524</text:p>
          </table:table-cell>
          <table:table-cell office:value-type="float" office:value="-21.944434" calcext:value-type="float">
            <text:p>-21.944434</text:p>
          </table:table-cell>
          <table:table-cell office:value-type="float" office:value="-46.326287" calcext:value-type="float">
            <text:p>-46.326287</text:p>
          </table:table-cell>
          <table:table-cell office:value-type="float" office:value="-69.960656" calcext:value-type="float">
            <text:p>-69.960656</text:p>
          </table:table-cell>
          <table:table-cell office:value-type="float" office:value="-73.536951" calcext:value-type="float">
            <text:p>-73.536951</text:p>
          </table:table-cell>
          <table:table-cell office:value-type="float" office:value="-74.480559" calcext:value-type="float">
            <text:p>-74.480559</text:p>
          </table:table-cell>
          <table:table-cell table:number-columns-repeated="4"/>
        </table:table-row>
        <table:table-row table:style-name="ro1">
          <table:table-cell office:value-type="float" office:value="-40.677296" calcext:value-type="float">
            <text:p>-40.677296</text:p>
          </table:table-cell>
          <table:table-cell office:value-type="float" office:value="-27.021568" calcext:value-type="float">
            <text:p>-27.021568</text:p>
          </table:table-cell>
          <table:table-cell office:value-type="float" office:value="-49.604985" calcext:value-type="float">
            <text:p>-49.604985</text:p>
          </table:table-cell>
          <table:table-cell office:value-type="float" office:value="-70.628567" calcext:value-type="float">
            <text:p>-70.628567</text:p>
          </table:table-cell>
          <table:table-cell office:value-type="float" office:value="-73.771097" calcext:value-type="float">
            <text:p>-73.771097</text:p>
          </table:table-cell>
          <table:table-cell office:value-type="float" office:value="-74.597092" calcext:value-type="float">
            <text:p>-74.597092</text:p>
          </table:table-cell>
          <table:table-cell table:number-columns-repeated="4"/>
        </table:table-row>
        <table:table-row table:style-name="ro1">
          <table:table-cell office:value-type="float" office:value="-43.989409" calcext:value-type="float">
            <text:p>-43.989409</text:p>
          </table:table-cell>
          <table:table-cell office:value-type="float" office:value="-31.779823" calcext:value-type="float">
            <text:p>-31.779823</text:p>
          </table:table-cell>
          <table:table-cell office:value-type="float" office:value="-52.539359" calcext:value-type="float">
            <text:p>-52.539359</text:p>
          </table:table-cell>
          <table:table-cell office:value-type="float" office:value="-71.215789" calcext:value-type="float">
            <text:p>-71.215789</text:p>
          </table:table-cell>
          <table:table-cell office:value-type="float" office:value="-73.976688" calcext:value-type="float">
            <text:p>-73.976688</text:p>
          </table:table-cell>
          <table:table-cell office:value-type="float" office:value="-74.69963" calcext:value-type="float">
            <text:p>-74.69963</text:p>
          </table:table-cell>
          <table:table-cell table:number-columns-repeated="4"/>
        </table:table-row>
        <table:table-row table:style-name="ro1">
          <table:table-cell office:value-type="float" office:value="-47.016091" calcext:value-type="float">
            <text:p>-47.016091</text:p>
          </table:table-cell>
          <table:table-cell office:value-type="float" office:value="-36.185214" calcext:value-type="float">
            <text:p>-36.185214</text:p>
          </table:table-cell>
          <table:table-cell office:value-type="float" office:value="-55.157878" calcext:value-type="float">
            <text:p>-55.157878</text:p>
          </table:table-cell>
          <table:table-cell office:value-type="float" office:value="-71.732005" calcext:value-type="float">
            <text:p>-71.732005</text:p>
          </table:table-cell>
          <table:table-cell office:value-type="float" office:value="-74.157234" calcext:value-type="float">
            <text:p>-74.157234</text:p>
          </table:table-cell>
          <table:table-cell office:value-type="float" office:value="-74.789897" calcext:value-type="float">
            <text:p>-74.789897</text:p>
          </table:table-cell>
          <table:table-cell table:number-columns-repeated="4"/>
        </table:table-row>
        <table:table-row table:style-name="ro1">
          <table:table-cell office:value-type="float" office:value="-49.773333" calcext:value-type="float">
            <text:p>-49.773333</text:p>
          </table:table-cell>
          <table:table-cell office:value-type="float" office:value="-40.226261" calcext:value-type="float">
            <text:p>-40.226261</text:p>
          </table:table-cell>
          <table:table-cell office:value-type="float" office:value="-57.489338" calcext:value-type="float">
            <text:p>-57.489338</text:p>
          </table:table-cell>
          <table:table-cell office:value-type="float" office:value="-72.185754" calcext:value-type="float">
            <text:p>-72.185754</text:p>
          </table:table-cell>
          <table:table-cell office:value-type="float" office:value="-74.315816" calcext:value-type="float">
            <text:p>-74.315816</text:p>
          </table:table-cell>
          <table:table-cell office:value-type="float" office:value="-74.869403" calcext:value-type="float">
            <text:p>-74.869403</text:p>
          </table:table-cell>
          <table:table-cell table:number-columns-repeated="4"/>
        </table:table-row>
        <table:table-row table:style-name="ro1">
          <table:table-cell office:value-type="float" office:value="-52.279073" calcext:value-type="float">
            <text:p>-52.279073</text:p>
          </table:table-cell>
          <table:table-cell office:value-type="float" office:value="-43.907211" calcext:value-type="float">
            <text:p>-43.907211</text:p>
          </table:table-cell>
          <table:table-cell office:value-type="float" office:value="-59.561669" calcext:value-type="float">
            <text:p>-59.561669</text:p>
          </table:table-cell>
          <table:table-cell office:value-type="float" office:value="-72.584568" calcext:value-type="float">
            <text:p>-72.584568</text:p>
          </table:table-cell>
          <table:table-cell office:value-type="float" office:value="-74.455133" calcext:value-type="float">
            <text:p>-74.455133</text:p>
          </table:table-cell>
          <table:table-cell office:value-type="float" office:value="-74.939467" calcext:value-type="float">
            <text:p>-74.939467</text:p>
          </table:table-cell>
          <table:table-cell table:number-columns-repeated="4"/>
        </table:table-row>
        <table:table-row table:style-name="ro1">
          <table:table-cell office:value-type="float" office:value="-54.551979" calcext:value-type="float">
            <text:p>-54.551979</text:p>
          </table:table-cell>
          <table:table-cell office:value-type="float" office:value="-47.242469" calcext:value-type="float">
            <text:p>-47.242469</text:p>
          </table:table-cell>
          <table:table-cell office:value-type="float" office:value="-61.401241" calcext:value-type="float">
            <text:p>-61.401241</text:p>
          </table:table-cell>
          <table:table-cell office:value-type="float" office:value="-72.93508" calcext:value-type="float">
            <text:p>-72.93508</text:p>
          </table:table-cell>
          <table:table-cell office:value-type="float" office:value="-74.577554" calcext:value-type="float">
            <text:p>-74.577554</text:p>
          </table:table-cell>
          <table:table-cell office:value-type="float" office:value="-75.001247" calcext:value-type="float">
            <text:p>-75.001247</text:p>
          </table:table-cell>
          <table:table-cell table:number-columns-repeated="4"/>
        </table:table-row>
        <table:table-row table:style-name="ro1">
          <table:table-cell office:value-type="float" office:value="-56.610638" calcext:value-type="float">
            <text:p>-56.610638</text:p>
          </table:table-cell>
          <table:table-cell office:value-type="float" office:value="-50.252442" calcext:value-type="float">
            <text:p>-50.252442</text:p>
          </table:table-cell>
          <table:table-cell office:value-type="float" office:value="-63.032515" calcext:value-type="float">
            <text:p>-63.032515</text:p>
          </table:table-cell>
          <table:table-cell office:value-type="float" office:value="-73.243132" calcext:value-type="float">
            <text:p>-73.243132</text:p>
          </table:table-cell>
          <table:table-cell office:value-type="float" office:value="-74.685154" calcext:value-type="float">
            <text:p>-74.685154</text:p>
          </table:table-cell>
          <table:table-cell office:value-type="float" office:value="-75.055757" calcext:value-type="float">
            <text:p>-75.055757</text:p>
          </table:table-cell>
          <table:table-cell table:number-columns-repeated="4"/>
        </table:table-row>
        <table:table-row table:style-name="ro1">
          <table:table-cell office:value-type="float" office:value="-58.47306" calcext:value-type="float">
            <text:p>-58.47306</text:p>
          </table:table-cell>
          <table:table-cell office:value-type="float" office:value="-52.960618" calcext:value-type="float">
            <text:p>-52.960618</text:p>
          </table:table-cell>
          <table:table-cell office:value-type="float" office:value="-64.477901" calcext:value-type="float">
            <text:p>-64.477901</text:p>
          </table:table-cell>
          <table:table-cell office:value-type="float" office:value="-73.513864" calcext:value-type="float">
            <text:p>-73.513864</text:p>
          </table:table-cell>
          <table:table-cell office:value-type="float" office:value="-74.779753" calcext:value-type="float">
            <text:p>-74.779753</text:p>
          </table:table-cell>
          <table:table-cell office:value-type="float" office:value="-75.103882" calcext:value-type="float">
            <text:p>-75.103882</text:p>
          </table:table-cell>
          <table:table-cell table:number-columns-repeated="4"/>
        </table:table-row>
        <table:table-row table:style-name="ro1">
          <table:table-cell office:value-type="float" office:value="-60.156367" calcext:value-type="float">
            <text:p>-60.156367</text:p>
          </table:table-cell>
          <table:table-cell office:value-type="float" office:value="-55.391598" calcext:value-type="float">
            <text:p>-55.391598</text:p>
          </table:table-cell>
          <table:table-cell office:value-type="float" office:value="-65.75775" calcext:value-type="float">
            <text:p>-65.75775</text:p>
          </table:table-cell>
          <table:table-cell office:value-type="float" office:value="-73.7518" calcext:value-type="float">
            <text:p>-73.7518</text:p>
          </table:table-cell>
          <table:table-cell office:value-type="float" office:value="-74.862947" calcext:value-type="float">
            <text:p>-74.862947</text:p>
          </table:table-cell>
          <table:table-cell office:value-type="float" office:value="-75.146399" calcext:value-type="float">
            <text:p>-75.146399</text:p>
          </table:table-cell>
          <table:table-cell table:number-columns-repeated="4"/>
        </table:table-row>
        <table:table-row table:style-name="ro1">
          <table:table-cell office:value-type="float" office:value="-61.676631" calcext:value-type="float">
            <text:p>-61.676631</text:p>
          </table:table-cell>
          <table:table-cell office:value-type="float" office:value="-57.569845" calcext:value-type="float">
            <text:p>-57.569845</text:p>
          </table:table-cell>
          <table:table-cell office:value-type="float" office:value="-66.89043" calcext:value-type="float">
            <text:p>-66.89043</text:p>
          </table:table-cell>
          <table:table-cell office:value-type="float" office:value="-73.960917" calcext:value-type="float">
            <text:p>-73.960917</text:p>
          </table:table-cell>
          <table:table-cell office:value-type="float" office:value="-74.936133" calcext:value-type="float">
            <text:p>-74.936133</text:p>
          </table:table-cell>
          <table:table-cell office:value-type="float" office:value="-75.183988" calcext:value-type="float">
            <text:p>-75.183988</text:p>
          </table:table-cell>
          <table:table-cell table:number-columns-repeated="4"/>
        </table:table-row>
        <table:table-row table:style-name="ro1">
          <table:table-cell office:value-type="float" office:value="-63.048793" calcext:value-type="float">
            <text:p>-63.048793</text:p>
          </table:table-cell>
          <table:table-cell office:value-type="float" office:value="-59.518909" calcext:value-type="float">
            <text:p>-59.518909</text:p>
          </table:table-cell>
          <table:table-cell office:value-type="float" office:value="-67.892442" calcext:value-type="float">
            <text:p>-67.892442</text:p>
          </table:table-cell>
          <table:table-cell office:value-type="float" office:value="-74.144712" calcext:value-type="float">
            <text:p>-74.144712</text:p>
          </table:table-cell>
          <table:table-cell office:value-type="float" office:value="-75.000539" calcext:value-type="float">
            <text:p>-75.000539</text:p>
          </table:table-cell>
          <table:table-cell office:value-type="float" office:value="-75.217246" calcext:value-type="float">
            <text:p>-75.217246</text:p>
          </table:table-cell>
          <table:table-cell table:number-columns-repeated="4"/>
        </table:table-row>
        <table:table-row table:style-name="ro1">
          <table:table-cell office:value-type="float" office:value="-64.286654" calcext:value-type="float">
            <text:p>-64.286654</text:p>
          </table:table-cell>
          <table:table-cell office:value-type="float" office:value="-61.260991" calcext:value-type="float">
            <text:p>-61.260991</text:p>
          </table:table-cell>
          <table:table-cell office:value-type="float" office:value="-68.778553" calcext:value-type="float">
            <text:p>-68.778553</text:p>
          </table:table-cell>
          <table:table-cell office:value-type="float" office:value="-74.306259" calcext:value-type="float">
            <text:p>-74.306259</text:p>
          </table:table-cell>
          <table:table-cell office:value-type="float" office:value="-75.057237" calcext:value-type="float">
            <text:p>-75.057237</text:p>
          </table:table-cell>
          <table:table-cell office:value-type="float" office:value="-75.246694" calcext:value-type="float">
            <text:p>-75.246694</text:p>
          </table:table-cell>
          <table:table-cell table:number-columns-repeated="4"/>
        </table:table-row>
        <table:table-row table:style-name="ro1">
          <table:table-cell office:value-type="float" office:value="-65.402889" calcext:value-type="float">
            <text:p>-65.402889</text:p>
          </table:table-cell>
          <table:table-cell office:value-type="float" office:value="-62.816714" calcext:value-type="float">
            <text:p>-62.816714</text:p>
          </table:table-cell>
          <table:table-cell office:value-type="float" office:value="-69.561946" calcext:value-type="float">
            <text:p>-69.561946</text:p>
          </table:table-cell>
          <table:table-cell office:value-type="float" office:value="-74.448259" calcext:value-type="float">
            <text:p>-74.448259</text:p>
          </table:table-cell>
          <table:table-cell office:value-type="float" office:value="-75.10717" calcext:value-type="float">
            <text:p>-75.10717</text:p>
          </table:table-cell>
          <table:table-cell office:value-type="float" office:value="-75.272788" calcext:value-type="float">
            <text:p>-75.272788</text:p>
          </table:table-cell>
          <table:table-cell table:number-columns-repeated="4"/>
        </table:table-row>
        <table:table-row table:style-name="ro1">
          <table:table-cell office:value-type="float" office:value="-66.409096" calcext:value-type="float">
            <text:p>-66.409096</text:p>
          </table:table-cell>
          <table:table-cell office:value-type="float" office:value="-64.205044" calcext:value-type="float">
            <text:p>-64.205044</text:p>
          </table:table-cell>
          <table:table-cell office:value-type="float" office:value="-70.254366" calcext:value-type="float">
            <text:p>-70.254366</text:p>
          </table:table-cell>
          <table:table-cell office:value-type="float" office:value="-74.573086" calcext:value-type="float">
            <text:p>-74.573086</text:p>
          </table:table-cell>
          <table:table-cell office:value-type="float" office:value="-75.151163" calcext:value-type="float">
            <text:p>-75.151163</text:p>
          </table:table-cell>
          <table:table-cell office:value-type="float" office:value="-75.295931" calcext:value-type="float">
            <text:p>-75.295931</text:p>
          </table:table-cell>
          <table:table-cell table:number-columns-repeated="4"/>
        </table:table-row>
        <table:table-row table:style-name="ro1">
          <table:table-cell office:value-type="float" office:value="-67.315855" calcext:value-type="float">
            <text:p>-67.315855</text:p>
          </table:table-cell>
          <table:table-cell office:value-type="float" office:value="-65.443293" calcext:value-type="float">
            <text:p>-65.443293</text:p>
          </table:table-cell>
          <table:table-cell office:value-type="float" office:value="-70.866257" calcext:value-type="float">
            <text:p>-70.866257</text:p>
          </table:table-cell>
          <table:table-cell office:value-type="float" office:value="-74.682828" calcext:value-type="float">
            <text:p>-74.682828</text:p>
          </table:table-cell>
          <table:table-cell office:value-type="float" office:value="-75.18994" calcext:value-type="float">
            <text:p>-75.18994</text:p>
          </table:table-cell>
          <table:table-cell office:value-type="float" office:value="-75.316473" calcext:value-type="float">
            <text:p>-75.316473</text:p>
          </table:table-cell>
          <table:table-cell table:number-columns-repeated="4"/>
        </table:table-row>
        <table:table-row table:style-name="ro1">
          <table:table-cell office:value-type="float" office:value="-68.132792" calcext:value-type="float">
            <text:p>-68.132792</text:p>
          </table:table-cell>
          <table:table-cell office:value-type="float" office:value="-66.547178" calcext:value-type="float">
            <text:p>-66.547178</text:p>
          </table:table-cell>
          <table:table-cell office:value-type="float" office:value="-71.406897" calcext:value-type="float">
            <text:p>-71.406897</text:p>
          </table:table-cell>
          <table:table-cell office:value-type="float" office:value="-74.779316" calcext:value-type="float">
            <text:p>-74.779316</text:p>
          </table:table-cell>
          <table:table-cell office:value-type="float" office:value="-75.224134" calcext:value-type="float">
            <text:p>-75.224134</text:p>
          </table:table-cell>
          <table:table-cell office:value-type="float" office:value="-75.334723" calcext:value-type="float">
            <text:p>-75.334723</text:p>
          </table:table-cell>
          <table:table-cell table:number-columns-repeated="4"/>
        </table:table-row>
        <table:table-row table:style-name="ro1">
          <table:table-cell office:value-type="float" office:value="-68.868648" calcext:value-type="float">
            <text:p>-68.868648</text:p>
          </table:table-cell>
          <table:table-cell office:value-type="float" office:value="-67.530906" calcext:value-type="float">
            <text:p>-67.530906</text:p>
          </table:table-cell>
          <table:table-cell office:value-type="float" office:value="-71.884515" calcext:value-type="float">
            <text:p>-71.884515</text:p>
          </table:table-cell>
          <table:table-cell office:value-type="float" office:value="-74.864161" calcext:value-type="float">
            <text:p>-74.864161</text:p>
          </table:table-cell>
          <table:table-cell office:value-type="float" office:value="-75.254303" calcext:value-type="float">
            <text:p>-75.254303</text:p>
          </table:table-cell>
          <table:table-cell office:value-type="float" office:value="-75.35095" calcext:value-type="float">
            <text:p>-75.35095</text:p>
          </table:table-cell>
          <table:table-cell table:number-columns-repeated="4"/>
        </table:table-row>
        <table:table-row table:style-name="ro1">
          <table:table-cell office:value-type="float" office:value="-69.531353" calcext:value-type="float">
            <text:p>-69.531353</text:p>
          </table:table-cell>
          <table:table-cell office:value-type="float" office:value="-68.407282" calcext:value-type="float">
            <text:p>-68.407282</text:p>
          </table:table-cell>
          <table:table-cell office:value-type="float" office:value="-72.30641" calcext:value-type="float">
            <text:p>-72.30641</text:p>
          </table:table-cell>
          <table:table-cell office:value-type="float" office:value="-74.938777" calcext:value-type="float">
            <text:p>-74.938777</text:p>
          </table:table-cell>
          <table:table-cell office:value-type="float" office:value="-75.280932" calcext:value-type="float">
            <text:p>-75.280932</text:p>
          </table:table-cell>
          <table:table-cell office:value-type="float" office:value="-75.365392" calcext:value-type="float">
            <text:p>-75.365392</text:p>
          </table:table-cell>
          <table:table-cell table:number-columns-repeated="4"/>
        </table:table-row>
        <table:table-row table:style-name="ro1">
          <table:table-cell office:value-type="float" office:value="-70.128084" calcext:value-type="float">
            <text:p>-70.128084</text:p>
          </table:table-cell>
          <table:table-cell office:value-type="float" office:value="-69.187818" calcext:value-type="float">
            <text:p>-69.187818</text:p>
          </table:table-cell>
          <table:table-cell office:value-type="float" office:value="-72.679046" calcext:value-type="float">
            <text:p>-72.679046</text:p>
          </table:table-cell>
          <table:table-cell office:value-type="float" office:value="-75.004405" calcext:value-type="float">
            <text:p>-75.004405</text:p>
          </table:table-cell>
          <table:table-cell office:value-type="float" office:value="-75.304451" calcext:value-type="float">
            <text:p>-75.304451</text:p>
          </table:table-cell>
          <table:table-cell office:value-type="float" office:value="-75.378258" calcext:value-type="float">
            <text:p>-75.378258</text:p>
          </table:table-cell>
          <table:table-cell table:number-columns-repeated="4"/>
        </table:table-row>
        <table:table-row table:style-name="ro1">
          <table:table-cell office:value-type="float" office:value="-70.665339" calcext:value-type="float">
            <text:p>-70.665339</text:p>
          </table:table-cell>
          <table:table-cell office:value-type="float" office:value="-69.882841" calcext:value-type="float">
            <text:p>-69.882841</text:p>
          </table:table-cell>
          <table:table-cell office:value-type="float" office:value="-73.008147" calcext:value-type="float">
            <text:p>-73.008147</text:p>
          </table:table-cell>
          <table:table-cell office:value-type="float" office:value="-75.062136" calcext:value-type="float">
            <text:p>-75.062136</text:p>
          </table:table-cell>
          <table:table-cell office:value-type="float" office:value="-75.325234" calcext:value-type="float">
            <text:p>-75.325234</text:p>
          </table:table-cell>
          <table:table-cell office:value-type="float" office:value="-75.389729" calcext:value-type="float">
            <text:p>-75.389729</text:p>
          </table:table-cell>
          <table:table-cell table:number-columns-repeated="4"/>
        </table:table-row>
        <table:table-row table:style-name="ro1">
          <table:table-cell office:value-type="float" office:value="-71.148989" calcext:value-type="float">
            <text:p>-71.148989</text:p>
          </table:table-cell>
          <table:table-cell office:value-type="float" office:value="-70.501604" calcext:value-type="float">
            <text:p>-70.501604</text:p>
          </table:table-cell>
          <table:table-cell office:value-type="float" office:value="-73.298778" calcext:value-type="float">
            <text:p>-73.298778</text:p>
          </table:table-cell>
          <table:table-cell office:value-type="float" office:value="-75.112928" calcext:value-type="float">
            <text:p>-75.112928</text:p>
          </table:table-cell>
          <table:table-cell office:value-type="float" office:value="-75.343609" calcext:value-type="float">
            <text:p>-75.343609</text:p>
          </table:table-cell>
          <table:table-cell office:value-type="float" office:value="-75.399966" calcext:value-type="float">
            <text:p>-75.399966</text:p>
          </table:table-cell>
          <table:table-cell table:number-columns-repeated="4"/>
        </table:table-row>
        <table:table-row table:style-name="ro1">
          <table:table-cell office:value-type="float" office:value="-71.584339" calcext:value-type="float">
            <text:p>-71.584339</text:p>
          </table:table-cell>
          <table:table-cell office:value-type="float" office:value="-71.05239" calcext:value-type="float">
            <text:p>-71.05239</text:p>
          </table:table-cell>
          <table:table-cell office:value-type="float" office:value="-73.555422" calcext:value-type="float">
            <text:p>-73.555422</text:p>
          </table:table-cell>
          <table:table-cell office:value-type="float" office:value="-75.157623" calcext:value-type="float">
            <text:p>-75.157623</text:p>
          </table:table-cell>
          <table:table-cell office:value-type="float" office:value="-75.359865" calcext:value-type="float">
            <text:p>-75.359865</text:p>
          </table:table-cell>
          <table:table-cell office:value-type="float" office:value="-75.409112" calcext:value-type="float">
            <text:p>-75.409112</text:p>
          </table:table-cell>
          <table:table-cell table:number-columns-repeated="4"/>
        </table:table-row>
        <table:table-row table:style-name="ro1">
          <table:table-cell office:value-type="float" office:value="-71.976177" calcext:value-type="float">
            <text:p>-71.976177</text:p>
          </table:table-cell>
          <table:table-cell office:value-type="float" office:value="-71.542599" calcext:value-type="float">
            <text:p>-71.542599</text:p>
          </table:table-cell>
          <table:table-cell office:value-type="float" office:value="-73.782041" calcext:value-type="float">
            <text:p>-73.782041</text:p>
          </table:table-cell>
          <table:table-cell office:value-type="float" office:value="-75.196959" calcext:value-type="float">
            <text:p>-75.196959</text:p>
          </table:table-cell>
          <table:table-cell office:value-type="float" office:value="-75.374256" calcext:value-type="float">
            <text:p>-75.374256</text:p>
          </table:table-cell>
          <table:table-cell office:value-type="float" office:value="-75.417289" calcext:value-type="float">
            <text:p>-75.417289</text:p>
          </table:table-cell>
          <table:table-cell table:number-columns-repeated="4"/>
        </table:table-row>
        <table:table-row table:style-name="ro1">
          <table:table-cell office:value-type="float" office:value="-72.328825" calcext:value-type="float">
            <text:p>-72.328825</text:p>
          </table:table-cell>
          <table:table-cell office:value-type="float" office:value="-71.978843" calcext:value-type="float">
            <text:p>-71.978843</text:p>
          </table:table-cell>
          <table:table-cell office:value-type="float" office:value="-73.98214" calcext:value-type="float">
            <text:p>-73.98214</text:p>
          </table:table-cell>
          <table:table-cell office:value-type="float" office:value="-75.231585" calcext:value-type="float">
            <text:p>-75.231585</text:p>
          </table:table-cell>
          <table:table-cell office:value-type="float" office:value="-75.387003" calcext:value-type="float">
            <text:p>-75.387003</text:p>
          </table:table-cell>
          <table:table-cell office:value-type="float" office:value="-75.424608" calcext:value-type="float">
            <text:p>-75.424608</text:p>
          </table:table-cell>
          <table:table-cell table:number-columns-repeated="4"/>
        </table:table-row>
        <table:table-row table:style-name="ro1">
          <table:table-cell office:value-type="float" office:value="-72.646181" calcext:value-type="float">
            <text:p>-72.646181</text:p>
          </table:table-cell>
          <table:table-cell office:value-type="float" office:value="-72.367024" calcext:value-type="float">
            <text:p>-72.367024</text:p>
          </table:table-cell>
          <table:table-cell office:value-type="float" office:value="-74.158815" calcext:value-type="float">
            <text:p>-74.158815</text:p>
          </table:table-cell>
          <table:table-cell office:value-type="float" office:value="-75.262071" calcext:value-type="float">
            <text:p>-75.262071</text:p>
          </table:table-cell>
          <table:table-cell office:value-type="float" office:value="-75.398301" calcext:value-type="float">
            <text:p>-75.398301</text:p>
          </table:table-cell>
          <table:table-cell office:value-type="float" office:value="-75.431164" calcext:value-type="float">
            <text:p>-75.431164</text:p>
          </table:table-cell>
          <table:table-cell table:number-columns-repeated="4"/>
        </table:table-row>
        <table:table-row table:style-name="ro1">
          <table:table-cell office:value-type="float" office:value="-72.93176" calcext:value-type="float">
            <text:p>-72.93176</text:p>
          </table:table-cell>
          <table:table-cell office:value-type="float" office:value="-72.712407" calcext:value-type="float">
            <text:p>-72.712407</text:p>
          </table:table-cell>
          <table:table-cell office:value-type="float" office:value="-74.314805" calcext:value-type="float">
            <text:p>-74.314805</text:p>
          </table:table-cell>
          <table:table-cell office:value-type="float" office:value="-75.288919" calcext:value-type="float">
            <text:p>-75.288919</text:p>
          </table:table-cell>
          <table:table-cell office:value-type="float" office:value="-75.408323" calcext:value-type="float">
            <text:p>-75.408323</text:p>
          </table:table-cell>
          <table:table-cell office:value-type="float" office:value="-75.437043" calcext:value-type="float">
            <text:p>-75.437043</text:p>
          </table:table-cell>
          <table:table-cell table:number-columns-repeated="4"/>
        </table:table-row>
        <table:table-row table:style-name="ro1">
          <table:table-cell office:value-type="float" office:value="-73.188729" calcext:value-type="float">
            <text:p>-73.188729</text:p>
          </table:table-cell>
          <table:table-cell office:value-type="float" office:value="-73.019689" calcext:value-type="float">
            <text:p>-73.019689</text:p>
          </table:table-cell>
          <table:table-cell office:value-type="float" office:value="-74.452528" calcext:value-type="float">
            <text:p>-74.452528</text:p>
          </table:table-cell>
          <table:table-cell office:value-type="float" office:value="-75.312567" calcext:value-type="float">
            <text:p>-75.312567</text:p>
          </table:table-cell>
          <table:table-cell office:value-type="float" office:value="-75.417217" calcext:value-type="float">
            <text:p>-75.417217</text:p>
          </table:table-cell>
          <table:table-cell office:value-type="float" office:value="-75.442319" calcext:value-type="float">
            <text:p>-75.442319</text:p>
          </table:table-cell>
          <table:table-cell table:number-columns-repeated="4"/>
        </table:table-row>
        <table:table-row table:style-name="ro1">
          <table:table-cell office:value-type="float" office:value="-73.419943" calcext:value-type="float">
            <text:p>-73.419943</text:p>
          </table:table-cell>
          <table:table-cell office:value-type="float" office:value="-73.293053" calcext:value-type="float">
            <text:p>-73.293053</text:p>
          </table:table-cell>
          <table:table-cell office:value-type="float" office:value="-74.57412" calcext:value-type="float">
            <text:p>-74.57412</text:p>
          </table:table-cell>
          <table:table-cell office:value-type="float" office:value="-75.333402" calcext:value-type="float">
            <text:p>-75.333402</text:p>
          </table:table-cell>
          <table:table-cell office:value-type="float" office:value="-75.425117" calcext:value-type="float">
            <text:p>-75.425117</text:p>
          </table:table-cell>
          <table:table-cell office:value-type="float" office:value="-75.447059" calcext:value-type="float">
            <text:p>-75.447059</text:p>
          </table:table-cell>
          <table:table-cell table:number-columns-repeated="4"/>
        </table:table-row>
        <table:table-row table:style-name="ro1">
          <table:table-cell office:value-type="float" office:value="-73.627975" calcext:value-type="float">
            <text:p>-73.627975</text:p>
          </table:table-cell>
          <table:table-cell office:value-type="float" office:value="-73.536229" calcext:value-type="float">
            <text:p>-73.536229</text:p>
          </table:table-cell>
          <table:table-cell office:value-type="float" office:value="-74.68147" calcext:value-type="float">
            <text:p>-74.68147</text:p>
          </table:table-cell>
          <table:table-cell office:value-type="float" office:value="-75.351762" calcext:value-type="float">
            <text:p>-75.351762</text:p>
          </table:table-cell>
          <table:table-cell office:value-type="float" office:value="-75.432138" calcext:value-type="float">
            <text:p>-75.432138</text:p>
          </table:table-cell>
          <table:table-cell office:value-type="float" office:value="-75.45132" calcext:value-type="float">
            <text:p>-75.45132</text:p>
          </table:table-cell>
          <table:table-cell table:number-columns-repeated="4"/>
        </table:table-row>
        <table:table-row table:style-name="ro1">
          <table:table-cell office:value-type="float" office:value="-73.815141" calcext:value-type="float">
            <text:p>-73.815141</text:p>
          </table:table-cell>
          <table:table-cell office:value-type="float" office:value="-73.752541" calcext:value-type="float">
            <text:p>-73.752541</text:p>
          </table:table-cell>
          <table:table-cell office:value-type="float" office:value="-74.776244" calcext:value-type="float">
            <text:p>-74.776244</text:p>
          </table:table-cell>
          <table:table-cell office:value-type="float" office:value="-75.367947" calcext:value-type="float">
            <text:p>-75.367947</text:p>
          </table:table-cell>
          <table:table-cell office:value-type="float" office:value="-75.438383" calcext:value-type="float">
            <text:p>-75.438383</text:p>
          </table:table-cell>
          <table:table-cell office:value-type="float" office:value="-75.455155" calcext:value-type="float">
            <text:p>-75.455155</text:p>
          </table:table-cell>
          <table:table-cell table:number-columns-repeated="4"/>
        </table:table-row>
        <table:table-row table:style-name="ro1">
          <table:table-cell office:value-type="float" office:value="-73.983529" calcext:value-type="float">
            <text:p>-73.983529</text:p>
          </table:table-cell>
          <table:table-cell office:value-type="float" office:value="-73.944946" calcext:value-type="float">
            <text:p>-73.944946</text:p>
          </table:table-cell>
          <table:table-cell office:value-type="float" office:value="-74.859915" calcext:value-type="float">
            <text:p>-74.859915</text:p>
          </table:table-cell>
          <table:table-cell office:value-type="float" office:value="-75.382218" calcext:value-type="float">
            <text:p>-75.382218</text:p>
          </table:table-cell>
          <table:table-cell office:value-type="float" office:value="-75.443942" calcext:value-type="float">
            <text:p>-75.443942</text:p>
          </table:table-cell>
          <table:table-cell office:value-type="float" office:value="-75.458608" calcext:value-type="float">
            <text:p>-75.458608</text:p>
          </table:table-cell>
          <table:table-cell table:number-columns-repeated="4"/>
        </table:table-row>
        <table:table-row table:style-name="ro1">
          <table:table-cell office:value-type="float" office:value="-74.135017" calcext:value-type="float">
            <text:p>-74.135017</text:p>
          </table:table-cell>
          <table:table-cell office:value-type="float" office:value="-74.116081" calcext:value-type="float">
            <text:p>-74.116081</text:p>
          </table:table-cell>
          <table:table-cell office:value-type="float" office:value="-74.933783" calcext:value-type="float">
            <text:p>-74.933783</text:p>
          </table:table-cell>
          <table:table-cell office:value-type="float" office:value="-75.394804" calcext:value-type="float">
            <text:p>-75.394804</text:p>
          </table:table-cell>
          <table:table-cell office:value-type="float" office:value="-75.448892" calcext:value-type="float">
            <text:p>-75.448892</text:p>
          </table:table-cell>
          <table:table-cell office:value-type="float" office:value="-75.46172" calcext:value-type="float">
            <text:p>-75.46172</text:p>
          </table:table-cell>
          <table:table-cell table:number-columns-repeated="4"/>
        </table:table-row>
        <table:table-row table:style-name="ro1">
          <table:table-cell office:value-type="float" office:value="-74.271298" calcext:value-type="float">
            <text:p>-74.271298</text:p>
          </table:table-cell>
          <table:table-cell office:value-type="float" office:value="-74.26829" calcext:value-type="float">
            <text:p>-74.26829</text:p>
          </table:table-cell>
          <table:table-cell office:value-type="float" office:value="-74.998998" calcext:value-type="float">
            <text:p>-74.998998</text:p>
          </table:table-cell>
          <table:table-cell office:value-type="float" office:value="-75.405907" calcext:value-type="float">
            <text:p>-75.405907</text:p>
          </table:table-cell>
          <table:table-cell office:value-type="float" office:value="-75.453305" calcext:value-type="float">
            <text:p>-75.453305</text:p>
          </table:table-cell>
          <table:table-cell office:value-type="float" office:value="-75.464528" calcext:value-type="float">
            <text:p>-75.464528</text:p>
          </table:table-cell>
          <table:table-cell table:number-columns-repeated="4"/>
        </table:table-row>
        <table:table-row table:style-name="ro1">
          <table:table-cell office:value-type="float" office:value="-74.393895" calcext:value-type="float">
            <text:p>-74.393895</text:p>
          </table:table-cell>
          <table:table-cell office:value-type="float" office:value="-74.403663" calcext:value-type="float">
            <text:p>-74.403663</text:p>
          </table:table-cell>
          <table:table-cell office:value-type="float" office:value="-75.056572" calcext:value-type="float">
            <text:p>-75.056572</text:p>
          </table:table-cell>
          <table:table-cell office:value-type="float" office:value="-75.415707" calcext:value-type="float">
            <text:p>-75.415707</text:p>
          </table:table-cell>
          <table:table-cell office:value-type="float" office:value="-75.457242" calcext:value-type="float">
            <text:p>-75.457242</text:p>
          </table:table-cell>
          <table:table-cell office:value-type="float" office:value="-75.467063" calcext:value-type="float">
            <text:p>-75.467063</text:p>
          </table:table-cell>
          <table:table-cell table:number-columns-repeated="4"/>
        </table:table-row>
        <table:table-row table:style-name="ro1">
          <table:table-cell office:value-type="float" office:value="-74.504179" calcext:value-type="float">
            <text:p>-74.504179</text:p>
          </table:table-cell>
          <table:table-cell office:value-type="float" office:value="-74.524058" calcext:value-type="float">
            <text:p>-74.524058</text:p>
          </table:table-cell>
          <table:table-cell office:value-type="float" office:value="-75.107401" calcext:value-type="float">
            <text:p>-75.107401</text:p>
          </table:table-cell>
          <table:table-cell office:value-type="float" office:value="-75.424357" calcext:value-type="float">
            <text:p>-75.424357</text:p>
          </table:table-cell>
          <table:table-cell office:value-type="float" office:value="-75.460755" calcext:value-type="float">
            <text:p>-75.460755</text:p>
          </table:table-cell>
          <table:table-cell office:value-type="float" office:value="-75.469352" calcext:value-type="float">
            <text:p>-75.469352</text:p>
          </table:table-cell>
          <table:table-cell table:number-columns-repeated="4"/>
        </table:table-row>
        <table:table-row table:style-name="ro1">
          <table:table-cell office:value-type="float" office:value="-74.603385" calcext:value-type="float">
            <text:p>-74.603385</text:p>
          </table:table-cell>
          <table:table-cell office:value-type="float" office:value="-74.631129" calcext:value-type="float">
            <text:p>-74.631129</text:p>
          </table:table-cell>
          <table:table-cell office:value-type="float" office:value="-75.152275" calcext:value-type="float">
            <text:p>-75.152275</text:p>
          </table:table-cell>
          <table:table-cell office:value-type="float" office:value="-75.431996" calcext:value-type="float">
            <text:p>-75.431996</text:p>
          </table:table-cell>
          <table:table-cell office:value-type="float" office:value="-75.463894" calcext:value-type="float">
            <text:p>-75.463894</text:p>
          </table:table-cell>
          <table:table-cell office:value-type="float" office:value="-75.471422" calcext:value-type="float">
            <text:p>-75.471422</text:p>
          </table:table-cell>
          <table:table-cell table:number-columns-repeated="4"/>
        </table:table-row>
        <table:table-row table:style-name="ro1">
          <table:table-cell office:value-type="float" office:value="-74.692624" calcext:value-type="float">
            <text:p>-74.692624</text:p>
          </table:table-cell>
          <table:table-cell office:value-type="float" office:value="-74.726348" calcext:value-type="float">
            <text:p>-74.726348</text:p>
          </table:table-cell>
          <table:table-cell office:value-type="float" office:value="-75.191893" calcext:value-type="float">
            <text:p>-75.191893</text:p>
          </table:table-cell>
          <table:table-cell office:value-type="float" office:value="-75.438744" calcext:value-type="float">
            <text:p>-75.438744</text:p>
          </table:table-cell>
          <table:table-cell office:value-type="float" office:value="-75.4667" calcext:value-type="float">
            <text:p>-75.4667</text:p>
          </table:table-cell>
          <table:table-cell office:value-type="float" office:value="-75.473294" calcext:value-type="float">
            <text:p>-75.473294</text:p>
          </table:table-cell>
          <table:table-cell table:number-columns-repeated="4"/>
        </table:table-row>
        <table:table-row table:style-name="ro1">
          <table:table-cell office:value-type="float" office:value="-74.772895" calcext:value-type="float">
            <text:p>-74.772895</text:p>
          </table:table-cell>
          <table:table-cell office:value-type="float" office:value="-74.811026" calcext:value-type="float">
            <text:p>-74.811026</text:p>
          </table:table-cell>
          <table:table-cell office:value-type="float" office:value="-75.226871" calcext:value-type="float">
            <text:p>-75.226871</text:p>
          </table:table-cell>
          <table:table-cell office:value-type="float" office:value="-75.444707" calcext:value-type="float">
            <text:p>-75.444707</text:p>
          </table:table-cell>
          <table:table-cell office:value-type="float" office:value="-75.469209" calcext:value-type="float">
            <text:p>-75.469209</text:p>
          </table:table-cell>
          <table:table-cell office:value-type="float" office:value="-75.474988" calcext:value-type="float">
            <text:p>-75.474988</text:p>
          </table:table-cell>
          <table:table-cell table:number-columns-repeated="4"/>
        </table:table-row>
        <table:table-row table:style-name="ro1">
          <table:table-cell office:value-type="float" office:value="-74.845098" calcext:value-type="float">
            <text:p>-74.845098</text:p>
          </table:table-cell>
          <table:table-cell office:value-type="float" office:value="-74.886327" calcext:value-type="float">
            <text:p>-74.886327</text:p>
          </table:table-cell>
          <table:table-cell office:value-type="float" office:value="-75.257752" calcext:value-type="float">
            <text:p>-75.257752</text:p>
          </table:table-cell>
          <table:table-cell office:value-type="float" office:value="-75.449979" calcext:value-type="float">
            <text:p>-75.449979</text:p>
          </table:table-cell>
          <table:table-cell office:value-type="float" office:value="-75.471456" calcext:value-type="float">
            <text:p>-75.471456</text:p>
          </table:table-cell>
          <table:table-cell office:value-type="float" office:value="-75.476523" calcext:value-type="float">
            <text:p>-75.476523</text:p>
          </table:table-cell>
          <table:table-cell table:number-columns-repeated="4"/>
        </table:table-row>
        <table:table-row table:style-name="ro1">
          <table:table-cell office:value-type="float" office:value="-74.910042" calcext:value-type="float">
            <text:p>-74.910042</text:p>
          </table:table-cell>
          <table:table-cell office:value-type="float" office:value="-74.953289" calcext:value-type="float">
            <text:p>-74.953289</text:p>
          </table:table-cell>
          <table:table-cell office:value-type="float" office:value="-75.285017" calcext:value-type="float">
            <text:p>-75.285017</text:p>
          </table:table-cell>
          <table:table-cell office:value-type="float" office:value="-75.45464" calcext:value-type="float">
            <text:p>-75.45464</text:p>
          </table:table-cell>
          <table:table-cell office:value-type="float" office:value="-75.473469" calcext:value-type="float">
            <text:p>-75.473469</text:p>
          </table:table-cell>
          <table:table-cell office:value-type="float" office:value="-75.477913" calcext:value-type="float">
            <text:p>-75.477913</text:p>
          </table:table-cell>
          <table:table-cell table:number-columns-repeated="4"/>
        </table:table-row>
        <table:table-row table:style-name="ro1">
          <table:table-cell office:value-type="float" office:value="-74.968457" calcext:value-type="float">
            <text:p>-74.968457</text:p>
          </table:table-cell>
          <table:table-cell office:value-type="float" office:value="-75.012834" calcext:value-type="float">
            <text:p>-75.012834</text:p>
          </table:table-cell>
          <table:table-cell office:value-type="float" office:value="-75.309088" calcext:value-type="float">
            <text:p>-75.309088</text:p>
          </table:table-cell>
          <table:table-cell office:value-type="float" office:value="-75.458764" calcext:value-type="float">
            <text:p>-75.458764</text:p>
          </table:table-cell>
          <table:table-cell office:value-type="float" office:value="-75.475273" calcext:value-type="float">
            <text:p>-75.475273</text:p>
          </table:table-cell>
          <table:table-cell office:value-type="float" office:value="-75.479174" calcext:value-type="float">
            <text:p>-75.479174</text:p>
          </table:table-cell>
          <table:table-cell table:number-columns-repeated="4"/>
        </table:table-row>
        <table:table-row table:style-name="ro1">
          <table:table-cell office:value-type="float" office:value="-75.020998" calcext:value-type="float">
            <text:p>-75.020998</text:p>
          </table:table-cell>
          <table:table-cell office:value-type="float" office:value="-75.065782" calcext:value-type="float">
            <text:p>-75.065782</text:p>
          </table:table-cell>
          <table:table-cell office:value-type="float" office:value="-75.330342" calcext:value-type="float">
            <text:p>-75.330342</text:p>
          </table:table-cell>
          <table:table-cell office:value-type="float" office:value="-75.462413" calcext:value-type="float">
            <text:p>-75.462413</text:p>
          </table:table-cell>
          <table:table-cell office:value-type="float" office:value="-75.476891" calcext:value-type="float">
            <text:p>-75.476891</text:p>
          </table:table-cell>
          <table:table-cell office:value-type="float" office:value="-75.480317" calcext:value-type="float">
            <text:p>-75.480317</text:p>
          </table:table-cell>
          <table:table-cell table:number-columns-repeated="4"/>
        </table:table-row>
        <table:table-row table:style-name="ro1">
          <table:table-cell office:value-type="float" office:value="-75.068255" calcext:value-type="float">
            <text:p>-75.068255</text:p>
          </table:table-cell>
          <table:table-cell office:value-type="float" office:value="-75.112865" calcext:value-type="float">
            <text:p>-75.112865</text:p>
          </table:table-cell>
          <table:table-cell office:value-type="float" office:value="-75.349107" calcext:value-type="float">
            <text:p>-75.349107</text:p>
          </table:table-cell>
          <table:table-cell office:value-type="float" office:value="-75.465645" calcext:value-type="float">
            <text:p>-75.465645</text:p>
          </table:table-cell>
          <table:table-cell office:value-type="float" office:value="-75.478343" calcext:value-type="float">
            <text:p>-75.478343</text:p>
          </table:table-cell>
          <table:table-cell office:value-type="float" office:value="-75.481354" calcext:value-type="float">
            <text:p>-75.481354</text:p>
          </table:table-cell>
          <table:table-cell table:number-columns-repeated="4"/>
        </table:table-row>
        <table:table-row table:style-name="ro1">
          <table:table-cell office:value-type="float" office:value="-75.110758" calcext:value-type="float">
            <text:p>-75.110758</text:p>
          </table:table-cell>
          <table:table-cell office:value-type="float" office:value="-75.15473" calcext:value-type="float">
            <text:p>-75.15473</text:p>
          </table:table-cell>
          <table:table-cell office:value-type="float" office:value="-75.365677" calcext:value-type="float">
            <text:p>-75.365677</text:p>
          </table:table-cell>
          <table:table-cell office:value-type="float" office:value="-75.468506" calcext:value-type="float">
            <text:p>-75.468506</text:p>
          </table:table-cell>
          <table:table-cell office:value-type="float" office:value="-75.479647" calcext:value-type="float">
            <text:p>-75.479647</text:p>
          </table:table-cell>
          <table:table-cell office:value-type="float" office:value="-75.482296" calcext:value-type="float">
            <text:p>-75.482296</text:p>
          </table:table-cell>
          <table:table-cell table:number-columns-repeated="4"/>
        </table:table-row>
        <table:table-row table:style-name="ro1">
          <table:table-cell office:value-type="float" office:value="-75.148986" calcext:value-type="float">
            <text:p>-75.148986</text:p>
          </table:table-cell>
          <table:table-cell office:value-type="float" office:value="-75.191955" calcext:value-type="float">
            <text:p>-75.191955</text:p>
          </table:table-cell>
          <table:table-cell office:value-type="float" office:value="-75.380307" calcext:value-type="float">
            <text:p>-75.380307</text:p>
          </table:table-cell>
          <table:table-cell office:value-type="float" office:value="-75.471042" calcext:value-type="float">
            <text:p>-75.471042</text:p>
          </table:table-cell>
          <table:table-cell office:value-type="float" office:value="-75.480819" calcext:value-type="float">
            <text:p>-75.480819</text:p>
          </table:table-cell>
          <table:table-cell office:value-type="float" office:value="-75.483151" calcext:value-type="float">
            <text:p>-75.483151</text:p>
          </table:table-cell>
          <table:table-cell table:number-columns-repeated="4"/>
        </table:table-row>
        <table:table-row table:style-name="ro1">
          <table:table-cell office:value-type="float" office:value="-75.183367" calcext:value-type="float">
            <text:p>-75.183367</text:p>
          </table:table-cell>
          <table:table-cell office:value-type="float" office:value="-75.225055" calcext:value-type="float">
            <text:p>-75.225055</text:p>
          </table:table-cell>
          <table:table-cell office:value-type="float" office:value="-75.393226" calcext:value-type="float">
            <text:p>-75.393226</text:p>
          </table:table-cell>
          <table:table-cell office:value-type="float" office:value="-75.473289" calcext:value-type="float">
            <text:p>-75.473289</text:p>
          </table:table-cell>
          <table:table-cell office:value-type="float" office:value="-75.481872" calcext:value-type="float">
            <text:p>-75.481872</text:p>
          </table:table-cell>
          <table:table-cell office:value-type="float" office:value="-75.483927" calcext:value-type="float">
            <text:p>-75.483927</text:p>
          </table:table-cell>
          <table:table-cell table:number-columns-repeated="4"/>
        </table:table-row>
        <table:table-row table:style-name="ro1">
          <table:table-cell office:value-type="float" office:value="-75.214289" calcext:value-type="float">
            <text:p>-75.214289</text:p>
          </table:table-cell>
          <table:table-cell office:value-type="float" office:value="-75.254485" calcext:value-type="float">
            <text:p>-75.254485</text:p>
          </table:table-cell>
          <table:table-cell office:value-type="float" office:value="-75.404634" calcext:value-type="float">
            <text:p>-75.404634</text:p>
          </table:table-cell>
          <table:table-cell office:value-type="float" office:value="-75.475283" calcext:value-type="float">
            <text:p>-75.475283</text:p>
          </table:table-cell>
          <table:table-cell office:value-type="float" office:value="-75.48282" calcext:value-type="float">
            <text:p>-75.48282</text:p>
          </table:table-cell>
          <table:table-cell office:value-type="float" office:value="-75.484633" calcext:value-type="float">
            <text:p>-75.484633</text:p>
          </table:table-cell>
          <table:table-cell table:number-columns-repeated="4"/>
        </table:table-row>
        <table:table-row table:style-name="ro1">
          <table:table-cell office:value-type="float" office:value="-75.242099" calcext:value-type="float">
            <text:p>-75.242099</text:p>
          </table:table-cell>
          <table:table-cell office:value-type="float" office:value="-75.280653" calcext:value-type="float">
            <text:p>-75.280653</text:p>
          </table:table-cell>
          <table:table-cell office:value-type="float" office:value="-75.414707" calcext:value-type="float">
            <text:p>-75.414707</text:p>
          </table:table-cell>
          <table:table-cell office:value-type="float" office:value="-75.477051" calcext:value-type="float">
            <text:p>-75.477051</text:p>
          </table:table-cell>
          <table:table-cell office:value-type="float" office:value="-75.483673" calcext:value-type="float">
            <text:p>-75.483673</text:p>
          </table:table-cell>
          <table:table-cell office:value-type="float" office:value="-75.485274" calcext:value-type="float">
            <text:p>-75.485274</text:p>
          </table:table-cell>
          <table:table-cell table:number-columns-repeated="4"/>
        </table:table-row>
        <table:table-row table:style-name="ro1">
          <table:table-cell office:value-type="float" office:value="-75.267109" calcext:value-type="float">
            <text:p>-75.267109</text:p>
          </table:table-cell>
          <table:table-cell office:value-type="float" office:value="-75.303919" calcext:value-type="float">
            <text:p>-75.303919</text:p>
          </table:table-cell>
          <table:table-cell office:value-type="float" office:value="-75.423603" calcext:value-type="float">
            <text:p>-75.423603</text:p>
          </table:table-cell>
          <table:table-cell office:value-type="float" office:value="-75.47862" calcext:value-type="float">
            <text:p>-75.47862</text:p>
          </table:table-cell>
          <table:table-cell office:value-type="float" office:value="-75.484441" calcext:value-type="float">
            <text:p>-75.484441</text:p>
          </table:table-cell>
          <table:table-cell office:value-type="float" office:value="-75.485856" calcext:value-type="float">
            <text:p>-75.485856</text:p>
          </table:table-cell>
          <table:table-cell table:number-columns-repeated="4"/>
        </table:table-row>
        <table:table-row table:style-name="ro1">
          <table:table-cell office:value-type="float" office:value="-75.289602" calcext:value-type="float">
            <text:p>-75.289602</text:p>
          </table:table-cell>
          <table:table-cell office:value-type="float" office:value="-75.324605" calcext:value-type="float">
            <text:p>-75.324605</text:p>
          </table:table-cell>
          <table:table-cell office:value-type="float" office:value="-75.431458" calcext:value-type="float">
            <text:p>-75.431458</text:p>
          </table:table-cell>
          <table:table-cell office:value-type="float" office:value="-75.480013" calcext:value-type="float">
            <text:p>-75.480013</text:p>
          </table:table-cell>
          <table:table-cell office:value-type="float" office:value="-75.485133" calcext:value-type="float">
            <text:p>-75.485133</text:p>
          </table:table-cell>
          <table:table-cell office:value-type="float" office:value="-75.486386" calcext:value-type="float">
            <text:p>-75.486386</text:p>
          </table:table-cell>
          <table:table-cell table:number-columns-repeated="4"/>
        </table:table-row>
        <table:table-row table:style-name="ro1">
          <table:table-cell office:value-type="float" office:value="-75.309829" calcext:value-type="float">
            <text:p>-75.309829</text:p>
          </table:table-cell>
          <table:table-cell office:value-type="float" office:value="-75.342997" calcext:value-type="float">
            <text:p>-75.342997</text:p>
          </table:table-cell>
          <table:table-cell office:value-type="float" office:value="-75.438396" calcext:value-type="float">
            <text:p>-75.438396</text:p>
          </table:table-cell>
          <table:table-cell office:value-type="float" office:value="-75.481251" calcext:value-type="float">
            <text:p>-75.481251</text:p>
          </table:table-cell>
          <table:table-cell office:value-type="float" office:value="-75.485756" calcext:value-type="float">
            <text:p>-75.485756</text:p>
          </table:table-cell>
          <table:table-cell office:value-type="float" office:value="-75.486868" calcext:value-type="float">
            <text:p>-75.486868</text:p>
          </table:table-cell>
          <table:table-cell table:number-columns-repeated="4"/>
        </table:table-row>
        <table:table-row table:style-name="ro1">
          <table:table-cell office:value-type="float" office:value="-75.32802" calcext:value-type="float">
            <text:p>-75.32802</text:p>
          </table:table-cell>
          <table:table-cell office:value-type="float" office:value="-75.359349" calcext:value-type="float">
            <text:p>-75.359349</text:p>
          </table:table-cell>
          <table:table-cell office:value-type="float" office:value="-75.444522" calcext:value-type="float">
            <text:p>-75.444522</text:p>
          </table:table-cell>
          <table:table-cell office:value-type="float" office:value="-75.48235" calcext:value-type="float">
            <text:p>-75.48235</text:p>
          </table:table-cell>
          <table:table-cell office:value-type="float" office:value="-75.486319" calcext:value-type="float">
            <text:p>-75.486319</text:p>
          </table:table-cell>
          <table:table-cell office:value-type="float" office:value="-75.487305" calcext:value-type="float">
            <text:p>-75.487305</text:p>
          </table:table-cell>
          <table:table-cell table:number-columns-repeated="4"/>
        </table:table-row>
        <table:table-row table:style-name="ro1">
          <table:table-cell office:value-type="float" office:value="-75.344379" calcext:value-type="float">
            <text:p>-75.344379</text:p>
          </table:table-cell>
          <table:table-cell office:value-type="float" office:value="-75.373887" calcext:value-type="float">
            <text:p>-75.373887</text:p>
          </table:table-cell>
          <table:table-cell office:value-type="float" office:value="-75.449933" calcext:value-type="float">
            <text:p>-75.449933</text:p>
          </table:table-cell>
          <table:table-cell office:value-type="float" office:value="-75.483328" calcext:value-type="float">
            <text:p>-75.483328</text:p>
          </table:table-cell>
          <table:table-cell office:value-type="float" office:value="-75.486826" calcext:value-type="float">
            <text:p>-75.486826</text:p>
          </table:table-cell>
          <table:table-cell office:value-type="float" office:value="-75.487704" calcext:value-type="float">
            <text:p>-75.487704</text:p>
          </table:table-cell>
          <table:table-cell table:number-columns-repeated="4"/>
        </table:table-row>
        <table:table-row table:style-name="ro1">
          <table:table-cell office:value-type="float" office:value="-75.35909" calcext:value-type="float">
            <text:p>-75.35909</text:p>
          </table:table-cell>
          <table:table-cell office:value-type="float" office:value="-75.386813" calcext:value-type="float">
            <text:p>-75.386813</text:p>
          </table:table-cell>
          <table:table-cell office:value-type="float" office:value="-75.454712" calcext:value-type="float">
            <text:p>-75.454712</text:p>
          </table:table-cell>
          <table:table-cell office:value-type="float" office:value="-75.484198" calcext:value-type="float">
            <text:p>-75.484198</text:p>
          </table:table-cell>
          <table:table-cell office:value-type="float" office:value="-75.487283" calcext:value-type="float">
            <text:p>-75.487283</text:p>
          </table:table-cell>
          <table:table-cell office:value-type="float" office:value="-75.488066" calcext:value-type="float">
            <text:p>-75.488066</text:p>
          </table:table-cell>
          <table:table-cell table:number-columns-repeated="4"/>
        </table:table-row>
        <table:table-row table:style-name="ro1">
          <table:table-cell office:value-type="float" office:value="-75.372318" calcext:value-type="float">
            <text:p>-75.372318</text:p>
          </table:table-cell>
          <table:table-cell office:value-type="float" office:value="-75.398304" calcext:value-type="float">
            <text:p>-75.398304</text:p>
          </table:table-cell>
          <table:table-cell office:value-type="float" office:value="-75.458932" calcext:value-type="float">
            <text:p>-75.458932</text:p>
          </table:table-cell>
          <table:table-cell office:value-type="float" office:value="-75.484971" calcext:value-type="float">
            <text:p>-75.484971</text:p>
          </table:table-cell>
          <table:table-cell office:value-type="float" office:value="-75.487696" calcext:value-type="float">
            <text:p>-75.487696</text:p>
          </table:table-cell>
          <table:table-cell office:value-type="float" office:value="-75.488395" calcext:value-type="float">
            <text:p>-75.488395</text:p>
          </table:table-cell>
          <table:table-cell table:number-columns-repeated="4"/>
        </table:table-row>
        <table:table-row table:style-name="ro1">
          <table:table-cell office:value-type="float" office:value="-75.384214" calcext:value-type="float">
            <text:p>-75.384214</text:p>
          </table:table-cell>
          <table:table-cell office:value-type="float" office:value="-75.408521" calcext:value-type="float">
            <text:p>-75.408521</text:p>
          </table:table-cell>
          <table:table-cell office:value-type="float" office:value="-75.46266" calcext:value-type="float">
            <text:p>-75.46266</text:p>
          </table:table-cell>
          <table:table-cell office:value-type="float" office:value="-75.48566" calcext:value-type="float">
            <text:p>-75.48566</text:p>
          </table:table-cell>
          <table:table-cell office:value-type="float" office:value="-75.488069" calcext:value-type="float">
            <text:p>-75.488069</text:p>
          </table:table-cell>
          <table:table-cell office:value-type="float" office:value="-75.488694" calcext:value-type="float">
            <text:p>-75.488694</text:p>
          </table:table-cell>
          <table:table-cell table:number-columns-repeated="4"/>
        </table:table-row>
        <table:table-row table:style-name="ro1">
          <table:table-cell office:value-type="float" office:value="-75.39491" calcext:value-type="float">
            <text:p>-75.39491</text:p>
          </table:table-cell>
          <table:table-cell office:value-type="float" office:value="-75.417603" calcext:value-type="float">
            <text:p>-75.417603</text:p>
          </table:table-cell>
          <table:table-cell office:value-type="float" office:value="-75.465953" calcext:value-type="float">
            <text:p>-75.465953</text:p>
          </table:table-cell>
          <table:table-cell office:value-type="float" office:value="-75.486273" calcext:value-type="float">
            <text:p>-75.486273</text:p>
          </table:table-cell>
          <table:table-cell office:value-type="float" office:value="-75.488405" calcext:value-type="float">
            <text:p>-75.488405</text:p>
          </table:table-cell>
          <table:table-cell office:value-type="float" office:value="-75.488966" calcext:value-type="float">
            <text:p>-75.488966</text:p>
          </table:table-cell>
          <table:table-cell table:number-columns-repeated="4"/>
        </table:table-row>
        <table:table-row table:style-name="ro1">
          <table:table-cell office:value-type="float" office:value="-75.404528" calcext:value-type="float">
            <text:p>-75.404528</text:p>
          </table:table-cell>
          <table:table-cell office:value-type="float" office:value="-75.425678" calcext:value-type="float">
            <text:p>-75.425678</text:p>
          </table:table-cell>
          <table:table-cell office:value-type="float" office:value="-75.468861" calcext:value-type="float">
            <text:p>-75.468861</text:p>
          </table:table-cell>
          <table:table-cell office:value-type="float" office:value="-75.486819" calcext:value-type="float">
            <text:p>-75.486819</text:p>
          </table:table-cell>
          <table:table-cell office:value-type="float" office:value="-75.488709" calcext:value-type="float">
            <text:p>-75.488709</text:p>
          </table:table-cell>
          <table:table-cell office:value-type="float" office:value="-75.489214" calcext:value-type="float">
            <text:p>-75.489214</text:p>
          </table:table-cell>
          <table:table-cell table:number-columns-repeated="4"/>
        </table:table-row>
        <table:table-row table:style-name="ro1">
          <table:table-cell office:value-type="float" office:value="-75.413176" calcext:value-type="float">
            <text:p>-75.413176</text:p>
          </table:table-cell>
          <table:table-cell office:value-type="float" office:value="-75.432857" calcext:value-type="float">
            <text:p>-75.432857</text:p>
          </table:table-cell>
          <table:table-cell office:value-type="float" office:value="-75.47143" calcext:value-type="float">
            <text:p>-75.47143</text:p>
          </table:table-cell>
          <table:table-cell office:value-type="float" office:value="-75.487305" calcext:value-type="float">
            <text:p>-75.487305</text:p>
          </table:table-cell>
          <table:table-cell office:value-type="float" office:value="-75.488984" calcext:value-type="float">
            <text:p>-75.488984</text:p>
          </table:table-cell>
          <table:table-cell office:value-type="float" office:value="-75.489439" calcext:value-type="float">
            <text:p>-75.489439</text:p>
          </table:table-cell>
          <table:table-cell table:number-columns-repeated="4"/>
        </table:table-row>
        <table:table-row table:style-name="ro1">
          <table:table-cell office:value-type="float" office:value="-75.420953" calcext:value-type="float">
            <text:p>-75.420953</text:p>
          </table:table-cell>
          <table:table-cell office:value-type="float" office:value="-75.439239" calcext:value-type="float">
            <text:p>-75.439239</text:p>
          </table:table-cell>
          <table:table-cell office:value-type="float" office:value="-75.473699" calcext:value-type="float">
            <text:p>-75.473699</text:p>
          </table:table-cell>
          <table:table-cell office:value-type="float" office:value="-75.487739" calcext:value-type="float">
            <text:p>-75.487739</text:p>
          </table:table-cell>
          <table:table-cell office:value-type="float" office:value="-75.489232" calcext:value-type="float">
            <text:p>-75.489232</text:p>
          </table:table-cell>
          <table:table-cell office:value-type="float" office:value="-75.489644" calcext:value-type="float">
            <text:p>-75.489644</text:p>
          </table:table-cell>
          <table:table-cell table:number-columns-repeated="4"/>
        </table:table-row>
        <table:table-row table:style-name="ro1">
          <table:table-cell office:value-type="float" office:value="-75.427944" calcext:value-type="float">
            <text:p>-75.427944</text:p>
          </table:table-cell>
          <table:table-cell office:value-type="float" office:value="-75.444912" calcext:value-type="float">
            <text:p>-75.444912</text:p>
          </table:table-cell>
          <table:table-cell office:value-type="float" office:value="-75.475704" calcext:value-type="float">
            <text:p>-75.475704</text:p>
          </table:table-cell>
          <table:table-cell office:value-type="float" office:value="-75.488126" calcext:value-type="float">
            <text:p>-75.488126</text:p>
          </table:table-cell>
          <table:table-cell office:value-type="float" office:value="-75.489456" calcext:value-type="float">
            <text:p>-75.489456</text:p>
          </table:table-cell>
          <table:table-cell office:value-type="float" office:value="-75.489829" calcext:value-type="float">
            <text:p>-75.489829</text:p>
          </table:table-cell>
          <table:table-cell table:number-columns-repeated="4"/>
        </table:table-row>
        <table:table-row table:style-name="ro1">
          <table:table-cell office:value-type="float" office:value="-75.434231" calcext:value-type="float">
            <text:p>-75.434231</text:p>
          </table:table-cell>
          <table:table-cell office:value-type="float" office:value="-75.449955" calcext:value-type="float">
            <text:p>-75.449955</text:p>
          </table:table-cell>
          <table:table-cell office:value-type="float" office:value="-75.477475" calcext:value-type="float">
            <text:p>-75.477475</text:p>
          </table:table-cell>
          <table:table-cell office:value-type="float" office:value="-75.488471" calcext:value-type="float">
            <text:p>-75.488471</text:p>
          </table:table-cell>
          <table:table-cell office:value-type="float" office:value="-75.489659" calcext:value-type="float">
            <text:p>-75.489659</text:p>
          </table:table-cell>
          <table:table-cell office:value-type="float" office:value="-75.489998" calcext:value-type="float">
            <text:p>-75.489998</text:p>
          </table:table-cell>
          <table:table-cell table:number-columns-repeated="4"/>
        </table:table-row>
        <table:table-row table:style-name="ro1">
          <table:table-cell office:value-type="float" office:value="-75.439883" calcext:value-type="float">
            <text:p>-75.439883</text:p>
          </table:table-cell>
          <table:table-cell office:value-type="float" office:value="-75.454439" calcext:value-type="float">
            <text:p>-75.454439</text:p>
          </table:table-cell>
          <table:table-cell office:value-type="float" office:value="-75.479039" calcext:value-type="float">
            <text:p>-75.479039</text:p>
          </table:table-cell>
          <table:table-cell office:value-type="float" office:value="-75.488779" calcext:value-type="float">
            <text:p>-75.488779</text:p>
          </table:table-cell>
          <table:table-cell office:value-type="float" office:value="-75.489842" calcext:value-type="float">
            <text:p>-75.489842</text:p>
          </table:table-cell>
          <table:table-cell office:value-type="float" office:value="-75.490152" calcext:value-type="float">
            <text:p>-75.490152</text:p>
          </table:table-cell>
          <table:table-cell table:number-columns-repeated="4"/>
        </table:table-row>
        <table:table-row table:style-name="ro1">
          <table:table-cell office:value-type="float" office:value="-75.444965" calcext:value-type="float">
            <text:p>-75.444965</text:p>
          </table:table-cell>
          <table:table-cell office:value-type="float" office:value="-75.458426" calcext:value-type="float">
            <text:p>-75.458426</text:p>
          </table:table-cell>
          <table:table-cell office:value-type="float" office:value="-75.480422" calcext:value-type="float">
            <text:p>-75.480422</text:p>
          </table:table-cell>
          <table:table-cell office:value-type="float" office:value="-75.489054" calcext:value-type="float">
            <text:p>-75.489054</text:p>
          </table:table-cell>
          <table:table-cell office:value-type="float" office:value="-75.490008" calcext:value-type="float">
            <text:p>-75.490008</text:p>
          </table:table-cell>
          <table:table-cell office:value-type="float" office:value="-75.490291" calcext:value-type="float">
            <text:p>-75.490291</text:p>
          </table:table-cell>
          <table:table-cell table:number-columns-repeated="4"/>
        </table:table-row>
        <table:table-row table:style-name="ro1">
          <table:table-cell office:value-type="float" office:value="-75.449534" calcext:value-type="float">
            <text:p>-75.449534</text:p>
          </table:table-cell>
          <table:table-cell office:value-type="float" office:value="-75.46197" calcext:value-type="float">
            <text:p>-75.46197</text:p>
          </table:table-cell>
          <table:table-cell office:value-type="float" office:value="-75.481643" calcext:value-type="float">
            <text:p>-75.481643</text:p>
          </table:table-cell>
          <table:table-cell office:value-type="float" office:value="-75.489299" calcext:value-type="float">
            <text:p>-75.489299</text:p>
          </table:table-cell>
          <table:table-cell office:value-type="float" office:value="-75.490157" calcext:value-type="float">
            <text:p>-75.490157</text:p>
          </table:table-cell>
          <table:table-cell office:value-type="float" office:value="-75.490418" calcext:value-type="float">
            <text:p>-75.490418</text:p>
          </table:table-cell>
          <table:table-cell table:number-columns-repeated="4"/>
        </table:table-row>
        <table:table-row table:style-name="ro1">
          <table:table-cell office:value-type="float" office:value="-75.453642" calcext:value-type="float">
            <text:p>-75.453642</text:p>
          </table:table-cell>
          <table:table-cell office:value-type="float" office:value="-75.46512" calcext:value-type="float">
            <text:p>-75.46512</text:p>
          </table:table-cell>
          <table:table-cell office:value-type="float" office:value="-75.482722" calcext:value-type="float">
            <text:p>-75.482722</text:p>
          </table:table-cell>
          <table:table-cell office:value-type="float" office:value="-75.489519" calcext:value-type="float">
            <text:p>-75.489519</text:p>
          </table:table-cell>
          <table:table-cell office:value-type="float" office:value="-75.490292" calcext:value-type="float">
            <text:p>-75.490292</text:p>
          </table:table-cell>
          <table:table-cell office:value-type="float" office:value="-75.490533" calcext:value-type="float">
            <text:p>-75.490533</text:p>
          </table:table-cell>
          <table:table-cell table:number-columns-repeated="4"/>
        </table:table-row>
        <table:table-row table:style-name="ro1">
          <table:table-cell office:value-type="float" office:value="-75.457336" calcext:value-type="float">
            <text:p>-75.457336</text:p>
          </table:table-cell>
          <table:table-cell office:value-type="float" office:value="-75.467921" calcext:value-type="float">
            <text:p>-75.467921</text:p>
          </table:table-cell>
          <table:table-cell office:value-type="float" office:value="-75.483675" calcext:value-type="float">
            <text:p>-75.483675</text:p>
          </table:table-cell>
          <table:table-cell office:value-type="float" office:value="-75.489714" calcext:value-type="float">
            <text:p>-75.489714</text:p>
          </table:table-cell>
          <table:table-cell office:value-type="float" office:value="-75.490415" calcext:value-type="float">
            <text:p>-75.490415</text:p>
          </table:table-cell>
          <table:table-cell office:value-type="float" office:value="-75.490637" calcext:value-type="float">
            <text:p>-75.490637</text:p>
          </table:table-cell>
          <table:table-cell table:number-columns-repeated="4"/>
        </table:table-row>
        <table:table-row table:style-name="ro1">
          <table:table-cell office:value-type="float" office:value="-75.460656" calcext:value-type="float">
            <text:p>-75.460656</text:p>
          </table:table-cell>
          <table:table-cell office:value-type="float" office:value="-75.47041" calcext:value-type="float">
            <text:p>-75.47041</text:p>
          </table:table-cell>
          <table:table-cell office:value-type="float" office:value="-75.484518" calcext:value-type="float">
            <text:p>-75.484518</text:p>
          </table:table-cell>
          <table:table-cell office:value-type="float" office:value="-75.489889" calcext:value-type="float">
            <text:p>-75.489889</text:p>
          </table:table-cell>
          <table:table-cell office:value-type="float" office:value="-75.490525" calcext:value-type="float">
            <text:p>-75.490525</text:p>
          </table:table-cell>
          <table:table-cell office:value-type="float" office:value="-75.490732" calcext:value-type="float">
            <text:p>-75.490732</text:p>
          </table:table-cell>
          <table:table-cell table:number-columns-repeated="4"/>
        </table:table-row>
        <table:table-row table:style-name="ro1">
          <table:table-cell office:value-type="float" office:value="-75.463642" calcext:value-type="float">
            <text:p>-75.463642</text:p>
          </table:table-cell>
          <table:table-cell office:value-type="float" office:value="-75.472624" calcext:value-type="float">
            <text:p>-75.472624</text:p>
          </table:table-cell>
          <table:table-cell office:value-type="float" office:value="-75.485262" calcext:value-type="float">
            <text:p>-75.485262</text:p>
          </table:table-cell>
          <table:table-cell office:value-type="float" office:value="-75.490046" calcext:value-type="float">
            <text:p>-75.490046</text:p>
          </table:table-cell>
          <table:table-cell office:value-type="float" office:value="-75.490625" calcext:value-type="float">
            <text:p>-75.490625</text:p>
          </table:table-cell>
          <table:table-cell office:value-type="float" office:value="-75.490818" calcext:value-type="float">
            <text:p>-75.490818</text:p>
          </table:table-cell>
          <table:table-cell table:number-columns-repeated="4"/>
        </table:table-row>
        <table:table-row table:style-name="ro1">
          <table:table-cell office:value-type="float" office:value="-75.466327" calcext:value-type="float">
            <text:p>-75.466327</text:p>
          </table:table-cell>
          <table:table-cell office:value-type="float" office:value="-75.474591" calcext:value-type="float">
            <text:p>-75.474591</text:p>
          </table:table-cell>
          <table:table-cell office:value-type="float" office:value="-75.48592" calcext:value-type="float">
            <text:p>-75.48592</text:p>
          </table:table-cell>
          <table:table-cell office:value-type="float" office:value="-75.490186" calcext:value-type="float">
            <text:p>-75.490186</text:p>
          </table:table-cell>
          <table:table-cell office:value-type="float" office:value="-75.490715" calcext:value-type="float">
            <text:p>-75.490715</text:p>
          </table:table-cell>
          <table:table-cell office:value-type="float" office:value="-75.490896" calcext:value-type="float">
            <text:p>-75.490896</text:p>
          </table:table-cell>
          <table:table-cell table:number-columns-repeated="4"/>
        </table:table-row>
        <table:table-row table:style-name="ro1">
          <table:table-cell office:value-type="float" office:value="-75.46874" calcext:value-type="float">
            <text:p>-75.46874</text:p>
          </table:table-cell>
          <table:table-cell office:value-type="float" office:value="-75.476339" calcext:value-type="float">
            <text:p>-75.476339</text:p>
          </table:table-cell>
          <table:table-cell office:value-type="float" office:value="-75.486501" calcext:value-type="float">
            <text:p>-75.486501</text:p>
          </table:table-cell>
          <table:table-cell office:value-type="float" office:value="-75.490311" calcext:value-type="float">
            <text:p>-75.490311</text:p>
          </table:table-cell>
          <table:table-cell office:value-type="float" office:value="-75.490797" calcext:value-type="float">
            <text:p>-75.490797</text:p>
          </table:table-cell>
          <table:table-cell office:value-type="float" office:value="-75.490967" calcext:value-type="float">
            <text:p>-75.490967</text:p>
          </table:table-cell>
          <table:table-cell table:number-columns-repeated="4"/>
        </table:table-row>
        <table:table-row table:style-name="ro1">
          <table:table-cell office:value-type="float" office:value="-75.47091" calcext:value-type="float">
            <text:p>-75.47091</text:p>
          </table:table-cell>
          <table:table-cell office:value-type="float" office:value="-75.477893" calcext:value-type="float">
            <text:p>-75.477893</text:p>
          </table:table-cell>
          <table:table-cell office:value-type="float" office:value="-75.487015" calcext:value-type="float">
            <text:p>-75.487015</text:p>
          </table:table-cell>
          <table:table-cell office:value-type="float" office:value="-75.490423" calcext:value-type="float">
            <text:p>-75.490423</text:p>
          </table:table-cell>
          <table:table-cell office:value-type="float" office:value="-75.49087" calcext:value-type="float">
            <text:p>-75.49087</text:p>
          </table:table-cell>
          <table:table-cell office:value-type="float" office:value="-75.491031" calcext:value-type="float">
            <text:p>-75.491031</text:p>
          </table:table-cell>
          <table:table-cell table:number-columns-repeated="4"/>
        </table:table-row>
        <table:table-row table:style-name="ro1">
          <table:table-cell office:value-type="float" office:value="-75.472861" calcext:value-type="float">
            <text:p>-75.472861</text:p>
          </table:table-cell>
          <table:table-cell office:value-type="float" office:value="-75.479275" calcext:value-type="float">
            <text:p>-75.479275</text:p>
          </table:table-cell>
          <table:table-cell office:value-type="float" office:value="-75.487468" calcext:value-type="float">
            <text:p>-75.487468</text:p>
          </table:table-cell>
          <table:table-cell office:value-type="float" office:value="-75.490523" calcext:value-type="float">
            <text:p>-75.490523</text:p>
          </table:table-cell>
          <table:table-cell office:value-type="float" office:value="-75.490937" calcext:value-type="float">
            <text:p>-75.490937</text:p>
          </table:table-cell>
          <table:table-cell office:value-type="float" office:value="-75.491089" calcext:value-type="float">
            <text:p>-75.491089</text:p>
          </table:table-cell>
          <table:table-cell table:number-columns-repeated="4"/>
        </table:table-row>
        <table:table-row table:style-name="ro1">
          <table:table-cell office:value-type="float" office:value="-75.474615" calcext:value-type="float">
            <text:p>-75.474615</text:p>
          </table:table-cell>
          <table:table-cell office:value-type="float" office:value="-75.480503" calcext:value-type="float">
            <text:p>-75.480503</text:p>
          </table:table-cell>
          <table:table-cell office:value-type="float" office:value="-75.48787" calcext:value-type="float">
            <text:p>-75.48787</text:p>
          </table:table-cell>
          <table:table-cell office:value-type="float" office:value="-75.490612" calcext:value-type="float">
            <text:p>-75.490612</text:p>
          </table:table-cell>
          <table:table-cell office:value-type="float" office:value="-75.490997" calcext:value-type="float">
            <text:p>-75.490997</text:p>
          </table:table-cell>
          <table:table-cell office:value-type="float" office:value="-75.491141" calcext:value-type="float">
            <text:p>-75.491141</text:p>
          </table:table-cell>
          <table:table-cell table:number-columns-repeated="4"/>
        </table:table-row>
        <table:table-row table:style-name="ro1">
          <table:table-cell office:value-type="float" office:value="-75.476191" calcext:value-type="float">
            <text:p>-75.476191</text:p>
          </table:table-cell>
          <table:table-cell office:value-type="float" office:value="-75.481594" calcext:value-type="float">
            <text:p>-75.481594</text:p>
          </table:table-cell>
          <table:table-cell office:value-type="float" office:value="-75.488224" calcext:value-type="float">
            <text:p>-75.488224</text:p>
          </table:table-cell>
          <table:table-cell office:value-type="float" office:value="-75.490692" calcext:value-type="float">
            <text:p>-75.490692</text:p>
          </table:table-cell>
          <table:table-cell office:value-type="float" office:value="-75.491051" calcext:value-type="float">
            <text:p>-75.491051</text:p>
          </table:table-cell>
          <table:table-cell office:value-type="float" office:value="-75.491189" calcext:value-type="float">
            <text:p>-75.491189</text:p>
          </table:table-cell>
          <table:table-cell table:number-columns-repeated="4"/>
        </table:table-row>
        <table:table-row table:style-name="ro1">
          <table:table-cell office:value-type="float" office:value="-75.477608" calcext:value-type="float">
            <text:p>-75.477608</text:p>
          </table:table-cell>
          <table:table-cell office:value-type="float" office:value="-75.482563" calcext:value-type="float">
            <text:p>-75.482563</text:p>
          </table:table-cell>
          <table:table-cell office:value-type="float" office:value="-75.488537" calcext:value-type="float">
            <text:p>-75.488537</text:p>
          </table:table-cell>
          <table:table-cell office:value-type="float" office:value="-75.490764" calcext:value-type="float">
            <text:p>-75.490764</text:p>
          </table:table-cell>
          <table:table-cell office:value-type="float" office:value="-75.4911" calcext:value-type="float">
            <text:p>-75.4911</text:p>
          </table:table-cell>
          <table:table-cell office:value-type="float" office:value="-75.491232" calcext:value-type="float">
            <text:p>-75.491232</text:p>
          </table:table-cell>
          <table:table-cell table:number-columns-repeated="4"/>
        </table:table-row>
        <table:table-row table:style-name="ro1">
          <table:table-cell office:value-type="float" office:value="-75.478882" calcext:value-type="float">
            <text:p>-75.478882</text:p>
          </table:table-cell>
          <table:table-cell office:value-type="float" office:value="-75.483425" calcext:value-type="float">
            <text:p>-75.483425</text:p>
          </table:table-cell>
          <table:table-cell office:value-type="float" office:value="-75.488814" calcext:value-type="float">
            <text:p>-75.488814</text:p>
          </table:table-cell>
          <table:table-cell office:value-type="float" office:value="-75.490828" calcext:value-type="float">
            <text:p>-75.490828</text:p>
          </table:table-cell>
          <table:table-cell office:value-type="float" office:value="-75.491144" calcext:value-type="float">
            <text:p>-75.491144</text:p>
          </table:table-cell>
          <table:table-cell office:value-type="float" office:value="-75.491271" calcext:value-type="float">
            <text:p>-75.491271</text:p>
          </table:table-cell>
          <table:table-cell table:number-columns-repeated="4"/>
        </table:table-row>
        <table:table-row table:style-name="ro1">
          <table:table-cell office:value-type="float" office:value="-75.480026" calcext:value-type="float">
            <text:p>-75.480026</text:p>
          </table:table-cell>
          <table:table-cell office:value-type="float" office:value="-75.48419" calcext:value-type="float">
            <text:p>-75.48419</text:p>
          </table:table-cell>
          <table:table-cell office:value-type="float" office:value="-75.489059" calcext:value-type="float">
            <text:p>-75.489059</text:p>
          </table:table-cell>
          <table:table-cell office:value-type="float" office:value="-75.490886" calcext:value-type="float">
            <text:p>-75.490886</text:p>
          </table:table-cell>
          <table:table-cell office:value-type="float" office:value="-75.491184" calcext:value-type="float">
            <text:p>-75.491184</text:p>
          </table:table-cell>
          <table:table-cell office:value-type="float" office:value="-75.491306" calcext:value-type="float">
            <text:p>-75.491306</text:p>
          </table:table-cell>
          <table:table-cell table:number-columns-repeated="4"/>
        </table:table-row>
        <table:table-row table:style-name="ro1">
          <table:table-cell office:value-type="float" office:value="-75.481054" calcext:value-type="float">
            <text:p>-75.481054</text:p>
          </table:table-cell>
          <table:table-cell office:value-type="float" office:value="-75.48487" calcext:value-type="float">
            <text:p>-75.48487</text:p>
          </table:table-cell>
          <table:table-cell office:value-type="float" office:value="-75.489275" calcext:value-type="float">
            <text:p>-75.489275</text:p>
          </table:table-cell>
          <table:table-cell office:value-type="float" office:value="-75.490937" calcext:value-type="float">
            <text:p>-75.490937</text:p>
          </table:table-cell>
          <table:table-cell office:value-type="float" office:value="-75.49122" calcext:value-type="float">
            <text:p>-75.49122</text:p>
          </table:table-cell>
          <table:table-cell office:value-type="float" office:value="-75.491338" calcext:value-type="float">
            <text:p>-75.491338</text:p>
          </table:table-cell>
          <table:table-cell table:number-columns-repeated="4"/>
        </table:table-row>
        <table:table-row table:style-name="ro1">
          <table:table-cell office:value-type="float" office:value="-75.481978" calcext:value-type="float">
            <text:p>-75.481978</text:p>
          </table:table-cell>
          <table:table-cell office:value-type="float" office:value="-75.485474" calcext:value-type="float">
            <text:p>-75.485474</text:p>
          </table:table-cell>
          <table:table-cell office:value-type="float" office:value="-75.489466" calcext:value-type="float">
            <text:p>-75.489466</text:p>
          </table:table-cell>
          <table:table-cell office:value-type="float" office:value="-75.490983" calcext:value-type="float">
            <text:p>-75.490983</text:p>
          </table:table-cell>
          <table:table-cell office:value-type="float" office:value="-75.491253" calcext:value-type="float">
            <text:p>-75.491253</text:p>
          </table:table-cell>
          <table:table-cell office:value-type="float" office:value="-75.491367" calcext:value-type="float">
            <text:p>-75.491367</text:p>
          </table:table-cell>
          <table:table-cell table:number-columns-repeated="4"/>
        </table:table-row>
        <table:table-row table:style-name="ro1">
          <table:table-cell office:value-type="float" office:value="-75.482808" calcext:value-type="float">
            <text:p>-75.482808</text:p>
          </table:table-cell>
          <table:table-cell office:value-type="float" office:value="-75.486011" calcext:value-type="float">
            <text:p>-75.486011</text:p>
          </table:table-cell>
          <table:table-cell office:value-type="float" office:value="-75.489635" calcext:value-type="float">
            <text:p>-75.489635</text:p>
          </table:table-cell>
          <table:table-cell office:value-type="float" office:value="-75.491024" calcext:value-type="float">
            <text:p>-75.491024</text:p>
          </table:table-cell>
          <table:table-cell office:value-type="float" office:value="-75.491282" calcext:value-type="float">
            <text:p>-75.491282</text:p>
          </table:table-cell>
          <table:table-cell office:value-type="float" office:value="-75.491393" calcext:value-type="float">
            <text:p>-75.491393</text:p>
          </table:table-cell>
          <table:table-cell table:number-columns-repeated="4"/>
        </table:table-row>
        <table:table-row table:style-name="ro1">
          <table:table-cell office:value-type="float" office:value="-75.483553" calcext:value-type="float">
            <text:p>-75.483553</text:p>
          </table:table-cell>
          <table:table-cell office:value-type="float" office:value="-75.486487" calcext:value-type="float">
            <text:p>-75.486487</text:p>
          </table:table-cell>
          <table:table-cell office:value-type="float" office:value="-75.489784" calcext:value-type="float">
            <text:p>-75.489784</text:p>
          </table:table-cell>
          <table:table-cell office:value-type="float" office:value="-75.491061" calcext:value-type="float">
            <text:p>-75.491061</text:p>
          </table:table-cell>
          <table:table-cell office:value-type="float" office:value="-75.491308" calcext:value-type="float">
            <text:p>-75.491308</text:p>
          </table:table-cell>
          <table:table-cell office:value-type="float" office:value="-75.491416" calcext:value-type="float">
            <text:p>-75.491416</text:p>
          </table:table-cell>
          <table:table-cell table:number-columns-repeated="4"/>
        </table:table-row>
        <table:table-row table:style-name="ro1">
          <table:table-cell office:value-type="float" office:value="-75.484222" calcext:value-type="float">
            <text:p>-75.484222</text:p>
          </table:table-cell>
          <table:table-cell office:value-type="float" office:value="-75.48691" calcext:value-type="float">
            <text:p>-75.48691</text:p>
          </table:table-cell>
          <table:table-cell office:value-type="float" office:value="-75.489916" calcext:value-type="float">
            <text:p>-75.489916</text:p>
          </table:table-cell>
          <table:table-cell office:value-type="float" office:value="-75.491094" calcext:value-type="float">
            <text:p>-75.491094</text:p>
          </table:table-cell>
          <table:table-cell office:value-type="float" office:value="-75.491332" calcext:value-type="float">
            <text:p>-75.491332</text:p>
          </table:table-cell>
          <table:table-cell office:value-type="float" office:value="-75.491438" calcext:value-type="float">
            <text:p>-75.491438</text:p>
          </table:table-cell>
          <table:table-cell table:number-columns-repeated="4"/>
        </table:table-row>
        <table:table-row table:style-name="ro1">
          <table:table-cell office:value-type="float" office:value="-75.484822" calcext:value-type="float">
            <text:p>-75.484822</text:p>
          </table:table-cell>
          <table:table-cell office:value-type="float" office:value="-75.487286" calcext:value-type="float">
            <text:p>-75.487286</text:p>
          </table:table-cell>
          <table:table-cell office:value-type="float" office:value="-75.490032" calcext:value-type="float">
            <text:p>-75.490032</text:p>
          </table:table-cell>
          <table:table-cell office:value-type="float" office:value="-75.491123" calcext:value-type="float">
            <text:p>-75.491123</text:p>
          </table:table-cell>
          <table:table-cell office:value-type="float" office:value="-75.491353" calcext:value-type="float">
            <text:p>-75.491353</text:p>
          </table:table-cell>
          <table:table-cell office:value-type="float" office:value="-75.491457" calcext:value-type="float">
            <text:p>-75.491457</text:p>
          </table:table-cell>
          <table:table-cell table:number-columns-repeated="4"/>
        </table:table-row>
        <table:table-row table:style-name="ro1">
          <table:table-cell office:value-type="float" office:value="-75.48536" calcext:value-type="float">
            <text:p>-75.48536</text:p>
          </table:table-cell>
          <table:table-cell office:value-type="float" office:value="-75.487619" calcext:value-type="float">
            <text:p>-75.487619</text:p>
          </table:table-cell>
          <table:table-cell office:value-type="float" office:value="-75.490135" calcext:value-type="float">
            <text:p>-75.490135</text:p>
          </table:table-cell>
          <table:table-cell office:value-type="float" office:value="-75.491149" calcext:value-type="float">
            <text:p>-75.491149</text:p>
          </table:table-cell>
          <table:table-cell office:value-type="float" office:value="-75.491372" calcext:value-type="float">
            <text:p>-75.491372</text:p>
          </table:table-cell>
          <table:table-cell office:value-type="float" office:value="-75.491474" calcext:value-type="float">
            <text:p>-75.491474</text:p>
          </table:table-cell>
          <table:table-cell table:number-columns-repeated="4"/>
        </table:table-row>
        <table:table-row table:style-name="ro1">
          <table:table-cell office:value-type="float" office:value="-75.485843" calcext:value-type="float">
            <text:p>-75.485843</text:p>
          </table:table-cell>
          <table:table-cell office:value-type="float" office:value="-75.487914" calcext:value-type="float">
            <text:p>-75.487914</text:p>
          </table:table-cell>
          <table:table-cell office:value-type="float" office:value="-75.490226" calcext:value-type="float">
            <text:p>-75.490226</text:p>
          </table:table-cell>
          <table:table-cell office:value-type="float" office:value="-75.491173" calcext:value-type="float">
            <text:p>-75.491173</text:p>
          </table:table-cell>
          <table:table-cell office:value-type="float" office:value="-75.49139" calcext:value-type="float">
            <text:p>-75.49139</text:p>
          </table:table-cell>
          <table:table-cell office:value-type="float" office:value="-75.491489" calcext:value-type="float">
            <text:p>-75.491489</text:p>
          </table:table-cell>
          <table:table-cell table:number-columns-repeated="4"/>
        </table:table-row>
        <table:table-row table:style-name="ro1">
          <table:table-cell office:value-type="float" office:value="-75.486275" calcext:value-type="float">
            <text:p>-75.486275</text:p>
          </table:table-cell>
          <table:table-cell office:value-type="float" office:value="-75.488176" calcext:value-type="float">
            <text:p>-75.488176</text:p>
          </table:table-cell>
          <table:table-cell office:value-type="float" office:value="-75.490306" calcext:value-type="float">
            <text:p>-75.490306</text:p>
          </table:table-cell>
          <table:table-cell office:value-type="float" office:value="-75.491194" calcext:value-type="float">
            <text:p>-75.491194</text:p>
          </table:table-cell>
          <table:table-cell office:value-type="float" office:value="-75.491405" calcext:value-type="float">
            <text:p>-75.491405</text:p>
          </table:table-cell>
          <table:table-cell office:value-type="float" office:value="-75.491503" calcext:value-type="float">
            <text:p>-75.491503</text:p>
          </table:table-cell>
          <table:table-cell table:number-columns-repeated="4"/>
        </table:table-row>
        <table:table-row table:style-name="ro1">
          <table:table-cell office:value-type="float" office:value="-75.486662" calcext:value-type="float">
            <text:p>-75.486662</text:p>
          </table:table-cell>
          <table:table-cell office:value-type="float" office:value="-75.488408" calcext:value-type="float">
            <text:p>-75.488408</text:p>
          </table:table-cell>
          <table:table-cell office:value-type="float" office:value="-75.490376" calcext:value-type="float">
            <text:p>-75.490376</text:p>
          </table:table-cell>
          <table:table-cell office:value-type="float" office:value="-75.491213" calcext:value-type="float">
            <text:p>-75.491213</text:p>
          </table:table-cell>
          <table:table-cell office:value-type="float" office:value="-75.491419" calcext:value-type="float">
            <text:p>-75.491419</text:p>
          </table:table-cell>
          <table:table-cell office:value-type="float" office:value="-75.491516" calcext:value-type="float">
            <text:p>-75.491516</text:p>
          </table:table-cell>
          <table:table-cell table:number-columns-repeated="4"/>
        </table:table-row>
        <table:table-row table:style-name="ro1">
          <table:table-cell office:value-type="float" office:value="-75.487008" calcext:value-type="float">
            <text:p>-75.487008</text:p>
          </table:table-cell>
          <table:table-cell office:value-type="float" office:value="-75.488614" calcext:value-type="float">
            <text:p>-75.488614</text:p>
          </table:table-cell>
          <table:table-cell office:value-type="float" office:value="-75.490439" calcext:value-type="float">
            <text:p>-75.490439</text:p>
          </table:table-cell>
          <table:table-cell office:value-type="float" office:value="-75.491229" calcext:value-type="float">
            <text:p>-75.491229</text:p>
          </table:table-cell>
          <table:table-cell office:value-type="float" office:value="-75.491431" calcext:value-type="float">
            <text:p>-75.491431</text:p>
          </table:table-cell>
          <table:table-cell office:value-type="float" office:value="-75.491527" calcext:value-type="float">
            <text:p>-75.491527</text:p>
          </table:table-cell>
          <table:table-cell table:number-columns-repeated="4"/>
        </table:table-row>
        <table:table-row table:style-name="ro1">
          <table:table-cell office:value-type="float" office:value="-75.487318" calcext:value-type="float">
            <text:p>-75.487318</text:p>
          </table:table-cell>
          <table:table-cell office:value-type="float" office:value="-75.488795" calcext:value-type="float">
            <text:p>-75.488795</text:p>
          </table:table-cell>
          <table:table-cell office:value-type="float" office:value="-75.490493" calcext:value-type="float">
            <text:p>-75.490493</text:p>
          </table:table-cell>
          <table:table-cell office:value-type="float" office:value="-75.491244" calcext:value-type="float">
            <text:p>-75.491244</text:p>
          </table:table-cell>
          <table:table-cell office:value-type="float" office:value="-75.491442" calcext:value-type="float">
            <text:p>-75.491442</text:p>
          </table:table-cell>
          <table:table-cell office:value-type="float" office:value="-75.491537" calcext:value-type="float">
            <text:p>-75.491537</text:p>
          </table:table-cell>
          <table:table-cell table:number-columns-repeated="4"/>
        </table:table-row>
        <table:table-row table:style-name="ro1">
          <table:table-cell office:value-type="float" office:value="-75.487593" calcext:value-type="float">
            <text:p>-75.487593</text:p>
          </table:table-cell>
          <table:table-cell office:value-type="float" office:value="-75.488956" calcext:value-type="float">
            <text:p>-75.488956</text:p>
          </table:table-cell>
          <table:table-cell office:value-type="float" office:value="-75.490542" calcext:value-type="float">
            <text:p>-75.490542</text:p>
          </table:table-cell>
          <table:table-cell office:value-type="float" office:value="-75.491257" calcext:value-type="float">
            <text:p>-75.491257</text:p>
          </table:table-cell>
          <table:table-cell office:value-type="float" office:value="-75.491452" calcext:value-type="float">
            <text:p>-75.491452</text:p>
          </table:table-cell>
          <table:table-cell office:value-type="float" office:value="-75.491546" calcext:value-type="float">
            <text:p>-75.491546</text:p>
          </table:table-cell>
          <table:table-cell table:number-columns-repeated="4"/>
        </table:table-row>
        <table:table-row table:style-name="ro1">
          <table:table-cell office:value-type="float" office:value="-75.487838" calcext:value-type="float">
            <text:p>-75.487838</text:p>
          </table:table-cell>
          <table:table-cell office:value-type="float" office:value="-75.489097" calcext:value-type="float">
            <text:p>-75.489097</text:p>
          </table:table-cell>
          <table:table-cell office:value-type="float" office:value="-75.490584" calcext:value-type="float">
            <text:p>-75.490584</text:p>
          </table:table-cell>
          <table:table-cell office:value-type="float" office:value="-75.491269" calcext:value-type="float">
            <text:p>-75.491269</text:p>
          </table:table-cell>
          <table:table-cell office:value-type="float" office:value="-75.491461" calcext:value-type="float">
            <text:p>-75.491461</text:p>
          </table:table-cell>
          <table:table-cell office:value-type="float" office:value="-75.491554" calcext:value-type="float">
            <text:p>-75.491554</text:p>
          </table:table-cell>
          <table:table-cell table:number-columns-repeated="4"/>
        </table:table-row>
        <table:table-row table:style-name="ro1">
          <table:table-cell office:value-type="float" office:value="-75.488056" calcext:value-type="float">
            <text:p>-75.488056</text:p>
          </table:table-cell>
          <table:table-cell office:value-type="float" office:value="-75.489221" calcext:value-type="float">
            <text:p>-75.489221</text:p>
          </table:table-cell>
          <table:table-cell office:value-type="float" office:value="-75.490621" calcext:value-type="float">
            <text:p>-75.490621</text:p>
          </table:table-cell>
          <table:table-cell office:value-type="float" office:value="-75.491279" calcext:value-type="float">
            <text:p>-75.491279</text:p>
          </table:table-cell>
          <table:table-cell office:value-type="float" office:value="-75.491469" calcext:value-type="float">
            <text:p>-75.491469</text:p>
          </table:table-cell>
          <table:table-cell office:value-type="float" office:value="-75.491561" calcext:value-type="float">
            <text:p>-75.491561</text:p>
          </table:table-cell>
          <table:table-cell table:number-columns-repeated="4"/>
        </table:table-row>
        <table:table-row table:style-name="ro1">
          <table:table-cell office:value-type="float" office:value="-75.488248" calcext:value-type="float">
            <text:p>-75.488248</text:p>
          </table:table-cell>
          <table:table-cell office:value-type="float" office:value="-75.48933" calcext:value-type="float">
            <text:p>-75.48933</text:p>
          </table:table-cell>
          <table:table-cell office:value-type="float" office:value="-75.490653" calcext:value-type="float">
            <text:p>-75.490653</text:p>
          </table:table-cell>
          <table:table-cell office:value-type="float" office:value="-75.491289" calcext:value-type="float">
            <text:p>-75.491289</text:p>
          </table:table-cell>
          <table:table-cell office:value-type="float" office:value="-75.491476" calcext:value-type="float">
            <text:p>-75.491476</text:p>
          </table:table-cell>
          <table:table-cell office:value-type="float" office:value="-75.491567" calcext:value-type="float">
            <text:p>-75.491567</text:p>
          </table:table-cell>
          <table:table-cell table:number-columns-repeated="4"/>
        </table:table-row>
        <table:table-row table:style-name="ro1">
          <table:table-cell office:value-type="float" office:value="-75.488418" calcext:value-type="float">
            <text:p>-75.488418</text:p>
          </table:table-cell>
          <table:table-cell office:value-type="float" office:value="-75.489425" calcext:value-type="float">
            <text:p>-75.489425</text:p>
          </table:table-cell>
          <table:table-cell office:value-type="float" office:value="-75.490681" calcext:value-type="float">
            <text:p>-75.490681</text:p>
          </table:table-cell>
          <table:table-cell office:value-type="float" office:value="-75.491297" calcext:value-type="float">
            <text:p>-75.491297</text:p>
          </table:table-cell>
          <table:table-cell office:value-type="float" office:value="-75.491482" calcext:value-type="float">
            <text:p>-75.491482</text:p>
          </table:table-cell>
          <table:table-cell office:value-type="float" office:value="-75.491572" calcext:value-type="float">
            <text:p>-75.491572</text:p>
          </table:table-cell>
          <table:table-cell table:number-columns-repeated="4"/>
        </table:table-row>
        <table:table-row table:style-name="ro1">
          <table:table-cell office:value-type="float" office:value="-75.488567" calcext:value-type="float">
            <text:p>-75.488567</text:p>
          </table:table-cell>
          <table:table-cell office:value-type="float" office:value="-75.489508" calcext:value-type="float">
            <text:p>-75.489508</text:p>
          </table:table-cell>
          <table:table-cell office:value-type="float" office:value="-75.490706" calcext:value-type="float">
            <text:p>-75.490706</text:p>
          </table:table-cell>
          <table:table-cell office:value-type="float" office:value="-75.491304" calcext:value-type="float">
            <text:p>-75.491304</text:p>
          </table:table-cell>
          <table:table-cell office:value-type="float" office:value="-75.491487" calcext:value-type="float">
            <text:p>-75.491487</text:p>
          </table:table-cell>
          <table:table-cell office:value-type="float" office:value="-75.491577" calcext:value-type="float">
            <text:p>-75.491577</text:p>
          </table:table-cell>
          <table:table-cell table:number-columns-repeated="4"/>
        </table:table-row>
        <table:table-row table:style-name="ro1">
          <table:table-cell office:value-type="float" office:value="-75.488696" calcext:value-type="float">
            <text:p>-75.488696</text:p>
          </table:table-cell>
          <table:table-cell office:value-type="float" office:value="-75.48958" calcext:value-type="float">
            <text:p>-75.48958</text:p>
          </table:table-cell>
          <table:table-cell office:value-type="float" office:value="-75.490727" calcext:value-type="float">
            <text:p>-75.490727</text:p>
          </table:table-cell>
          <table:table-cell office:value-type="float" office:value="-75.49131" calcext:value-type="float">
            <text:p>-75.49131</text:p>
          </table:table-cell>
          <table:table-cell office:value-type="float" office:value="-75.491492" calcext:value-type="float">
            <text:p>-75.491492</text:p>
          </table:table-cell>
          <table:table-cell office:value-type="float" office:value="-75.491581" calcext:value-type="float">
            <text:p>-75.491581</text:p>
          </table:table-cell>
          <table:table-cell table:number-columns-repeated="4"/>
        </table:table-row>
        <table:table-row table:style-name="ro1">
          <table:table-cell office:value-type="float" office:value="-75.488807" calcext:value-type="float">
            <text:p>-75.488807</text:p>
          </table:table-cell>
          <table:table-cell office:value-type="float" office:value="-75.489641" calcext:value-type="float">
            <text:p>-75.489641</text:p>
          </table:table-cell>
          <table:table-cell office:value-type="float" office:value="-75.490745" calcext:value-type="float">
            <text:p>-75.490745</text:p>
          </table:table-cell>
          <table:table-cell office:value-type="float" office:value="-75.491315" calcext:value-type="float">
            <text:p>-75.491315</text:p>
          </table:table-cell>
          <table:table-cell office:value-type="float" office:value="-75.491496" calcext:value-type="float">
            <text:p>-75.491496</text:p>
          </table:table-cell>
          <table:table-cell office:value-type="float" office:value="-75.491585" calcext:value-type="float">
            <text:p>-75.491585</text:p>
          </table:table-cell>
          <table:table-cell table:number-columns-repeated="4"/>
        </table:table-row>
        <table:table-row table:style-name="ro1">
          <table:table-cell office:value-type="float" office:value="-75.488902" calcext:value-type="float">
            <text:p>-75.488902</text:p>
          </table:table-cell>
          <table:table-cell office:value-type="float" office:value="-75.489693" calcext:value-type="float">
            <text:p>-75.489693</text:p>
          </table:table-cell>
          <table:table-cell office:value-type="float" office:value="-75.49076" calcext:value-type="float">
            <text:p>-75.49076</text:p>
          </table:table-cell>
          <table:table-cell office:value-type="float" office:value="-75.491319" calcext:value-type="float">
            <text:p>-75.491319</text:p>
          </table:table-cell>
          <table:table-cell office:value-type="float" office:value="-75.491499" calcext:value-type="float">
            <text:p>-75.491499</text:p>
          </table:table-cell>
          <table:table-cell office:value-type="float" office:value="-75.491588" calcext:value-type="float">
            <text:p>-75.491588</text:p>
          </table:table-cell>
          <table:table-cell table:number-columns-repeated="4"/>
        </table:table-row>
        <table:table-row table:style-name="ro1">
          <table:table-cell office:value-type="float" office:value="-75.488982" calcext:value-type="float">
            <text:p>-75.488982</text:p>
          </table:table-cell>
          <table:table-cell office:value-type="float" office:value="-75.489736" calcext:value-type="float">
            <text:p>-75.489736</text:p>
          </table:table-cell>
          <table:table-cell office:value-type="float" office:value="-75.490773" calcext:value-type="float">
            <text:p>-75.490773</text:p>
          </table:table-cell>
          <table:table-cell office:value-type="float" office:value="-75.491323" calcext:value-type="float">
            <text:p>-75.491323</text:p>
          </table:table-cell>
          <table:table-cell office:value-type="float" office:value="-75.491502" calcext:value-type="float">
            <text:p>-75.491502</text:p>
          </table:table-cell>
          <table:table-cell office:value-type="float" office:value="-75.491591" calcext:value-type="float">
            <text:p>-75.491591</text:p>
          </table:table-cell>
          <table:table-cell table:number-columns-repeated="4"/>
        </table:table-row>
        <table:table-row table:style-name="ro1">
          <table:table-cell office:value-type="float" office:value="-75.489046" calcext:value-type="float">
            <text:p>-75.489046</text:p>
          </table:table-cell>
          <table:table-cell office:value-type="float" office:value="-75.489771" calcext:value-type="float">
            <text:p>-75.489771</text:p>
          </table:table-cell>
          <table:table-cell office:value-type="float" office:value="-75.490783" calcext:value-type="float">
            <text:p>-75.490783</text:p>
          </table:table-cell>
          <table:table-cell office:value-type="float" office:value="-75.491326" calcext:value-type="float">
            <text:p>-75.491326</text:p>
          </table:table-cell>
          <table:table-cell office:value-type="float" office:value="-75.491505" calcext:value-type="float">
            <text:p>-75.491505</text:p>
          </table:table-cell>
          <table:table-cell office:value-type="float" office:value="-75.491593" calcext:value-type="float">
            <text:p>-75.491593</text:p>
          </table:table-cell>
          <table:table-cell table:number-columns-repeated="4"/>
        </table:table-row>
        <table:table-row table:style-name="ro1">
          <table:table-cell office:value-type="float" office:value="-75.489098" calcext:value-type="float">
            <text:p>-75.489098</text:p>
          </table:table-cell>
          <table:table-cell office:value-type="float" office:value="-75.489798" calcext:value-type="float">
            <text:p>-75.489798</text:p>
          </table:table-cell>
          <table:table-cell office:value-type="float" office:value="-75.490791" calcext:value-type="float">
            <text:p>-75.490791</text:p>
          </table:table-cell>
          <table:table-cell office:value-type="float" office:value="-75.491329" calcext:value-type="float">
            <text:p>-75.491329</text:p>
          </table:table-cell>
          <table:table-cell office:value-type="float" office:value="-75.491507" calcext:value-type="float">
            <text:p>-75.491507</text:p>
          </table:table-cell>
          <table:table-cell office:value-type="float" office:value="-75.491595" calcext:value-type="float">
            <text:p>-75.491595</text:p>
          </table:table-cell>
          <table:table-cell table:number-columns-repeated="4"/>
        </table:table-row>
        <table:table-row table:style-name="ro1">
          <table:table-cell office:value-type="float" office:value="-75.489135" calcext:value-type="float">
            <text:p>-75.489135</text:p>
          </table:table-cell>
          <table:table-cell office:value-type="float" office:value="-75.489819" calcext:value-type="float">
            <text:p>-75.489819</text:p>
          </table:table-cell>
          <table:table-cell office:value-type="float" office:value="-75.490797" calcext:value-type="float">
            <text:p>-75.490797</text:p>
          </table:table-cell>
          <table:table-cell office:value-type="float" office:value="-75.49133" calcext:value-type="float">
            <text:p>-75.49133</text:p>
          </table:table-cell>
          <table:table-cell office:value-type="float" office:value="-75.491508" calcext:value-type="float">
            <text:p>-75.491508</text:p>
          </table:table-cell>
          <table:table-cell office:value-type="float" office:value="-75.491596" calcext:value-type="float">
            <text:p>-75.491596</text:p>
          </table:table-cell>
          <table:table-cell table:number-columns-repeated="4"/>
        </table:table-row>
        <table:table-row table:style-name="ro1">
          <table:table-cell office:value-type="float" office:value="-75.48916" calcext:value-type="float">
            <text:p>-75.48916</text:p>
          </table:table-cell>
          <table:table-cell office:value-type="float" office:value="-75.489832" calcext:value-type="float">
            <text:p>-75.489832</text:p>
          </table:table-cell>
          <table:table-cell office:value-type="float" office:value="-75.490801" calcext:value-type="float">
            <text:p>-75.490801</text:p>
          </table:table-cell>
          <table:table-cell office:value-type="float" office:value="-75.491332" calcext:value-type="float">
            <text:p>-75.491332</text:p>
          </table:table-cell>
          <table:table-cell office:value-type="float" office:value="-75.491509" calcext:value-type="float">
            <text:p>-75.491509</text:p>
          </table:table-cell>
          <table:table-cell office:value-type="float" office:value="-75.491597" calcext:value-type="float">
            <text:p>-75.491597</text:p>
          </table:table-cell>
          <table:table-cell table:number-columns-repeated="4"/>
        </table:table-row>
        <table:table-row table:style-name="ro1">
          <table:table-cell office:value-type="float" office:value="-75.489173" calcext:value-type="float">
            <text:p>-75.489173</text:p>
          </table:table-cell>
          <table:table-cell office:value-type="float" office:value="-75.489839" calcext:value-type="float">
            <text:p>-75.489839</text:p>
          </table:table-cell>
          <table:table-cell office:value-type="float" office:value="-75.490802" calcext:value-type="float">
            <text:p>-75.490802</text:p>
          </table:table-cell>
          <table:table-cell office:value-type="float" office:value="-75.491332" calcext:value-type="float">
            <text:p>-75.491332</text:p>
          </table:table-cell>
          <table:table-cell office:value-type="float" office:value="-75.491509" calcext:value-type="float">
            <text:p>-75.491509</text:p>
          </table:table-cell>
          <table:table-cell office:value-type="float" office:value="-75.491597" calcext:value-type="float">
            <text:p>-75.491597</text:p>
          </table:table-cell>
          <table:table-cell table:number-columns-repeated="4"/>
        </table:table-row>
        <table:table-row table:style-name="ro1">
          <table:table-cell office:value-type="float" office:value="-75.489173" calcext:value-type="float">
            <text:p>-75.489173</text:p>
          </table:table-cell>
          <table:table-cell office:value-type="float" office:value="-75.489839" calcext:value-type="float">
            <text:p>-75.489839</text:p>
          </table:table-cell>
          <table:table-cell office:value-type="float" office:value="-75.490802" calcext:value-type="float">
            <text:p>-75.490802</text:p>
          </table:table-cell>
          <table:table-cell office:value-type="float" office:value="-75.491332" calcext:value-type="float">
            <text:p>-75.491332</text:p>
          </table:table-cell>
          <table:table-cell office:value-type="float" office:value="-75.491509" calcext:value-type="float">
            <text:p>-75.491509</text:p>
          </table:table-cell>
          <table:table-cell office:value-type="float" office:value="-75.491597" calcext:value-type="float">
            <text:p>-75.49159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4:32:37.049606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4:44:37.461270058</dc:date>
    <meta:editing-duration>PT4H48M53S</meta:editing-duration>
    <meta:editing-cycles>40</meta:editing-cycles>
    <meta:generator>LibreOffice/5.1.6.2$Linux_X86_64 LibreOffice_project/10m0$Build-2</meta:generator>
    <meta:document-statistic meta:table-count="3" meta:cell-count="206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style:font-style-name="Regular" fo:font-size="36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width="0.102cm" svg:stroke-color="#314004"/>
      <style:text-properties fo:font-size="28pt" fo:font-weight="bold" style:font-size-asian="10pt" style:font-size-complex="10pt"/>
    </style:style>
    <style:style style:name="ch5" style:family="chart">
      <style:chart-properties style:rotation-angle="0"/>
      <style:text-properties fo:font-size="36pt" style:font-size-asian="9pt" style:font-size-complex="9pt"/>
    </style:style>
    <style:style style:name="ch6" style:family="chart">
      <style:chart-properties style:rotation-angle="90"/>
      <style:text-properties fo:font-size="36pt" style:font-size-asian="9pt" style:font-size-complex="9pt"/>
    </style:style>
    <style:style style:name="ch7" style:family="chart">
      <style:graphic-properties svg:stroke-width="0.102cm" svg:stroke-color="#b3b3b3"/>
    </style:style>
    <style:style style:name="ch8" style:family="chart" style:data-style-name="N0">
      <style:chart-properties chart:symbol-type="named-symbol" chart:symbol-name="arrow-up" chart:symbol-width="0.5cm" chart:symbol-height="0.5cm" chart:link-data-style-to-source="true"/>
      <style:graphic-properties svg:stroke-width="0.254cm" svg:stroke-color="#579d1c" draw:fill-color="#579d1c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arrow-up" chart:symbol-width="0.5cm" chart:symbol-height="0.5cm"/>
    </style:style>
    <style:style style:name="ch10" style:family="chart">
      <style:chart-properties chart:solid-type="cuboid" chart:symbol-type="named-symbol" chart:symbol-name="arrow-up" chart:symbol-width="0.6cm" chart:symbol-height="0.6cm"/>
    </style:style>
    <style:style style:name="ch11" style:family="chart" style:data-style-name="N0">
      <style:chart-properties chart:symbol-type="named-symbol" chart:symbol-name="square" chart:symbol-width="0.5cm" chart:symbol-height="0.5cm" chart:link-data-style-to-source="true"/>
      <style:graphic-properties svg:stroke-width="0.254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254cm" svg:stroke-color="#579d1c" draw:fill-color="#579d1c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symbol-type="none" chart:link-data-style-to-source="true"/>
      <style:graphic-properties draw:stroke="dash" draw:stroke-dash="Fine_20_Dashed" svg:stroke-width="0.254cm" svg:stroke-color="#004586" draw:fill-color="#004586" dr3d:edge-rounding="5%"/>
      <style:text-properties fo:font-size="10pt" style:font-size-asian="10pt" style:font-size-complex="10pt"/>
    </style:style>
    <style:style style:name="ch15" style:family="chart">
      <style:graphic-properties draw:stroke="solid" svg:stroke-width="0.102cm" svg:stroke-color="#314004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671cm" svg:height="25.401cm" xlink:href=".." xlink:type="simple" chart:class="chart:scatter" chart:column-mapping="0 1" chart:style-name="ch1">
        <chart:legend svg:x="5.856cm" svg:y="0.352cm" style:legend-expansion="custom" chartooo:width="20.29cm" chartooo:height="2.91cm" style:legend-expansion-aspect-ratio="6.97250859106529" chart:style-name="ch2"/>
        <chart:plot-area chart:style-name="ch3" table:cell-range-address="ImplicitEuler.H3:ImplicitEuler.I6 ImplicitEuler.I1:ImplicitEuler.J1 'OutVm-CN'.G1:'OutVm-CN'.H5 ImplicitEuler.J2:ImplicitEuler.J7" chart:data-source-has-labels="row" svg:x="2.315cm" svg:y="2.814cm" svg:width="23.996cm" svg:height="20.315cm">
          <chartooo:coordinate-region svg:x="5.61cm" svg:y="3.371cm" svg:width="20.422cm" svg:height="18.396cm"/>
          <chart:axis chart:dimension="x" chart:name="primary-x" chart:style-name="ch4">
            <chart:title svg:x="10.316cm" svg:y="23.236cm" chart:style-name="ch5">
              <text:p>Time step, Δt (ms)</text:p>
            </chart:title>
          </chart:axis>
          <chart:axis chart:dimension="y" chart:name="primary-y" chart:style-name="ch4">
            <chart:title svg:x="0.001cm" svg:y="21.577cm" chart:style-name="ch6">
              <text:p>Relative error of the peak Vm (V)</text:p>
            </chart:title>
            <chart:grid chart:style-name="ch7" chart:class="major"/>
          </chart:axis>
          <chart:series chart:style-name="ch8" chart:values-cell-range-address="ImplicitEuler.I3:ImplicitEuler.I6" chart:label-cell-address="ImplicitEuler.I1:ImplicitEuler.I1" chart:class="chart:scatter">
            <chart:domain table:cell-range-address="ImplicitEuler.H3:ImplicitEuler.H6"/>
            <chart:data-point chart:style-name="ch9"/>
            <chart:data-point/>
            <chart:data-point chart:style-name="ch10"/>
            <chart:data-point/>
          </chart:series>
          <chart:series chart:style-name="ch11" chart:values-cell-range-address="'OutVm-CN'.G2:'OutVm-CN'.G5" chart:label-cell-address="'OutVm-CN'.G1:'OutVm-CN'.G1" chart:class="chart:scatter">
            <chart:domain table:cell-range-address="'OutVm-CN'.F2:'OutVm-CN'.F5"/>
            <chart:data-point chart:repeated="4"/>
          </chart:series>
          <chart:series chart:style-name="ch12" chart:values-cell-range-address="ImplicitEuler.J2:ImplicitEuler.J7" chart:label-cell-address="ImplicitEuler.J1:ImplicitEuler.J1" chart:class="chart:scatter">
            <chart:domain table:cell-range-address="ImplicitEuler.H2:ImplicitEuler.H7"/>
            <chart:data-point chart:style-name="ch13" chart:repeated="2"/>
            <chart:data-point chart:repeated="4"/>
          </chart:series>
          <chart:series chart:style-name="ch14" chart:values-cell-range-address="'OutVm-CN'.H2:'OutVm-CN'.H5" chart:label-cell-address="'OutVm-CN'.H1:'OutVm-CN'.H1" chart:class="chart:scatter">
            <chart:domain table:cell-range-address="'OutVm-CN'.F2:'OutVm-CN'.F5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Implicit Euler</text:p>
                <draw:g>
                  <svg:desc>ImplicitEuler.I1:ImplicitEuler.I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rank-Nicolson</text:p>
                <draw:g>
                  <svg:desc>'OutVm-CN'.G1:'OutVm-CN'.G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slope 1</text:p>
                <draw:g>
                  <svg:desc>ImplicitEuler.J1:ImplicitEuler.J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slope 2</text:p>
                <draw:g>
                  <svg:desc>'OutVm-CN'.H1:'OutVm-CN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ImplicitEuler.H3:ImplicitEuler.H6</svg:desc>
                </draw:g>
              </table:table-cell>
              <table:table-cell office:value-type="float" office:value="0.128393290140564">
                <text:p>0.128393290140564</text:p>
                <draw:g>
                  <svg:desc>ImplicitEuler.I3:ImplicitEuler.I6</svg:desc>
                </draw:g>
              </table:table-cell>
              <table:table-cell office:value-type="float" office:value="0.2">
                <text:p>0.2</text:p>
                <draw:g>
                  <svg:desc>'OutVm-CN'.F2:'OutVm-CN'.F5</svg:desc>
                </draw:g>
              </table:table-cell>
              <table:table-cell office:value-type="float" office:value="NaN">
                <text:p>NaN</text:p>
                <draw:g>
                  <svg:desc>'OutVm-CN'.G2:'OutVm-CN'.G5</svg:desc>
                </draw:g>
              </table:table-cell>
              <table:table-cell office:value-type="float" office:value="0.2">
                <text:p>0.2</text:p>
                <draw:g>
                  <svg:desc>ImplicitEuler.H2:ImplicitEuler.H7</svg:desc>
                </draw:g>
              </table:table-cell>
              <table:table-cell office:value-type="float" office:value="0.1">
                <text:p>0.1</text:p>
                <draw:g>
                  <svg:desc>ImplicitEuler.J2:ImplicitEuler.J7</svg:desc>
                </draw:g>
              </table:table-cell>
              <table:table-cell office:value-type="float" office:value="0.2">
                <text:p>0.2</text:p>
                <draw:g>
                  <svg:desc>'OutVm-CN'.F2:'OutVm-CN'.F5</svg:desc>
                </draw:g>
              </table:table-cell>
              <table:table-cell office:value-type="float" office:value="0.01">
                <text:p>0.01</text:p>
                <draw:g>
                  <svg:desc>'OutVm-CN'.H2:'OutVm-CN'.H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582419064215039">
                <text:p>0.0582419064215039</text:p>
              </table:table-cell>
              <table:table-cell office:value-type="float" office:value="0.1">
                <text:p>0.1</text:p>
              </table:table-cell>
              <table:table-cell office:value-type="float" office:value="0.0122071943">
                <text:p>0.0122071943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0.0272306982330379">
                <text:p>0.0272306982330379</text:p>
              </table:table-cell>
              <table:table-cell office:value-type="float" office:value="0.05">
                <text:p>0.05</text:p>
              </table:table-cell>
              <table:table-cell office:value-type="float" office:value="0.002636529">
                <text:p>0.002636529</text:p>
              </table:table-cell>
              <table:table-cell office:value-type="float" office:value="0.05">
                <text:p>0.05</text:p>
              </table:table-cell>
              <table:table-cell office:value-type="float" office:value="0.025">
                <text:p>0.025</text:p>
              </table:table-cell>
              <table:table-cell office:value-type="float" office:value="0.05">
                <text:p>0.05</text:p>
              </table:table-cell>
              <table:table-cell office:value-type="float" office:value="0.000625">
                <text:p>0.00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0.0112050882464701">
                <text:p>0.0112050882464701</text:p>
              </table:table-cell>
              <table:table-cell office:value-type="float" office:value="0.025">
                <text:p>0.025</text:p>
              </table:table-cell>
              <table:table-cell office:value-type="float" office:value="0.0007481757">
                <text:p>0.0007481757</text:p>
              </table:table-cell>
              <table:table-cell office:value-type="float" office:value="0.025">
                <text:p>0.025</text:p>
              </table:table-cell>
              <table:table-cell office:value-type="float" office:value="0.0125">
                <text:p>0.0125</text:p>
              </table:table-cell>
              <table:table-cell office:value-type="float" office:value="0.025">
                <text:p>0.025</text:p>
              </table:table-cell>
              <table:table-cell office:value-type="float" office:value="0.00015625">
                <text:p>0.00015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">
                <text:p>0.005</text:p>
              </table:table-cell>
              <table:table-cell office:value-type="float" office:value="0.0025">
                <text:p>0.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